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791">
            <text:p>791</text:p>
          </table:table-cell>
          <table:table-cell office:value-type="string">
            <text:p>soon</text:p>
          </table:table-cell>
          <table:table-cell office:value-type="string">
            <text:p>be zudi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during</text:p>
          </table:table-cell>
          <table:table-cell office:value-type="string">
            <text:p>dar tul‐e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since</text:p>
          </table:table-cell>
          <table:table-cell office:value-type="string">
            <text:p>az vaqt‐i ke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with; by</text:p>
          </table:table-cell>
          <table:table-cell office:value-type="string">
            <text:p>bā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this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that; who</text:p>
          </table:table-cell>
          <table:table-cell office:value-type="string">
            <text:p>ke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and</text:p>
          </table:table-cell>
          <table:table-cell office:value-type="string">
            <text:p>va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study; learn</text:p>
          </table:table-cell>
          <table:table-cell office:value-type="string">
            <text:p>dars xāndan (xān)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I; me; my</text:p>
          </table:table-cell>
          <table:table-cell office:value-type="string">
            <text:p>man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a; one; an</text:p>
          </table:table-cell>
          <table:table-cell office:value-type="string">
            <text:p>yek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he; she; his; her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for</text:p>
          </table:table-cell>
          <table:table-cell office:value-type="string">
            <text:p>barā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till; until; piece; so that</text:p>
          </table:table-cell>
          <table:table-cell office:value-type="string">
            <text:p>tā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what; what for</text:p>
          </table:table-cell>
          <table:table-cell office:value-type="string">
            <text:p>ce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Iranian</text:p>
          </table:table-cell>
          <table:table-cell office:value-type="string">
            <text:p>irāni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do; make</text:p>
          </table:table-cell>
          <table:table-cell office:value-type="string">
            <text:p>kardan (kon)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name</text:p>
          </table:table-cell>
          <table:table-cell office:value-type="string">
            <text:p>esm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those; they</text:p>
          </table:table-cell>
          <table:table-cell office:value-type="string">
            <text:p>ānhā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that; moment</text:p>
          </table:table-cell>
          <table:table-cell office:value-type="string">
            <text:p>ān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too; likewise</text:p>
          </table:table-cell>
          <table:table-cell office:value-type="string">
            <text:p>ham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on</text:p>
          </table:table-cell>
          <table:table-cell office:value-type="string">
            <text:p>bar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time; hour; watch</text:p>
          </table:table-cell>
          <table:table-cell office:value-type="string">
            <text:p>sāat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book</text:p>
          </table:table-cell>
          <table:table-cell office:value-type="string">
            <text:p>ketāb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everal; some; few; how many</text:p>
          </table:table-cell>
          <table:table-cell office:value-type="string">
            <text:p>cand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dialogue; conversation; talk;</text:p>
          </table:table-cell>
          <table:table-cell office:value-type="string">
            <text:p>goftogu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you; your</text:p>
          </table:table-cell>
          <table:table-cell office:value-type="string">
            <text:p>šomā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you; your</text:p>
          </table:table-cell>
          <table:table-cell office:value-type="string">
            <text:p>to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ood</text:p>
          </table:table-cell>
          <table:table-cell office:value-type="string">
            <text:p>hā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ll</text:p>
          </table:table-cell>
          <table:table-cell office:value-type="string">
            <text:p>por kardan (kon) 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year</text:p>
          </table:table-cell>
          <table:table-cell office:value-type="string">
            <text:p>sāl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riend</text:p>
          </table:table-cell>
          <table:table-cell office:value-type="string">
            <text:p>dust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we; us; our</text:p>
          </table:table-cell>
          <table:table-cell office:value-type="string">
            <text:p>mā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last; past; ago; previous</text:p>
          </table:table-cell>
          <table:table-cell office:value-type="string">
            <text:p>gozašte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or; either</text:p>
          </table:table-cell>
          <table:table-cell office:value-type="string">
            <text:p>yā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empty</text:p>
          </table:table-cell>
          <table:table-cell office:value-type="string">
            <text:p>xāli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ork; job</text:p>
          </table:table-cell>
          <table:table-cell office:value-type="string">
            <text:p>kār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ot only</text:p>
          </table:table-cell>
          <table:table-cell office:value-type="string">
            <text:p>na tanhā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text; context</text:p>
          </table:table-cell>
          <table:table-cell office:value-type="string">
            <text:p>matn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where</text:p>
          </table:table-cell>
          <table:table-cell office:value-type="string">
            <text:p>kojā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good; well</text:p>
          </table:table-cell>
          <table:table-cell office:value-type="string">
            <text:p>xub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top; up</text:p>
          </table:table-cell>
          <table:table-cell office:value-type="string">
            <text:p>bālā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ir; gentleman</text:p>
          </table:table-cell>
          <table:table-cell office:value-type="string">
            <text:p>āqā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what</text:p>
          </table:table-cell>
          <table:table-cell office:value-type="string">
            <text:p>ci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home; house</text:p>
          </table:table-cell>
          <table:table-cell office:value-type="string">
            <text:p>xāne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in; inside</text:p>
          </table:table-cell>
          <table:table-cell office:value-type="string">
            <text:p>tu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ame; reputation</text:p>
          </table:table-cell>
          <table:table-cell office:value-type="string">
            <text:p>nām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wo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language; tongue</text:p>
          </table:table-cell>
          <table:table-cell office:value-type="string">
            <text:p>zabān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elf; own; oneself</text:p>
          </table:table-cell>
          <table:table-cell office:value-type="string">
            <text:p>xod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efore</text:p>
          </table:table-cell>
          <table:table-cell office:value-type="string">
            <text:p>piš az In ke 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e; being located; have an appointment</text:p>
          </table:table-cell>
          <table:table-cell office:value-type="string">
            <text:p>qarār dāštan (dār) 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ather</text:p>
          </table:table-cell>
          <table:table-cell office:value-type="string">
            <text:p>pedar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ersian</text:p>
          </table:table-cell>
          <table:table-cell office:value-type="string">
            <text:p>fārsi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which</text:p>
          </table:table-cell>
          <table:table-cell office:value-type="string">
            <text:p>kodām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be; exist</text:p>
          </table:table-cell>
          <table:table-cell office:value-type="string">
            <text:p>budan (hast, bāš) 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ame</text:p>
          </table:table-cell>
          <table:table-cell office:value-type="string">
            <text:p>bāzi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reply; answer</text:p>
          </table:table-cell>
          <table:table-cell office:value-type="string">
            <text:p>pāsox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exchange; transform</text:p>
          </table:table-cell>
          <table:table-cell office:value-type="string">
            <text:p>tabdil kardan (kon)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orget</text:p>
          </table:table-cell>
          <table:table-cell office:value-type="string">
            <text:p>yād raftan (rav, row)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other; another; further; again;</text:p>
          </table:table-cell>
          <table:table-cell office:value-type="string">
            <text:p>digar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today</text:p>
          </table:table-cell>
          <table:table-cell office:value-type="string">
            <text:p>emruz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top; face</text:p>
          </table:table-cell>
          <table:table-cell office:value-type="string">
            <text:p>ru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lso; too</text:p>
          </table:table-cell>
          <table:table-cell office:value-type="string">
            <text:p>niz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lease</text:p>
          </table:table-cell>
          <table:table-cell office:value-type="string">
            <text:p>lotfan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lady; wife; woman</text:p>
          </table:table-cell>
          <table:table-cell office:value-type="string">
            <text:p>xānom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hen; so; back</text:p>
          </table:table-cell>
          <table:table-cell office:value-type="string">
            <text:p>pas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chieve</text:p>
          </table:table-cell>
          <table:table-cell office:value-type="string">
            <text:p>dast yāftan (yāb) 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large; big; great; adult</text:p>
          </table:table-cell>
          <table:table-cell office:value-type="string">
            <text:p>bozorg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very</text:p>
          </table:table-cell>
          <table:table-cell office:value-type="string">
            <text:p>besyār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other</text:p>
          </table:table-cell>
          <table:table-cell office:value-type="string">
            <text:p>mādar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become</text:p>
          </table:table-cell>
          <table:table-cell office:value-type="string">
            <text:p>šodan (šav, šow)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but</text:p>
          </table:table-cell>
          <table:table-cell office:value-type="string">
            <text:p>vali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ay</text:p>
          </table:table-cell>
          <table:table-cell office:value-type="string">
            <text:p>ruz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ime</text:p>
          </table:table-cell>
          <table:table-cell office:value-type="string">
            <text:p>vaqt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r; machine</text:p>
          </table:table-cell>
          <table:table-cell office:value-type="string">
            <text:p>māšin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inute</text:p>
          </table:table-cell>
          <table:table-cell office:value-type="string">
            <text:p>daqiqe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ight; evening</text:p>
          </table:table-cell>
          <table:table-cell office:value-type="string">
            <text:p>šab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OK</text:p>
          </table:table-cell>
          <table:table-cell office:value-type="string">
            <text:p>bāšad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ample; example; model</text:p>
          </table:table-cell>
          <table:table-cell office:value-type="string">
            <text:p>nemune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hould; must; shall</text:p>
          </table:table-cell>
          <table:table-cell office:value-type="string">
            <text:p>bāyad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se</text:p>
          </table:table-cell>
          <table:table-cell office:value-type="string">
            <text:p>estefāde kardan (kon)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yes</text:p>
          </table:table-cell>
          <table:table-cell office:value-type="string">
            <text:p>bal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f</text:p>
          </table:table-cell>
          <table:table-cell office:value-type="string">
            <text:p>agar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hy; sure</text:p>
          </table:table-cell>
          <table:table-cell office:value-type="string">
            <text:p>cerā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usic</text:p>
          </table:table-cell>
          <table:table-cell office:value-type="string">
            <text:p>musiqi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wenty</text:p>
          </table:table-cell>
          <table:table-cell office:value-type="string">
            <text:p>bist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ingle; alone; only</text:p>
          </table:table-cell>
          <table:table-cell office:value-type="string">
            <text:p>tanhā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ime; period; moment</text:p>
          </table:table-cell>
          <table:table-cell office:value-type="string">
            <text:p>zamān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ll; whole; every</text:p>
          </table:table-cell>
          <table:table-cell office:value-type="string">
            <text:p>hame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ime; luggage</text:p>
          </table:table-cell>
          <table:table-cell office:value-type="string">
            <text:p>bār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ore; further</text:p>
          </table:table-cell>
          <table:table-cell office:value-type="string">
            <text:p>bištar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ach; any; every</text:p>
          </table:table-cell>
          <table:table-cell office:value-type="string">
            <text:p>har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hen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ive</text:p>
          </table:table-cell>
          <table:table-cell office:value-type="string">
            <text:p>panj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ractice</text:p>
          </table:table-cell>
          <table:table-cell office:value-type="string">
            <text:p>tamrin kardan (kon)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iberate</text:p>
          </table:table-cell>
          <table:table-cell office:value-type="string">
            <text:p>āzād kardan (kon)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lace; seat; location</text:p>
          </table:table-cell>
          <table:table-cell office:value-type="string">
            <text:p>jā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ow; rank</text:p>
          </table:table-cell>
          <table:table-cell office:value-type="string">
            <text:p>radif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lassmate</text:p>
          </table:table-cell>
          <table:table-cell office:value-type="string">
            <text:p>hamkelāsi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eason; chapter</text:p>
          </table:table-cell>
          <table:table-cell office:value-type="string">
            <text:p>fas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imple</text:p>
          </table:table-cell>
          <table:table-cell office:value-type="string">
            <text:p>sāde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occer</text:p>
          </table:table-cell>
          <table:table-cell office:value-type="string">
            <text:p>futbā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orld</text:p>
          </table:table-cell>
          <table:table-cell office:value-type="string">
            <text:p>jahān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rl; daughter</text:p>
          </table:table-cell>
          <table:table-cell office:value-type="string">
            <text:p>doxtar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onight</text:p>
          </table:table-cell>
          <table:table-cell office:value-type="string">
            <text:p>emšab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view; look</text:p>
          </table:table-cell>
          <table:table-cell office:value-type="string">
            <text:p>didan (bin) see; 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ybe</text:p>
          </table:table-cell>
          <table:table-cell office:value-type="string">
            <text:p>šāyad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rder; clean up;</text:p>
          </table:table-cell>
          <table:table-cell office:value-type="string">
            <text:p>morattab kardan (kon) 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hen; next; subsequent</text:p>
          </table:table-cell>
          <table:table-cell office:value-type="string">
            <text:p>ba’d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what</text:p>
          </table:table-cell>
          <table:table-cell office:value-type="string">
            <text:p>cekār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ity; town</text:p>
          </table:table-cell>
          <table:table-cell office:value-type="string">
            <text:p>šahr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ound</text:p>
          </table:table-cell>
          <table:table-cell office:value-type="string">
            <text:p>sedā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tudent</text:p>
          </table:table-cell>
          <table:table-cell office:value-type="string">
            <text:p>dānešju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etween; middle</text:p>
          </table:table-cell>
          <table:table-cell office:value-type="string">
            <text:p>miyān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alf</text:p>
          </table:table-cell>
          <table:table-cell office:value-type="string">
            <text:p>nim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ere</text:p>
          </table:table-cell>
          <table:table-cell office:value-type="string">
            <text:p>injā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in; ache</text:p>
          </table:table-cell>
          <table:table-cell office:value-type="string">
            <text:p>dar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rofessor</text:p>
          </table:table-cell>
          <table:table-cell office:value-type="string">
            <text:p>ostā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port</text:p>
          </table:table-cell>
          <table:table-cell office:value-type="string">
            <text:p>varzeš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niversity</text:p>
          </table:table-cell>
          <table:table-cell office:value-type="string">
            <text:p>dānešgāh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sually; normally</text:p>
          </table:table-cell>
          <table:table-cell office:value-type="string">
            <text:p>ma’mulan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irplane</text:p>
          </table:table-cell>
          <table:table-cell office:value-type="string">
            <text:p>havāpeymā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ecause; since</text:p>
          </table:table-cell>
          <table:table-cell office:value-type="string">
            <text:p>con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irth; birthday</text:p>
          </table:table-cell>
          <table:table-cell office:value-type="string">
            <text:p>tavallo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ompetition; match</text:p>
          </table:table-cell>
          <table:table-cell office:value-type="string">
            <text:p>mosābeq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own; low; bottom</text:p>
          </table:table-cell>
          <table:table-cell office:value-type="string">
            <text:p>pāyin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xistence</text:p>
          </table:table-cell>
          <table:table-cell office:value-type="string">
            <text:p>voju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etters</text:p>
          </table:table-cell>
          <table:table-cell office:value-type="string">
            <text:p>horuf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ife; living</text:p>
          </table:table-cell>
          <table:table-cell office:value-type="string">
            <text:p>zendegi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ke perm</text:p>
          </table:table-cell>
          <table:table-cell office:value-type="string">
            <text:p>fer zadan (zan)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w</text:p>
          </table:table-cell>
          <table:table-cell office:value-type="string">
            <text:p>konun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eople</text:p>
          </table:table-cell>
          <table:table-cell office:value-type="string">
            <text:p>mardo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eceive; catch</text:p>
          </table:table-cell>
          <table:table-cell office:value-type="string">
            <text:p>gereftan (gir) take;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eek</text:p>
          </table:table-cell>
          <table:table-cell office:value-type="string">
            <text:p>haft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hy</text:p>
          </table:table-cell>
          <table:table-cell office:value-type="string">
            <text:p>cetowr magar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losed; package</text:p>
          </table:table-cell>
          <table:table-cell office:value-type="string">
            <text:p>bast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ilm; movie</text:p>
          </table:table-cell>
          <table:table-cell office:value-type="string">
            <text:p>film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eneral; public</text:p>
          </table:table-cell>
          <table:table-cell office:value-type="string">
            <text:p>omumi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ead</text:p>
          </table:table-cell>
          <table:table-cell office:value-type="string">
            <text:p>sar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eason</text:p>
          </table:table-cell>
          <table:table-cell office:value-type="string">
            <text:p>dali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till; yet</text:p>
          </table:table-cell>
          <table:table-cell office:value-type="string">
            <text:p>hanuz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eacher</text:p>
          </table:table-cell>
          <table:table-cell office:value-type="string">
            <text:p>moallem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omorrow</text:p>
          </table:table-cell>
          <table:table-cell office:value-type="string">
            <text:p>fardā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ry; trial; examination; exam</text:p>
          </table:table-cell>
          <table:table-cell office:value-type="string">
            <text:p>emtehān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me</text:p>
          </table:table-cell>
          <table:table-cell office:value-type="string">
            <text:p>āmadan (ā)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ustomer; client</text:p>
          </table:table-cell>
          <table:table-cell office:value-type="string">
            <text:p>moštari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interest</text:p>
          </table:table-cell>
          <table:table-cell office:value-type="string">
            <text:p>alāq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umber</text:p>
          </table:table-cell>
          <table:table-cell office:value-type="string">
            <text:p>šomār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leasant; happy; good; well</text:p>
          </table:table-cell>
          <table:table-cell office:value-type="string">
            <text:p>xoš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ole; pattern</text:p>
          </table:table-cell>
          <table:table-cell office:value-type="string">
            <text:p>naqš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on; boy</text:p>
          </table:table-cell>
          <table:table-cell office:value-type="string">
            <text:p>pesa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itle; caption; headline</text:p>
          </table:table-cell>
          <table:table-cell office:value-type="string">
            <text:p>onvān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hether; if</text:p>
          </table:table-cell>
          <table:table-cell office:value-type="string">
            <text:p>āyā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long; escort</text:p>
          </table:table-cell>
          <table:table-cell office:value-type="string">
            <text:p>hamrāh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lways; ever</text:p>
          </table:table-cell>
          <table:table-cell office:value-type="string">
            <text:p>hamiš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us</text:p>
          </table:table-cell>
          <table:table-cell office:value-type="string">
            <text:p>otobu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elebration</text:p>
          </table:table-cell>
          <table:table-cell office:value-type="string">
            <text:p>jašn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oking; cuisine</text:p>
          </table:table-cell>
          <table:table-cell office:value-type="string">
            <text:p>āšpazi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mployee</text:p>
          </table:table-cell>
          <table:table-cell office:value-type="string">
            <text:p>kārmand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o</text:p>
          </table:table-cell>
          <table:table-cell office:value-type="string">
            <text:p>raftan (rav, row) 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rateful; thankful</text:p>
          </table:table-cell>
          <table:table-cell office:value-type="string">
            <text:p>mamnun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kilo</text:p>
          </table:table-cell>
          <table:table-cell office:value-type="string">
            <text:p>kilu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question</text:p>
          </table:table-cell>
          <table:table-cell office:value-type="string">
            <text:p>porseš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word</text:p>
          </table:table-cell>
          <table:table-cell office:value-type="string">
            <text:p>vāže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ppropriate</text:p>
          </table:table-cell>
          <table:table-cell office:value-type="string">
            <text:p>monāseb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rother</text:p>
          </table:table-cell>
          <table:table-cell office:value-type="string">
            <text:p>barāda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ive</text:p>
          </table:table-cell>
          <table:table-cell office:value-type="string">
            <text:p>dādan (deh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imself; itself; herself</text:p>
          </table:table-cell>
          <table:table-cell office:value-type="string">
            <text:p>xodaš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w</text:p>
          </table:table-cell>
          <table:table-cell office:value-type="string">
            <text:p>al’ā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umber</text:p>
          </table:table-cell>
          <table:table-cell office:value-type="string">
            <text:p>ada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treet; avenue</text:p>
          </table:table-cell>
          <table:table-cell office:value-type="string">
            <text:p>xiyābā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V; television</text:p>
          </table:table-cell>
          <table:table-cell office:value-type="string">
            <text:p>televiziyon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eg; ask</text:p>
          </table:table-cell>
          <table:table-cell office:value-type="string">
            <text:p>xāheš kardan (kon)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n</text:p>
          </table:table-cell>
          <table:table-cell office:value-type="string">
            <text:p>mard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ew; modern</text:p>
          </table:table-cell>
          <table:table-cell office:value-type="string">
            <text:p>now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eacher; instructor</text:p>
          </table:table-cell>
          <table:table-cell office:value-type="string">
            <text:p>āmuzgā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here</text:p>
          </table:table-cell>
          <table:table-cell office:value-type="string">
            <text:p>ānjā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hing; matter; stuff; object</text:p>
          </table:table-cell>
          <table:table-cell office:value-type="string">
            <text:p>ciz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ired</text:p>
          </table:table-cell>
          <table:table-cell office:value-type="string">
            <text:p>xast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ery; much; many</text:p>
          </table:table-cell>
          <table:table-cell office:value-type="string">
            <text:p>ziyād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arm</text:p>
          </table:table-cell>
          <table:table-cell office:value-type="string">
            <text:p>garm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yesterday</text:p>
          </table:table-cell>
          <table:table-cell office:value-type="string">
            <text:p>diruz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esk; table</text:p>
          </table:table-cell>
          <table:table-cell office:value-type="string">
            <text:p>miz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irect; straight;</text:p>
          </table:table-cell>
          <table:table-cell office:value-type="string">
            <text:p>mostaqi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ducation; instruction; teaching</text:p>
          </table:table-cell>
          <table:table-cell office:value-type="string">
            <text:p>āmuzeš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uture; next; forthcoming</text:p>
          </table:table-cell>
          <table:table-cell office:value-type="string">
            <text:p>āyand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st</text:p>
          </table:table-cell>
          <table:table-cell office:value-type="string">
            <text:p>tul kešidan (keš)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ame; very; selfsame</text:p>
          </table:table-cell>
          <table:table-cell office:value-type="string">
            <text:p>ham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ection; part; department</text:p>
          </table:table-cell>
          <table:table-cell office:value-type="string">
            <text:p>baxš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ide; direction</text:p>
          </table:table-cell>
          <table:table-cell office:value-type="string">
            <text:p>su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write</text:p>
          </table:table-cell>
          <table:table-cell office:value-type="string">
            <text:p>neveštan (nevis)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egin</text:p>
          </table:table-cell>
          <table:table-cell office:value-type="string">
            <text:p>šoru’ šodan (šav, šow)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arpet; rug</text:p>
          </table:table-cell>
          <table:table-cell office:value-type="string">
            <text:p>farš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istorical</text:p>
          </table:table-cell>
          <table:table-cell office:value-type="string">
            <text:p>tārixi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nts; trousers</text:p>
          </table:table-cell>
          <table:table-cell office:value-type="string">
            <text:p>šalvā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ake place; happen;</text:p>
          </table:table-cell>
          <table:table-cell office:value-type="string">
            <text:p>surat gereftan (gir)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icket</text:p>
          </table:table-cell>
          <table:table-cell office:value-type="string">
            <text:p>beli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oman; wife</text:p>
          </table:table-cell>
          <table:table-cell office:value-type="string">
            <text:p>zan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chieve</text:p>
          </table:table-cell>
          <table:table-cell office:value-type="string">
            <text:p>rāh yāftan (yāb) 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gency</text:p>
          </table:table-cell>
          <table:table-cell office:value-type="string">
            <text:p>āžān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egin; start</text:p>
          </table:table-cell>
          <table:table-cell office:value-type="string">
            <text:p>āqāz šodan (šav, šow) 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hild; baby; kid</text:p>
          </table:table-cell>
          <table:table-cell office:value-type="string">
            <text:p>bacc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mpire; imperial</text:p>
          </table:table-cell>
          <table:table-cell office:value-type="string">
            <text:p>šāhanšāhi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amous</text:p>
          </table:table-cell>
          <table:table-cell office:value-type="string">
            <text:p>ma’ruf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ittle; few; low</text:p>
          </table:table-cell>
          <table:table-cell office:value-type="string">
            <text:p>kam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orning</text:p>
          </table:table-cell>
          <table:table-cell office:value-type="string">
            <text:p>sobh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tient; sick; ill</text:p>
          </table:table-cell>
          <table:table-cell office:value-type="string">
            <text:p>bimā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izza</text:p>
          </table:table-cell>
          <table:table-cell office:value-type="string">
            <text:p>pitzā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ad; study; sing</text:p>
          </table:table-cell>
          <table:table-cell office:value-type="string">
            <text:p>xāndan (xān)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atisfied</text:p>
          </table:table-cell>
          <table:table-cell office:value-type="string">
            <text:p>rāzi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econd</text:p>
          </table:table-cell>
          <table:table-cell office:value-type="string">
            <text:p>dovvom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hopping; buying</text:p>
          </table:table-cell>
          <table:table-cell office:value-type="string">
            <text:p>xar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ide; direction</text:p>
          </table:table-cell>
          <table:table-cell office:value-type="string">
            <text:p>taraf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ister</text:p>
          </table:table-cell>
          <table:table-cell office:value-type="string">
            <text:p>xāha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peak; talk; say</text:p>
          </table:table-cell>
          <table:table-cell office:value-type="string">
            <text:p>harf zadan (zan) 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peech; word</text:p>
          </table:table-cell>
          <table:table-cell office:value-type="string">
            <text:p>goftā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tate; position; type</text:p>
          </table:table-cell>
          <table:table-cell office:value-type="string">
            <text:p>hāla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tudent</text:p>
          </table:table-cell>
          <table:table-cell office:value-type="string">
            <text:p>dānešāmuz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weep</text:p>
          </table:table-cell>
          <table:table-cell office:value-type="string">
            <text:p>jāru kešidan (keš) 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ater</text:p>
          </table:table-cell>
          <table:table-cell office:value-type="string">
            <text:p>āb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uthor; writer</text:p>
          </table:table-cell>
          <table:table-cell office:value-type="string">
            <text:p>nevisand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ck</text:p>
          </table:table-cell>
          <table:table-cell office:value-type="string">
            <text:p>poš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lass; classroom; course</text:p>
          </table:table-cell>
          <table:table-cell office:value-type="string">
            <text:p>kelā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untry</text:p>
          </table:table-cell>
          <table:table-cell office:value-type="string">
            <text:p>kešva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light; departure</text:p>
          </table:table-cell>
          <table:table-cell office:value-type="string">
            <text:p>parvāz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et to know</text:p>
          </table:table-cell>
          <table:table-cell office:value-type="string">
            <text:p>āšnā šodan (šav, šow)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uest; visitor</text:p>
          </table:table-cell>
          <table:table-cell office:value-type="string">
            <text:p>mehmā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amely; it means</text:p>
          </table:table-cell>
          <table:table-cell office:value-type="string">
            <text:p>ya’ni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umber</text:p>
          </table:table-cell>
          <table:table-cell office:value-type="string">
            <text:p>šomā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hysician; doctor</text:p>
          </table:table-cell>
          <table:table-cell office:value-type="string">
            <text:p>dokto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adio</text:p>
          </table:table-cell>
          <table:table-cell office:value-type="string">
            <text:p>rādiy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earch</text:p>
          </table:table-cell>
          <table:table-cell office:value-type="string">
            <text:p>jostoju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pring</text:p>
          </table:table-cell>
          <table:table-cell office:value-type="string">
            <text:p>bahā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heft; stealing; robbery</text:p>
          </table:table-cell>
          <table:table-cell office:value-type="string">
            <text:p>dozdi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arious; diverse</text:p>
          </table:table-cell>
          <table:table-cell office:value-type="string">
            <text:p>gunāgu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ring</text:p>
          </table:table-cell>
          <table:table-cell office:value-type="string">
            <text:p>āvardan (āvar)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lor</text:p>
          </table:table-cell>
          <table:table-cell office:value-type="string">
            <text:p>rang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inner</text:p>
          </table:table-cell>
          <table:table-cell office:value-type="string">
            <text:p>šām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ach</text:p>
          </table:table-cell>
          <table:table-cell office:value-type="string">
            <text:p>haryek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ach other; one another</text:p>
          </table:table-cell>
          <table:table-cell office:value-type="string">
            <text:p>yekdiga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ood; meal</text:p>
          </table:table-cell>
          <table:table-cell office:value-type="string">
            <text:p>qazā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arden</text:p>
          </table:table-cell>
          <table:table-cell office:value-type="string">
            <text:p>bāq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ppy; glad</text:p>
          </table:table-cell>
          <table:table-cell office:value-type="string">
            <text:p>xošhā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ear; listen</text:p>
          </table:table-cell>
          <table:table-cell office:value-type="string">
            <text:p>guš kardan (kon)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ob; profession</text:p>
          </table:table-cell>
          <table:table-cell office:value-type="string">
            <text:p>šoq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eft</text:p>
          </table:table-cell>
          <table:table-cell office:value-type="string">
            <text:p>cap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string">
            <text:p>metr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; any; none</text:p>
          </table:table-cell>
          <table:table-cell office:value-type="string">
            <text:p>hic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t; collection; complex</text:p>
          </table:table-cell>
          <table:table-cell office:value-type="string">
            <text:p>majmu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veral</text:p>
          </table:table-cell>
          <table:table-cell office:value-type="string">
            <text:p>cand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ure; certainly</text:p>
          </table:table-cell>
          <table:table-cell office:value-type="string">
            <text:p>hatma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ake; take away; carry; win</text:p>
          </table:table-cell>
          <table:table-cell office:value-type="string">
            <text:p>bordan (bar)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ccomplishment; do</text:p>
          </table:table-cell>
          <table:table-cell office:value-type="string">
            <text:p>anjām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ddress</text:p>
          </table:table-cell>
          <table:table-cell office:value-type="string">
            <text:p>ādr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rt</text:p>
          </table:table-cell>
          <table:table-cell office:value-type="string">
            <text:p>hona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inema</text:p>
          </table:table-cell>
          <table:table-cell office:value-type="string">
            <text:p>sinamā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esign; sketch; outline</text:p>
          </table:table-cell>
          <table:table-cell office:value-type="string">
            <text:p>tarh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rag; pull; draw; paint;</text:p>
          </table:table-cell>
          <table:table-cell office:value-type="string">
            <text:p>kešidan (keš)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ffects; works</text:p>
          </table:table-cell>
          <table:table-cell office:value-type="string">
            <text:p>āsā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ift; present</text:p>
          </table:table-cell>
          <table:table-cell office:value-type="string">
            <text:p>kād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lobal</text:p>
          </table:table-cell>
          <table:table-cell office:value-type="string">
            <text:p>jahāni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o</text:p>
          </table:table-cell>
          <table:table-cell office:value-type="string">
            <text:p>tašrif bordan (bar)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istory</text:p>
          </table:table-cell>
          <table:table-cell office:value-type="string">
            <text:p>tārix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etter</text:p>
          </table:table-cell>
          <table:table-cell office:value-type="string">
            <text:p>nā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osque</text:p>
          </table:table-cell>
          <table:table-cell office:value-type="string">
            <text:p>masje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ountain</text:p>
          </table:table-cell>
          <table:table-cell office:value-type="string">
            <text:p>kuh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usician</text:p>
          </table:table-cell>
          <table:table-cell office:value-type="string">
            <text:p>navāzand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pen; again; falcon</text:p>
          </table:table-cell>
          <table:table-cell office:value-type="string">
            <text:p>bāz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erson; individual</text:p>
          </table:table-cell>
          <table:table-cell office:value-type="string">
            <text:p>ka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lace; position; seat</text:p>
          </table:table-cell>
          <table:table-cell office:value-type="string">
            <text:p>jāygāh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ossible</text:p>
          </table:table-cell>
          <table:table-cell office:value-type="string">
            <text:p>momken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ervice</text:p>
          </table:table-cell>
          <table:table-cell office:value-type="string">
            <text:p>xedma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incere; heartfelt; intimate</text:p>
          </table:table-cell>
          <table:table-cell office:value-type="string">
            <text:p>samimi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bsequent; further</text:p>
          </table:table-cell>
          <table:table-cell office:value-type="string">
            <text:p>ba’di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illage</text:p>
          </table:table-cell>
          <table:table-cell office:value-type="string">
            <text:p>rustā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eather; air</text:p>
          </table:table-cell>
          <table:table-cell office:value-type="string">
            <text:p>havā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in; reach</text:p>
          </table:table-cell>
          <table:table-cell office:value-type="string">
            <text:p>bor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irport</text:p>
          </table:table-cell>
          <table:table-cell office:value-type="string">
            <text:p>forudgāh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rabic</text:p>
          </table:table-cell>
          <table:table-cell office:value-type="string">
            <text:p>arabi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irection; side; way</text:p>
          </table:table-cell>
          <table:table-cell office:value-type="string">
            <text:p>sam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ye</text:p>
          </table:table-cell>
          <table:table-cell office:value-type="string">
            <text:p>ceš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ard; stringent</text:p>
          </table:table-cell>
          <table:table-cell office:value-type="string">
            <text:p>saxtgi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elp</text:p>
          </table:table-cell>
          <table:table-cell office:value-type="string">
            <text:p>komak kardan (kon)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pe; expectation</text:p>
          </table:table-cell>
          <table:table-cell office:value-type="string">
            <text:p>om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w much</text:p>
          </table:table-cell>
          <table:table-cell office:value-type="string">
            <text:p>ceqad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nfluence</text:p>
          </table:table-cell>
          <table:table-cell office:value-type="string">
            <text:p>ta’si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andmark; sign</text:p>
          </table:table-cell>
          <table:table-cell office:value-type="string">
            <text:p>nešā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nner; way</text:p>
          </table:table-cell>
          <table:table-cell office:value-type="string">
            <text:p>tow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rket; bazaar</text:p>
          </table:table-cell>
          <table:table-cell office:value-type="string">
            <text:p>bāzā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hysician</text:p>
          </table:table-cell>
          <table:table-cell office:value-type="string">
            <text:p>pezešk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quare; field</text:p>
          </table:table-cell>
          <table:table-cell office:value-type="string">
            <text:p>meydā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ummer</text:p>
          </table:table-cell>
          <table:table-cell office:value-type="string">
            <text:p>tābestā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alk</text:p>
          </table:table-cell>
          <table:table-cell office:value-type="string">
            <text:p>sohba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plication; use; usage</text:p>
          </table:table-cell>
          <table:table-cell office:value-type="string">
            <text:p>kārbor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way; remote; distant</text:p>
          </table:table-cell>
          <table:table-cell office:value-type="string">
            <text:p>du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e broken; be</text:p>
          </table:table-cell>
          <table:table-cell office:value-type="string">
            <text:p>xarāb šodan (šav, šow)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entury</text:p>
          </table:table-cell>
          <table:table-cell office:value-type="string">
            <text:p>qar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ir; seat</text:p>
          </table:table-cell>
          <table:table-cell office:value-type="string">
            <text:p>sandali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ild</text:p>
          </table:table-cell>
          <table:table-cell office:value-type="string">
            <text:p>farzan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dition; bet</text:p>
          </table:table-cell>
          <table:table-cell office:value-type="string">
            <text:p>šar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aily; day‐to‐day</text:p>
          </table:table-cell>
          <table:table-cell office:value-type="string">
            <text:p>ruzmarr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istrict; quarter</text:p>
          </table:table-cell>
          <table:table-cell office:value-type="string">
            <text:p>mahal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ach other</text:p>
          </table:table-cell>
          <table:table-cell office:value-type="string">
            <text:p>hamdiga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arth; ground; land</text:p>
          </table:table-cell>
          <table:table-cell office:value-type="string">
            <text:p>zami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gg</text:p>
          </table:table-cell>
          <table:table-cell office:value-type="string">
            <text:p>toxmemorq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ind</text:p>
          </table:table-cell>
          <table:table-cell office:value-type="string">
            <text:p>peydā kardan (kon)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ull; complete; perfect</text:p>
          </table:table-cell>
          <table:table-cell office:value-type="string">
            <text:p>kāme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randfather</text:p>
          </table:table-cell>
          <table:table-cell office:value-type="string">
            <text:p>pedarbozorg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indness</text:p>
          </table:table-cell>
          <table:table-cell office:value-type="string">
            <text:p>lotf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st night</text:p>
          </table:table-cell>
          <table:table-cell office:value-type="string">
            <text:p>dišab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st; previous; former; ago</text:p>
          </table:table-cell>
          <table:table-cell office:value-type="string">
            <text:p>qab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ike</text:p>
          </table:table-cell>
          <table:table-cell office:value-type="string">
            <text:p>del xāstan (xāh)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rriage</text:p>
          </table:table-cell>
          <table:table-cell office:value-type="string">
            <text:p>ezdevāj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oving</text:p>
          </table:table-cell>
          <table:table-cell office:value-type="string">
            <text:p>asbābkeši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tional</text:p>
          </table:table-cell>
          <table:table-cell office:value-type="string">
            <text:p>melli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nly; just</text:p>
          </table:table-cell>
          <table:table-cell office:value-type="string">
            <text:p>faqa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pponent; opposing; against</text:p>
          </table:table-cell>
          <table:table-cell office:value-type="string">
            <text:p>moxālef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rder; matter</text:p>
          </table:table-cell>
          <table:table-cell office:value-type="string">
            <text:p>am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k; parking</text:p>
          </table:table-cell>
          <table:table-cell office:value-type="string">
            <text:p>pārk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ticularly; especially</text:p>
          </table:table-cell>
          <table:table-cell office:value-type="string">
            <text:p>beviž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eople</text:p>
          </table:table-cell>
          <table:table-cell office:value-type="string">
            <text:p>mardomā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lice; policeman</text:p>
          </table:table-cell>
          <table:table-cell office:value-type="string">
            <text:p>poli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roposal; recommendation;</text:p>
          </table:table-cell>
          <table:table-cell office:value-type="string">
            <text:p>pišnahā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rovince</text:p>
          </table:table-cell>
          <table:table-cell office:value-type="string">
            <text:p>ostā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egister; index; list; catalog</text:p>
          </table:table-cell>
          <table:table-cell office:value-type="string">
            <text:p>fehres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ea</text:p>
          </table:table-cell>
          <table:table-cell office:value-type="string">
            <text:p>daryā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eller</text:p>
          </table:table-cell>
          <table:table-cell office:value-type="string">
            <text:p>forušand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opkeeper</text:p>
          </table:table-cell>
          <table:table-cell office:value-type="string">
            <text:p>maqāzedā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ort</text:p>
          </table:table-cell>
          <table:table-cell office:value-type="string">
            <text:p>kutāh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peech; word</text:p>
          </table:table-cell>
          <table:table-cell office:value-type="string">
            <text:p>soxa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tay</text:p>
          </table:table-cell>
          <table:table-cell office:value-type="string">
            <text:p>eqāmat kardan (kon)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ell; define; praise</text:p>
          </table:table-cell>
          <table:table-cell office:value-type="string">
            <text:p>ta’rif kardan (kon)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omb</text:p>
          </table:table-cell>
          <table:table-cell office:value-type="string">
            <text:p>ārāmgāh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ravel; journey; trip</text:p>
          </table:table-cell>
          <table:table-cell office:value-type="string">
            <text:p>mosāfera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fortunately</text:p>
          </table:table-cell>
          <table:table-cell office:value-type="string">
            <text:p>moteassefān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atch</text:p>
          </table:table-cell>
          <table:table-cell office:value-type="string">
            <text:p>tamāšā kardan (kon)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inter</text:p>
          </table:table-cell>
          <table:table-cell office:value-type="string">
            <text:p>zemestā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ithout</text:p>
          </table:table-cell>
          <table:table-cell office:value-type="string">
            <text:p>b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llow; permit; let</text:p>
          </table:table-cell>
          <table:table-cell office:value-type="string">
            <text:p>ejāze dādan (deh)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ncient</text:p>
          </table:table-cell>
          <table:table-cell office:value-type="string">
            <text:p>bāstān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ttention; notice</text:p>
          </table:table-cell>
          <table:table-cell office:value-type="string">
            <text:p>tavajjoh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utumn</text:p>
          </table:table-cell>
          <table:table-cell office:value-type="string">
            <text:p>pāyiz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eautiful; cute; nice</text:p>
          </table:table-cell>
          <table:table-cell office:value-type="string">
            <text:p>zibā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irth; birth of Christ</text:p>
          </table:table-cell>
          <table:table-cell office:value-type="string">
            <text:p>milā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entury</text:p>
          </table:table-cell>
          <table:table-cell office:value-type="string">
            <text:p>sad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mparison</text:p>
          </table:table-cell>
          <table:table-cell office:value-type="string">
            <text:p>moqāyes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cerned; worried</text:p>
          </table:table-cell>
          <table:table-cell office:value-type="string">
            <text:p>negarā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cert</text:p>
          </table:table-cell>
          <table:table-cell office:value-type="string">
            <text:p>konser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struction; building</text:p>
          </table:table-cell>
          <table:table-cell office:value-type="string">
            <text:p>banā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ylinder</text:p>
          </table:table-cell>
          <table:table-cell office:value-type="string">
            <text:p>ostovān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cide</text:p>
          </table:table-cell>
          <table:table-cell office:value-type="string">
            <text:p>tasmim gereftan (gir)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fficult; problem</text:p>
          </table:table-cell>
          <table:table-cell office:value-type="string">
            <text:p>moške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ach; any</text:p>
          </table:table-cell>
          <table:table-cell office:value-type="string">
            <text:p>harkodā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at; drink</text:p>
          </table:table-cell>
          <table:table-cell office:value-type="string">
            <text:p>meyl farmudan (farmā)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ven</text:p>
          </table:table-cell>
          <table:table-cell office:value-type="string">
            <text:p>hattā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irst</text:p>
          </table:table-cell>
          <table:table-cell office:value-type="string">
            <text:p>avva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orgetfulness</text:p>
          </table:table-cell>
          <table:table-cell office:value-type="string">
            <text:p>farāmuškār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reedom</text:p>
          </table:table-cell>
          <table:table-cell office:value-type="string">
            <text:p>āzād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all; salon; lounge</text:p>
          </table:table-cell>
          <table:table-cell office:value-type="string">
            <text:p>sālo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llo; greet</text:p>
          </table:table-cell>
          <table:table-cell office:value-type="string">
            <text:p>salā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igh; tall; loud; long</text:p>
          </table:table-cell>
          <table:table-cell office:value-type="string">
            <text:p>bolan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ow</text:p>
          </table:table-cell>
          <table:table-cell office:value-type="string">
            <text:p>cegun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dustrious; hard‐working;</text:p>
          </table:table-cell>
          <table:table-cell office:value-type="string">
            <text:p>zerang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habitant</text:p>
          </table:table-cell>
          <table:table-cell office:value-type="string">
            <text:p>ah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orry; I apologize</text:p>
          </table:table-cell>
          <table:table-cell office:value-type="string">
            <text:p>ozr mixāha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vement; departure</text:p>
          </table:table-cell>
          <table:table-cell office:value-type="string">
            <text:p>hareka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arrate; tell</text:p>
          </table:table-cell>
          <table:table-cell office:value-type="string">
            <text:p>bāzgu kardan (kon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ews; message</text:p>
          </table:table-cell>
          <table:table-cell office:value-type="string">
            <text:p>xaba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rder</text:p>
          </table:table-cell>
          <table:table-cell office:value-type="string">
            <text:p>tartib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hone; phone call</text:p>
          </table:table-cell>
          <table:table-cell office:value-type="string">
            <text:p>telefo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esponsible</text:p>
          </table:table-cell>
          <table:table-cell office:value-type="string">
            <text:p>mas’u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ight; true</text:p>
          </table:table-cell>
          <table:table-cell office:value-type="string">
            <text:p>rās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y; tell</text:p>
          </table:table-cell>
          <table:table-cell office:value-type="string">
            <text:p>goftan (gu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ight; worth seeing</text:p>
          </table:table-cell>
          <table:table-cell office:value-type="string">
            <text:p>didan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ki</text:p>
          </table:table-cell>
          <table:table-cell office:value-type="string">
            <text:p>esk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leep; dream</text:p>
          </table:table-cell>
          <table:table-cell office:value-type="string">
            <text:p>xāb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wer</text:p>
          </table:table-cell>
          <table:table-cell office:value-type="string">
            <text:p>borj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ravel; trip; journey</text:p>
          </table:table-cell>
          <table:table-cell office:value-type="string">
            <text:p>safa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urn round</text:p>
          </table:table-cell>
          <table:table-cell office:value-type="string">
            <text:p>dowr zadan (zan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indow</text:p>
          </table:table-cell>
          <table:table-cell office:value-type="string">
            <text:p>panjer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cceptance; reception</text:p>
          </table:table-cell>
          <table:table-cell office:value-type="string">
            <text:p>pazireš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D; CE</text:p>
          </table:table-cell>
          <table:table-cell office:value-type="string">
            <text:p>milādi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ple</text:p>
          </table:table-cell>
          <table:table-cell office:value-type="string">
            <text:p>sib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thlete; athletic</text:p>
          </table:table-cell>
          <table:table-cell office:value-type="string">
            <text:p>varzeškā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aker</text:p>
          </table:table-cell>
          <table:table-cell office:value-type="string">
            <text:p>nānvā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etter</text:p>
          </table:table-cell>
          <table:table-cell office:value-type="string">
            <text:p>behta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uy</text:p>
          </table:table-cell>
          <table:table-cell office:value-type="string">
            <text:p>xaridan (xar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lean</text:p>
          </table:table-cell>
          <table:table-cell office:value-type="string">
            <text:p>tamiz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ulture</text:p>
          </table:table-cell>
          <table:table-cell office:value-type="string">
            <text:p>farhang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at</text:p>
          </table:table-cell>
          <table:table-cell office:value-type="string">
            <text:p>xordan (xor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gineer</text:p>
          </table:table-cell>
          <table:table-cell office:value-type="string">
            <text:p>mohande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xcuse me</text:p>
          </table:table-cell>
          <table:table-cell office:value-type="string">
            <text:p>bebaxši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ailure; defeat</text:p>
          </table:table-cell>
          <table:table-cell office:value-type="string">
            <text:p>šekas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all</text:p>
          </table:table-cell>
          <table:table-cell office:value-type="string">
            <text:p>oftādan (oft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ish</text:p>
          </table:table-cell>
          <table:table-cell office:value-type="string">
            <text:p>māhi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ave; possess</text:p>
          </table:table-cell>
          <table:table-cell office:value-type="string">
            <text:p>dārā budan (hast; bāš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opeful</text:p>
          </table:table-cell>
          <table:table-cell office:value-type="string">
            <text:p>omidvār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hote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ungry</text:p>
          </table:table-cell>
          <table:table-cell office:value-type="string">
            <text:p>gorosn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cluding; among them</text:p>
          </table:table-cell>
          <table:table-cell office:value-type="string">
            <text:p>azjom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terested</text:p>
          </table:table-cell>
          <table:table-cell office:value-type="string">
            <text:p>alāqeman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knowledge; science</text:p>
          </table:table-cell>
          <table:table-cell office:value-type="string">
            <text:p>dāneš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and; territory</text:p>
          </table:table-cell>
          <table:table-cell office:value-type="string">
            <text:p>sarzami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ost; missing</text:p>
          </table:table-cell>
          <table:table-cell office:value-type="string">
            <text:p>gomšod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unch</text:p>
          </table:table-cell>
          <table:table-cell office:value-type="string">
            <text:p>nāhā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in; primary; principal</text:p>
          </table:table-cell>
          <table:table-cell office:value-type="string">
            <text:p>asli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mory</text:p>
          </table:table-cell>
          <table:table-cell office:value-type="string">
            <text:p>xāter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mode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ever; ever</text:p>
          </table:table-cell>
          <table:table-cell office:value-type="string">
            <text:p>hargez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w</text:p>
          </table:table-cell>
          <table:table-cell office:value-type="string">
            <text:p>hālā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peration; act; action</text:p>
          </table:table-cell>
          <table:table-cell office:value-type="string">
            <text:p>ama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lace</text:p>
          </table:table-cell>
          <table:table-cell office:value-type="string">
            <text:p>kāx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rticipate; take</text:p>
          </table:table-cell>
          <table:table-cell office:value-type="string">
            <text:p>šerkat kardan (kon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ss</text:p>
          </table:table-cell>
          <table:table-cell office:value-type="string">
            <text:p>qabul šodan (šav, šow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rsian</text:p>
          </table:table-cell>
          <table:table-cell office:value-type="string">
            <text:p>pārsi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hoto; photograph; picture</text:p>
          </table:table-cell>
          <table:table-cell office:value-type="string">
            <text:p>ak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ut; let</text:p>
          </table:table-cell>
          <table:table-cell office:value-type="string">
            <text:p>gozāštan (gozār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quarter</text:p>
          </table:table-cell>
          <table:table-cell office:value-type="string">
            <text:p>rob’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epair</text:p>
          </table:table-cell>
          <table:table-cell office:value-type="string">
            <text:p>ta’mir kardan (kon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eserve; book</text:p>
          </table:table-cell>
          <table:table-cell office:value-type="string">
            <text:p>rezerv kardan (kon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urday</text:p>
          </table:table-cell>
          <table:table-cell office:value-type="string">
            <text:p>šanb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chool</text:p>
          </table:table-cell>
          <table:table-cell office:value-type="string">
            <text:p>madres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hirt</text:p>
          </table:table-cell>
          <table:table-cell office:value-type="string">
            <text:p>pirāha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hower; shoulder</text:p>
          </table:table-cell>
          <table:table-cell office:value-type="string">
            <text:p>duš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imilar; alike</text:p>
          </table:table-cell>
          <table:table-cell office:value-type="string">
            <text:p>mošābeh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o; such; like</text:p>
          </table:table-cell>
          <table:table-cell office:value-type="string">
            <text:p>conā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pecial; particular</text:p>
          </table:table-cell>
          <table:table-cell office:value-type="string">
            <text:p>viž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ormy</text:p>
          </table:table-cell>
          <table:table-cell office:value-type="string">
            <text:p>tufāni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ove; oven</text:p>
          </table:table-cell>
          <table:table-cell office:value-type="string">
            <text:p>ojāq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ake receipt; receive</text:p>
          </table:table-cell>
          <table:table-cell office:value-type="string">
            <text:p>tahvil gereftan (gir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ar; string; blurred</text:p>
          </table:table-cell>
          <table:table-cell office:value-type="string">
            <text:p>tār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ter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hink</text:p>
          </table:table-cell>
          <table:table-cell office:value-type="string">
            <text:p>fekr kardan (kon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ait; await</text:p>
          </table:table-cell>
          <table:table-cell office:value-type="string">
            <text:p>montazer šodan (šav, šow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ake up</text:p>
          </table:table-cell>
          <table:table-cell office:value-type="string">
            <text:p>bidār šodan (šav, šow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ife; husband</text:p>
          </table:table-cell>
          <table:table-cell office:value-type="string">
            <text:p>hamsa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orld</text:p>
          </table:table-cell>
          <table:table-cell office:value-type="string">
            <text:p>donyā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bundant; many</text:p>
          </table:table-cell>
          <table:table-cell office:value-type="string">
            <text:p>farāvā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dam; one; man; person</text:p>
          </table:table-cell>
          <table:table-cell office:value-type="string">
            <text:p>ādam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most; nearly</text:p>
          </table:table-cell>
          <table:table-cell office:value-type="string">
            <text:p>kamābiš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cient</text:p>
          </table:table-cell>
          <table:table-cell office:value-type="string">
            <text:p>bāstān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ba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ecome cold</text:p>
          </table:table-cell>
          <table:table-cell office:value-type="string">
            <text:p>sard šodan (šav, šow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louse</text:p>
          </table:table-cell>
          <table:table-cell office:value-type="string">
            <text:p>boluz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ut</text:p>
          </table:table-cell>
          <table:table-cell office:value-type="string">
            <text:p>balk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mera</text:p>
          </table:table-cell>
          <table:table-cell office:value-type="string">
            <text:p>durb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n; be able to</text:p>
          </table:table-cell>
          <table:table-cell office:value-type="string">
            <text:p>balad budan (hast, bāš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pital</text:p>
          </table:table-cell>
          <table:table-cell office:value-type="string">
            <text:p>pāytax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pture; arrest</text:p>
          </table:table-cell>
          <table:table-cell office:value-type="string">
            <text:p>dastgir kardan (kon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limbing</text:p>
          </table:table-cell>
          <table:table-cell office:value-type="string">
            <text:p>kuhnavardi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arse; large; sturdy</text:p>
          </table:table-cell>
          <table:table-cell office:value-type="string">
            <text:p>doroš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rridor; doorway</text:p>
          </table:table-cell>
          <table:table-cell office:value-type="string">
            <text:p>rāhrow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angerous</text:p>
          </table:table-cell>
          <table:table-cell office:value-type="string">
            <text:p>xatarnā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gree; grade</text:p>
          </table:table-cell>
          <table:table-cell office:value-type="string">
            <text:p>daraj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ifferent; various</text:p>
          </table:table-cell>
          <table:table-cell office:value-type="string">
            <text:p>moxtalef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ast; Orient</text:p>
          </table:table-cell>
          <table:table-cell office:value-type="string">
            <text:p>šarq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aculty</text:p>
          </table:table-cell>
          <table:table-cell office:value-type="string">
            <text:p>dāneškad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amily</text:p>
          </table:table-cell>
          <table:table-cell office:value-type="string">
            <text:p>xānevād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ine; tiny; small</text:p>
          </table:table-cell>
          <table:table-cell office:value-type="string">
            <text:p>riz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irst</text:p>
          </table:table-cell>
          <table:table-cell office:value-type="string">
            <text:p>noxost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urniture</text:p>
          </table:table-cell>
          <table:table-cell office:value-type="string">
            <text:p>mob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airdresser; barber</text:p>
          </table:table-cell>
          <table:table-cell office:value-type="string">
            <text:p>ārāyešga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ang up</text:p>
          </table:table-cell>
          <table:table-cell office:value-type="string">
            <text:p>āvizān kardan (kon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int; sign</text:p>
          </table:table-cell>
          <table:table-cell office:value-type="string">
            <text:p>ešār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teresting; attractive</text:p>
          </table:table-cell>
          <table:table-cell office:value-type="string">
            <text:p>jāle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acket</text:p>
          </table:table-cell>
          <table:table-cell office:value-type="string">
            <text:p>kāpšen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lis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ocation; place</text:p>
          </table:table-cell>
          <table:table-cell office:value-type="string">
            <text:p>makā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ook; see; view</text:p>
          </table:table-cell>
          <table:table-cell office:value-type="string">
            <text:p>negāh kardan (kon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rth</text:p>
          </table:table-cell>
          <table:table-cell office:value-type="string">
            <text:p>šomā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where</text:p>
          </table:table-cell>
          <table:table-cell office:value-type="string">
            <text:p>hicjā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ffice; bureau; notebook; volume</text:p>
          </table:table-cell>
          <table:table-cell office:value-type="string">
            <text:p>dafta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ften</text:p>
          </table:table-cell>
          <table:table-cell office:value-type="string">
            <text:p>aqla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st</text:p>
          </table:table-cell>
          <table:table-cell office:value-type="string">
            <text:p>pišin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eople</text:p>
          </table:table-cell>
          <table:table-cell office:value-type="string">
            <text:p>aqvām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oliteness; literature</text:p>
          </table:table-cell>
          <table:table-cell office:value-type="string">
            <text:p>ada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question</text:p>
          </table:table-cell>
          <table:table-cell office:value-type="string">
            <text:p>soā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ate; exchange rate</text:p>
          </table:table-cell>
          <table:table-cell office:value-type="string">
            <text:p>nerx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efrigerator</text:p>
          </table:table-cell>
          <table:table-cell office:value-type="string">
            <text:p>yaxcā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egion; area; zone</text:p>
          </table:table-cell>
          <table:table-cell office:value-type="string">
            <text:p>mantaq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eport; reportage</text:p>
          </table:table-cell>
          <table:table-cell office:value-type="string">
            <text:p>gozāreš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ight here</text:p>
          </table:table-cell>
          <table:table-cell office:value-type="string">
            <text:p>haminjā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dness; sorrow; grief</text:p>
          </table:table-cell>
          <table:table-cell office:value-type="string">
            <text:p>qam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me; very; selfsame</text:p>
          </table:table-cell>
          <table:table-cell office:value-type="string">
            <text:p>hamā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creening</text:p>
          </table:table-cell>
          <table:table-cell office:value-type="string">
            <text:p>sān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elf; own; oneself; relative</text:p>
          </table:table-cell>
          <table:table-cell office:value-type="string">
            <text:p>xiš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mall</text:p>
          </table:table-cell>
          <table:table-cell office:value-type="string">
            <text:p>qadkutāh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mall; little</text:p>
          </table:table-cell>
          <table:table-cell office:value-type="string">
            <text:p>kuca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now</text:p>
          </table:table-cell>
          <table:table-cell office:value-type="string">
            <text:p>barf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; such</text:p>
          </table:table-cell>
          <table:table-cell office:value-type="string">
            <text:p>con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ay; remain</text:p>
          </table:table-cell>
          <table:table-cell office:value-type="string">
            <text:p>māndan (mān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ory; narrative</text:p>
          </table:table-cell>
          <table:table-cell office:value-type="string">
            <text:p>qess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bject; matter</text:p>
          </table:table-cell>
          <table:table-cell office:value-type="string">
            <text:p>matla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ccessful; prosperous</text:p>
          </table:table-cell>
          <table:table-cell office:value-type="string">
            <text:p>kāmyā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hankful; grateful</text:p>
          </table:table-cell>
          <table:table-cell office:value-type="string">
            <text:p>motešakk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hanks</text:p>
          </table:table-cell>
          <table:table-cell office:value-type="string">
            <text:p>mersi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hen; afterwards</text:p>
          </table:table-cell>
          <table:table-cell office:value-type="string">
            <text:p>sepa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hroat</text:p>
          </table:table-cell>
          <table:table-cell office:value-type="string">
            <text:p>galu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ols; belongings</text:p>
          </table:table-cell>
          <table:table-cell office:value-type="string">
            <text:p>vasāye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rust; confidence</text:p>
          </table:table-cell>
          <table:table-cell office:value-type="string">
            <text:p>e’temā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less; but; except</text:p>
          </table:table-cell>
          <table:table-cell office:value-type="string">
            <text:p>maga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est; Occident</text:p>
          </table:table-cell>
          <table:table-cell office:value-type="string">
            <text:p>qar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henever</text:p>
          </table:table-cell>
          <table:table-cell office:value-type="string">
            <text:p>hargāh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xcept</text:p>
          </table:table-cell>
          <table:table-cell office:value-type="string">
            <text:p>qeyr az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e mistaken; be</text:p>
          </table:table-cell>
          <table:table-cell office:value-type="string">
            <text:p>eštebāh kardan (kon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ecause; since</text:p>
          </table:table-cell>
          <table:table-cell office:value-type="string">
            <text:p>zirā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low‐dry</text:p>
          </table:table-cell>
          <table:table-cell office:value-type="string">
            <text:p>sešuār kešidan (keš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lue</text:p>
          </table:table-cell>
          <table:table-cell office:value-type="string">
            <text:p>ābi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racelet; handcuff</text:p>
          </table:table-cell>
          <table:table-cell office:value-type="string">
            <text:p>dastban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arpet; rug</text:p>
          </table:table-cell>
          <table:table-cell office:value-type="string">
            <text:p>qāli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enter</text:p>
          </table:table-cell>
          <table:table-cell office:value-type="string">
            <text:p>markaz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erry</text:p>
          </table:table-cell>
          <table:table-cell office:value-type="string">
            <text:p>gilā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oose</text:p>
          </table:table-cell>
          <table:table-cell office:value-type="string">
            <text:p>entexāb kardan (kon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st; expense; charge</text:p>
          </table:table-cell>
          <table:table-cell office:value-type="string">
            <text:p>hazin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usin</text:p>
          </table:table-cell>
          <table:table-cell office:value-type="string">
            <text:p>pesarxā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y</text:p>
          </table:table-cell>
          <table:table-cell office:value-type="string">
            <text:p>gerye kardan (kon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igit</text:p>
          </table:table-cell>
          <table:table-cell office:value-type="string">
            <text:p>raqa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ffect; work</text:p>
          </table:table-cell>
          <table:table-cell office:value-type="string">
            <text:p>asa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ra; period; course</text:p>
          </table:table-cell>
          <table:table-cell office:value-type="string">
            <text:p>dowr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ver; none</text:p>
          </table:table-cell>
          <table:table-cell office:value-type="string">
            <text:p>asla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verywhere; overall</text:p>
          </table:table-cell>
          <table:table-cell office:value-type="string">
            <text:p>hamejā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xcept; but</text:p>
          </table:table-cell>
          <table:table-cell office:value-type="string">
            <text:p>joz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nally</text:p>
          </table:table-cell>
          <table:table-cell office:value-type="string">
            <text:p>saranjā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rst; initial</text:p>
          </table:table-cell>
          <table:table-cell office:value-type="string">
            <text:p>avvali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ender; material</text:p>
          </table:table-cell>
          <table:table-cell office:value-type="string">
            <text:p>jen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et ready</text:p>
          </table:table-cell>
          <table:table-cell office:value-type="string">
            <text:p>hāzer šodan (šav, šow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randmother</text:p>
          </table:table-cell>
          <table:table-cell office:value-type="string">
            <text:p>mādarbozorg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oy; pleasure; delight</text:p>
          </table:table-cell>
          <table:table-cell office:value-type="string">
            <text:p>lezza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ey</text:p>
          </table:table-cell>
          <table:table-cell office:value-type="string">
            <text:p>keli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han</text:p>
          </table:table-cell>
          <table:table-cell office:value-type="string">
            <text:p>xā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itchen</text:p>
          </table:table-cell>
          <table:table-cell office:value-type="string">
            <text:p>āšpazxān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nee</text:p>
          </table:table-cell>
          <table:table-cell office:value-type="string">
            <text:p>zān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awyer</text:p>
          </table:table-cell>
          <table:table-cell office:value-type="string">
            <text:p>vaki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ayer</text:p>
          </table:table-cell>
          <table:table-cell office:value-type="string">
            <text:p>lāy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aning; sense</text:p>
          </table:table-cell>
          <table:table-cell office:value-type="string">
            <text:p>ma’ni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ddle; median; average</text:p>
          </table:table-cell>
          <table:table-cell office:value-type="string">
            <text:p>miyān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yself</text:p>
          </table:table-cell>
          <table:table-cell office:value-type="string">
            <text:p>xoda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eighbor</text:p>
          </table:table-cell>
          <table:table-cell office:value-type="string">
            <text:p>hamsāy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ble; honorable</text:p>
          </table:table-cell>
          <table:table-cell office:value-type="string">
            <text:p>šarif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body; no one</text:p>
          </table:table-cell>
          <table:table-cell office:value-type="string">
            <text:p>hicka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se</text:p>
          </table:table-cell>
          <table:table-cell office:value-type="string">
            <text:p>bini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wadays</text:p>
          </table:table-cell>
          <table:table-cell office:value-type="string">
            <text:p>emruz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urse</text:p>
          </table:table-cell>
          <table:table-cell office:value-type="string">
            <text:p>parastā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fficer; agent</text:p>
          </table:table-cell>
          <table:table-cell office:value-type="string">
            <text:p>ma’mu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appen</text:p>
          </table:table-cell>
          <table:table-cell office:value-type="string">
            <text:p>ettefāq oftādan (oft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pportunity; chance</text:p>
          </table:table-cell>
          <table:table-cell office:value-type="string">
            <text:p>forsa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iece; seed; grain</text:p>
          </table:table-cell>
          <table:table-cell office:value-type="string">
            <text:p>dān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ilot</text:p>
          </table:table-cell>
          <table:table-cell office:value-type="string">
            <text:p>xalabā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oem; poetry</text:p>
          </table:table-cell>
          <table:table-cell office:value-type="string">
            <text:p>še’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ecedent; history; past</text:p>
          </table:table-cell>
          <table:table-cell office:value-type="string">
            <text:p>sābeq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ady</text:p>
          </table:table-cell>
          <table:table-cell office:value-type="string">
            <text:p>āmād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ign</text:p>
          </table:table-cell>
          <table:table-cell office:value-type="string">
            <text:p>hokuma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quire; need</text:p>
          </table:table-cell>
          <table:table-cell office:value-type="string">
            <text:p>lāzem dāštan (dār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ice</text:p>
          </table:table-cell>
          <table:table-cell office:value-type="string">
            <text:p>berenj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iver</text:p>
          </table:table-cell>
          <table:table-cell office:value-type="string">
            <text:p>ru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arch; turn</text:p>
          </table:table-cell>
          <table:table-cell office:value-type="string">
            <text:p>gaštan (gard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ction; share; part; department</text:p>
          </table:table-cell>
          <table:table-cell office:value-type="string">
            <text:p>qesma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vere; drastic</text:p>
          </table:table-cell>
          <table:table-cell office:value-type="string">
            <text:p>šadi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op; store</text:p>
          </table:table-cell>
          <table:table-cell office:value-type="string">
            <text:p>forušgāh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owcase</text:p>
          </table:table-cell>
          <table:table-cell office:value-type="string">
            <text:p>vitri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; symbol</text:p>
          </table:table-cell>
          <table:table-cell office:value-type="string">
            <text:p>nešān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on</text:p>
          </table:table-cell>
          <table:table-cell office:value-type="string">
            <text:p>pu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uesday</text:p>
          </table:table-cell>
          <table:table-cell office:value-type="string">
            <text:p>sešanb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known; foreign</text:p>
          </table:table-cell>
          <table:table-cell office:value-type="string">
            <text:p>nāšenā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ase; pot</text:p>
          </table:table-cell>
          <table:table-cell office:value-type="string">
            <text:p>goldā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aitress; waiter</text:p>
          </table:table-cell>
          <table:table-cell office:value-type="string">
            <text:p>pišxedma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ash</text:p>
          </table:table-cell>
          <table:table-cell office:value-type="string">
            <text:p>šostan (šu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hat (profession)</text:p>
          </table:table-cell>
          <table:table-cell office:value-type="string">
            <text:p>cekār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hat; how many</text:p>
          </table:table-cell>
          <table:table-cell office:value-type="string">
            <text:p>candomi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hatever</text:p>
          </table:table-cell>
          <table:table-cell office:value-type="string">
            <text:p>harc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ish; desire</text:p>
          </table:table-cell>
          <table:table-cell office:value-type="string">
            <text:p>ārezu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gain</text:p>
          </table:table-cell>
          <table:table-cell office:value-type="string">
            <text:p>dobār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ley; street</text:p>
          </table:table-cell>
          <table:table-cell office:value-type="string">
            <text:p>ku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so; too</text:p>
          </table:table-cell>
          <table:table-cell office:value-type="string">
            <text:p>hamconi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though</text:p>
          </table:table-cell>
          <table:table-cell office:value-type="string">
            <text:p>agar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nywhere; everywhere; wherever</text:p>
          </table:table-cell>
          <table:table-cell office:value-type="string">
            <text:p>harjā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chitecture</text:p>
          </table:table-cell>
          <table:table-cell office:value-type="string">
            <text:p>me’mār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eas; regions</text:p>
          </table:table-cell>
          <table:table-cell office:value-type="string">
            <text:p>manāteq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rive; reach; achieve</text:p>
          </table:table-cell>
          <table:table-cell office:value-type="string">
            <text:p>residan (res)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re than</text:p>
          </table:table-cell>
          <table:table-cell office:value-type="string">
            <text:p>biš az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ed; throne</text:p>
          </table:table-cell>
          <table:table-cell office:value-type="string">
            <text:p>tax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eing sorry</text:p>
          </table:table-cell>
          <table:table-cell office:value-type="string">
            <text:p>moteassef budan (hast, bāš)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ike; bicycle</text:p>
          </table:table-cell>
          <table:table-cell office:value-type="string">
            <text:p>docarx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reakfast</text:p>
          </table:table-cell>
          <table:table-cell office:value-type="string">
            <text:p>sobhān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lendar</text:p>
          </table:table-cell>
          <table:table-cell office:value-type="string">
            <text:p>taqvi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rd</text:p>
          </table:table-cell>
          <table:table-cell office:value-type="string">
            <text:p>kār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stle</text:p>
          </table:table-cell>
          <table:table-cell office:value-type="string">
            <text:p>qal’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itadel; castle</text:p>
          </table:table-cell>
          <table:table-cell office:value-type="string">
            <text:p>arg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limate</text:p>
          </table:table-cell>
          <table:table-cell office:value-type="string">
            <text:p>ābohavā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ffee</text:p>
          </table:table-cell>
          <table:table-cell office:value-type="string">
            <text:p>qahv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fortable; easy</text:p>
          </table:table-cell>
          <table:table-cell office:value-type="string">
            <text:p>rāha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mode; dresser</text:p>
          </table:table-cell>
          <table:table-cell office:value-type="string">
            <text:p>komo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quest; victory</text:p>
          </table:table-cell>
          <table:table-cell office:value-type="string">
            <text:p>fath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unt word for animals; top</text:p>
          </table:table-cell>
          <table:table-cell office:value-type="string">
            <text:p>ra’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vered; covert; worn</text:p>
          </table:table-cell>
          <table:table-cell office:value-type="string">
            <text:p>pušid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cumber</text:p>
          </table:table-cell>
          <table:table-cell office:value-type="string">
            <text:p>xiyā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ltural</text:p>
          </table:table-cell>
          <table:table-cell office:value-type="string">
            <text:p>farhang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licious</text:p>
          </table:table-cell>
          <table:table-cell office:value-type="string">
            <text:p>xošmaz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stination</text:p>
          </table:table-cell>
          <table:table-cell office:value-type="string">
            <text:p>maqsa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iscover; find out;</text:p>
          </table:table-cell>
          <table:table-cell office:value-type="string">
            <text:p>kašf kardan (kon)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istribution; broadcast</text:p>
          </table:table-cell>
          <table:table-cell office:value-type="string">
            <text:p>paxš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ress; clothing</text:p>
          </table:table-cell>
          <table:table-cell office:value-type="string">
            <text:p>lebā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nough</text:p>
          </table:table-cell>
          <table:table-cell office:value-type="string">
            <text:p>kāf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quipments; accessories;</text:p>
          </table:table-cell>
          <table:table-cell office:value-type="string">
            <text:p>lavāze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verybody; anybody; everyone;</text:p>
          </table:table-cell>
          <table:table-cell office:value-type="string">
            <text:p>harka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veryday; daily</text:p>
          </table:table-cell>
          <table:table-cell office:value-type="string">
            <text:p>harruz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xcellent</text:p>
          </table:table-cell>
          <table:table-cell office:value-type="string">
            <text:p>āl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xpress; say</text:p>
          </table:table-cell>
          <table:table-cell office:value-type="string">
            <text:p>bayān kardan (kon)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ame</text:p>
          </table:table-cell>
          <table:table-cell office:value-type="string">
            <text:p>šohra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ire</text:p>
          </table:table-cell>
          <table:table-cell office:value-type="string">
            <text:p>ātaš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oot; leg</text:p>
          </table:table-cell>
          <table:table-cell office:value-type="string">
            <text:p>pā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ortunate; lucky; happy</text:p>
          </table:table-cell>
          <table:table-cell office:value-type="string">
            <text:p>xošbax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ortunately</text:p>
          </table:table-cell>
          <table:table-cell office:value-type="string">
            <text:p>xošbaxtān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reezer</text:p>
          </table:table-cell>
          <table:table-cell office:value-type="string">
            <text:p>feriz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arden</text:p>
          </table:table-cell>
          <table:table-cell office:value-type="string">
            <text:p>bāq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oodness</text:p>
          </table:table-cell>
          <table:table-cell office:value-type="string">
            <text:p>xub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ape</text:p>
          </table:table-cell>
          <table:table-cell office:value-type="string">
            <text:p>angu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ateful</text:p>
          </table:table-cell>
          <table:table-cell office:value-type="string">
            <text:p>sepāsgozā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appiness; joy</text:p>
          </table:table-cell>
          <table:table-cell office:value-type="string">
            <text:p>šād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spital</text:p>
          </table:table-cell>
          <table:table-cell office:value-type="string">
            <text:p>bimārestā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mage; picture; illustration</text:p>
          </table:table-cell>
          <table:table-cell office:value-type="string">
            <text:p>tasvi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mpatient</text:p>
          </table:table-cell>
          <table:table-cell office:value-type="string">
            <text:p>kamhowse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strument</text:p>
          </table:table-cell>
          <table:table-cell office:value-type="string">
            <text:p>vasi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cket; coat</text:p>
          </table:table-cell>
          <table:table-cell office:value-type="string">
            <text:p>ko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eans</text:p>
          </table:table-cell>
          <table:table-cell office:value-type="string">
            <text:p>šalvārji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ing</text:p>
          </table:table-cell>
          <table:table-cell office:value-type="string">
            <text:p>šāh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eave</text:p>
          </table:table-cell>
          <table:table-cell office:value-type="string">
            <text:p>tark kardan (kon)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ife</text:p>
          </table:table-cell>
          <table:table-cell office:value-type="string">
            <text:p>om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iterature</text:p>
          </table:table-cell>
          <table:table-cell office:value-type="string">
            <text:p>adabiyā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ong; lengthy</text:p>
          </table:table-cell>
          <table:table-cell office:value-type="string">
            <text:p>derāz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ical</text:p>
          </table:table-cell>
          <table:table-cell office:value-type="string">
            <text:p>pezešk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mmy; mama</text:p>
          </table:table-cell>
          <table:table-cell office:value-type="string">
            <text:p>māmā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untains</text:p>
          </table:table-cell>
          <table:table-cell office:value-type="string">
            <text:p>reštekuh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useum</text:p>
          </table:table-cell>
          <table:table-cell office:value-type="string">
            <text:p>muz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se</text:p>
          </table:table-cell>
          <table:table-cell office:value-type="string">
            <text:p>damāq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te</text:p>
          </table:table-cell>
          <table:table-cell office:value-type="string">
            <text:p>yāddāš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w; present</text:p>
          </table:table-cell>
          <table:table-cell office:value-type="string">
            <text:p>aknu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n; clear; bright</text:p>
          </table:table-cell>
          <table:table-cell office:value-type="string">
            <text:p>rowša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eace</text:p>
          </table:table-cell>
          <table:table-cell office:value-type="string">
            <text:p>solh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eople worldwide</text:p>
          </table:table-cell>
          <table:table-cell office:value-type="string">
            <text:p>jahāniyā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hilosopher</text:p>
          </table:table-cell>
          <table:table-cell office:value-type="string">
            <text:p>filsu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leasure; amusement</text:p>
          </table:table-cell>
          <table:table-cell office:value-type="string">
            <text:p>tafrih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ointer</text:p>
          </table:table-cell>
          <table:table-cell office:value-type="string">
            <text:p>aqrab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efer</text:p>
          </table:table-cell>
          <table:table-cell office:value-type="string">
            <text:p>tarjih dādan (deh)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esence</text:p>
          </table:table-cell>
          <table:table-cell office:value-type="string">
            <text:p>hozu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ocure; obtain;</text:p>
          </table:table-cell>
          <table:table-cell office:value-type="string">
            <text:p>farāham kardan (kon)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onunciation</text:p>
          </table:table-cell>
          <table:table-cell office:value-type="string">
            <text:p>talaffoz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quadruped</text:p>
          </table:table-cell>
          <table:table-cell office:value-type="string">
            <text:p>cāhārpā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ainbow</text:p>
          </table:table-cell>
          <table:table-cell office:value-type="string">
            <text:p>ranginkamā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ligion</text:p>
          </table:table-cell>
          <table:table-cell office:value-type="string">
            <text:p>di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fety</text:p>
          </table:table-cell>
          <table:table-cell office:value-type="string">
            <text:p>imen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cientist</text:p>
          </table:table-cell>
          <table:table-cell office:value-type="string">
            <text:p>dānešman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hoe</text:p>
          </table:table-cell>
          <table:table-cell office:value-type="string">
            <text:p>kafš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nger; reader</text:p>
          </table:table-cell>
          <table:table-cell office:value-type="string">
            <text:p>xānand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uth</text:p>
          </table:table-cell>
          <table:table-cell office:value-type="string">
            <text:p>jonub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pread</text:p>
          </table:table-cell>
          <table:table-cell office:value-type="string">
            <text:p>gostareš yāftan (yāb)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adium</text:p>
          </table:table-cell>
          <table:table-cell office:value-type="string">
            <text:p>varzešgāh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op; halt</text:p>
          </table:table-cell>
          <table:table-cell office:value-type="string">
            <text:p>is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uccessive</text:p>
          </table:table-cell>
          <table:table-cell office:value-type="string">
            <text:p>peydarpe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weet</text:p>
          </table:table-cell>
          <table:table-cell office:value-type="string">
            <text:p>širi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arget; purpose; objective; aim</text:p>
          </table:table-cell>
          <table:table-cell office:value-type="string">
            <text:p>hada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am</text:p>
          </table:table-cell>
          <table:table-cell office:value-type="string">
            <text:p>ti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hought; idea</text:p>
          </table:table-cell>
          <table:table-cell office:value-type="string">
            <text:p>andiš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ime; term; duration; length</text:p>
          </table:table-cell>
          <table:table-cell office:value-type="string">
            <text:p>modda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ogether</text:p>
          </table:table-cell>
          <table:table-cell office:value-type="string">
            <text:p>being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ooth</text:p>
          </table:table-cell>
          <table:table-cell office:value-type="string">
            <text:p>dandā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ree</text:p>
          </table:table-cell>
          <table:table-cell office:value-type="string">
            <text:p>derax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urn off; extinguish</text:p>
          </table:table-cell>
          <table:table-cell office:value-type="string">
            <text:p>xāmuš kardan (kon)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employed</text:p>
          </table:table-cell>
          <table:table-cell office:value-type="string">
            <text:p>bikā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sit</text:p>
          </table:table-cell>
          <table:table-cell office:value-type="string">
            <text:p>didā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aiter</text:p>
          </table:table-cell>
          <table:table-cell office:value-type="string">
            <text:p>gārso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edding; marriage</text:p>
          </table:table-cell>
          <table:table-cell office:value-type="string">
            <text:p>arus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eight</text:p>
          </table:table-cell>
          <table:table-cell office:value-type="string">
            <text:p>vaz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hat kind of; what sort of</text:p>
          </table:table-cell>
          <table:table-cell office:value-type="string">
            <text:p>ceju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henever</text:p>
          </table:table-cell>
          <table:table-cell office:value-type="string">
            <text:p>harvaq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hich weekday</text:p>
          </table:table-cell>
          <table:table-cell office:value-type="string">
            <text:p>candšanb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hite</text:p>
          </table:table-cell>
          <table:table-cell office:value-type="string">
            <text:p>sefi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orried; uncomfortable</text:p>
          </table:table-cell>
          <table:table-cell office:value-type="string">
            <text:p>nārāha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restling</text:p>
          </table:table-cell>
          <table:table-cell office:value-type="string">
            <text:p>košt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ddress</text:p>
          </table:table-cell>
          <table:table-cell office:value-type="string">
            <text:p>nešān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ll; everything</text:p>
          </table:table-cell>
          <table:table-cell office:value-type="string">
            <text:p>hameciz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lways; ever</text:p>
          </table:table-cell>
          <table:table-cell office:value-type="string">
            <text:p>hamvār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pearance</text:p>
          </table:table-cell>
          <table:table-cell office:value-type="string">
            <text:p>zohu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m</text:p>
          </table:table-cell>
          <table:table-cell office:value-type="string">
            <text:p>bāz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tistic</text:p>
          </table:table-cell>
          <table:table-cell office:value-type="string">
            <text:p>honar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sk</text:p>
          </table:table-cell>
          <table:table-cell office:value-type="string">
            <text:p>tamannā kardan (kon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ttack</text:p>
          </table:table-cell>
          <table:table-cell office:value-type="string">
            <text:p>ham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ttract</text:p>
          </table:table-cell>
          <table:table-cell office:value-type="string">
            <text:p>jalb kardan (kon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lcony</text:p>
          </table:table-cell>
          <table:table-cell office:value-type="string">
            <text:p>bālko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throom; bathhouse</text:p>
          </table:table-cell>
          <table:table-cell office:value-type="string">
            <text:p>hammā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bout; regarding</text:p>
          </table:table-cell>
          <table:table-cell office:value-type="string">
            <text:p>rāje’ b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 freezed</text:p>
          </table:table-cell>
          <table:table-cell office:value-type="string">
            <text:p>yax zadan (zan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 formed</text:p>
          </table:table-cell>
          <table:table-cell office:value-type="string">
            <text:p>šekl gereftan (gir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 forgotten</text:p>
          </table:table-cell>
          <table:table-cell office:value-type="string">
            <text:p>farāmuš šodan (šav, šow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autiful; pretty</text:p>
          </table:table-cell>
          <table:table-cell office:value-type="string">
            <text:p>qašan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ing probable</text:p>
          </table:table-cell>
          <table:table-cell office:value-type="string">
            <text:p>ehtemāl dāštan (dār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nefit; usefulness</text:p>
          </table:table-cell>
          <table:table-cell office:value-type="string">
            <text:p>fāyed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at</text:p>
          </table:table-cell>
          <table:table-cell office:value-type="string">
            <text:p>qāyeq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dy</text:p>
          </table:table-cell>
          <table:table-cell office:value-type="string">
            <text:p>bad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usy</text:p>
          </table:table-cell>
          <table:table-cell office:value-type="string">
            <text:p>mašqu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y phone</text:p>
          </table:table-cell>
          <table:table-cell office:value-type="string">
            <text:p>telefon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in; paragraph; string</text:p>
          </table:table-cell>
          <table:table-cell office:value-type="string">
            <text:p>ban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icken; hen</text:p>
          </table:table-cell>
          <table:table-cell office:value-type="string">
            <text:p>morq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losed; holiday</text:p>
          </table:table-cell>
          <table:table-cell office:value-type="string">
            <text:p>ta’ti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struction; manufacturing</text:p>
          </table:table-cell>
          <table:table-cell office:value-type="string">
            <text:p>sāx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tact; traffic</text:p>
          </table:table-cell>
          <table:table-cell office:value-type="string">
            <text:p>raftoāma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ok</text:p>
          </table:table-cell>
          <table:table-cell office:value-type="string">
            <text:p>poxtan (paz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ver; envelope; case; volume</text:p>
          </table:table-cell>
          <table:table-cell office:value-type="string">
            <text:p>jel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w; bull</text:p>
          </table:table-cell>
          <table:table-cell office:value-type="string">
            <text:p>gāv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ut hair</text:p>
          </table:table-cell>
          <table:table-cell office:value-type="string">
            <text:p>mu zadan (zan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ark</text:p>
          </table:table-cell>
          <table:table-cell office:value-type="string">
            <text:p>tārik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ar</text:p>
          </table:table-cell>
          <table:table-cell office:value-type="string">
            <text:p>gerām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ar; darling</text:p>
          </table:table-cell>
          <table:table-cell office:value-type="string">
            <text:p>aziz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ntist</text:p>
          </table:table-cell>
          <table:table-cell office:value-type="string">
            <text:p>dandānpezešk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shwasher; dishwashing</text:p>
          </table:table-cell>
          <table:table-cell office:value-type="string">
            <text:p>zarfšuy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arlier; already; before</text:p>
          </table:table-cell>
          <table:table-cell office:value-type="string">
            <text:p>qabl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arly; soon</text:p>
          </table:table-cell>
          <table:table-cell office:value-type="string">
            <text:p>zu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nglish</text:p>
          </table:table-cell>
          <table:table-cell office:value-type="string">
            <text:p>engelis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qual; equivalent</text:p>
          </table:table-cell>
          <table:table-cell office:value-type="string">
            <text:p>barāba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stablish; found</text:p>
          </table:table-cell>
          <table:table-cell office:value-type="string">
            <text:p>ta’sis kardan (kon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vening; age; era</text:p>
          </table:table-cell>
          <table:table-cell office:value-type="string">
            <text:p>as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xpensive; valuable</text:p>
          </table:table-cell>
          <table:table-cell office:value-type="string">
            <text:p>gerā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amous</text:p>
          </table:table-cell>
          <table:table-cell office:value-type="string">
            <text:p>mašhu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ast; quick; quickly; spicy</text:p>
          </table:table-cell>
          <table:table-cell office:value-type="string">
            <text:p>ton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ever</text:p>
          </table:table-cell>
          <table:table-cell office:value-type="string">
            <text:p>tab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ind; discover</text:p>
          </table:table-cell>
          <table:table-cell office:value-type="string">
            <text:p>yāftan (yāb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inger</text:p>
          </table:table-cell>
          <table:table-cell office:value-type="string">
            <text:p>angoš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loor; bottom; foam; applause</text:p>
          </table:table-cell>
          <table:table-cell office:value-type="string">
            <text:p>kaf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loor; class</text:p>
          </table:table-cell>
          <table:table-cell office:value-type="string">
            <text:p>tabaq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lower; goal</text:p>
          </table:table-cell>
          <table:table-cell office:value-type="string">
            <text:p>go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orearm</text:p>
          </table:table-cell>
          <table:table-cell office:value-type="string">
            <text:p>sā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ont</text:p>
          </table:table-cell>
          <table:table-cell office:value-type="string">
            <text:p>jelow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uit</text:p>
          </table:table-cell>
          <table:table-cell office:value-type="string">
            <text:p>miv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erman</text:p>
          </table:table-cell>
          <table:table-cell office:value-type="string">
            <text:p>ālmān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et off</text:p>
          </table:table-cell>
          <table:table-cell office:value-type="string">
            <text:p>piyāde šodan (šav, šow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et on; board</text:p>
          </table:table-cell>
          <table:table-cell office:value-type="string">
            <text:p>savār šodan (šav, šow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lasses; eyeglasses</text:p>
          </table:table-cell>
          <table:table-cell office:value-type="string">
            <text:p>eynak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old</text:p>
          </table:table-cell>
          <table:table-cell office:value-type="string">
            <text:p>talā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reen</text:p>
          </table:table-cell>
          <table:table-cell office:value-type="string">
            <text:p>sabz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uide; instruct</text:p>
          </table:table-cell>
          <table:table-cell office:value-type="string">
            <text:p>rāhnamāyi kardan (kon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ppy; merry</text:p>
          </table:table-cell>
          <table:table-cell office:value-type="string">
            <text:p>šā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ve;</text:p>
          </table:table-cell>
          <table:table-cell office:value-type="string">
            <text:p>barxordār budan (hast, bāš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ear</text:p>
          </table:table-cell>
          <table:table-cell office:value-type="string">
            <text:p>šenidan (šenav, šenow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eritage; inheritance</text:p>
          </table:table-cell>
          <table:table-cell office:value-type="string">
            <text:p>mirā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lidays</text:p>
          </table:table-cell>
          <table:table-cell office:value-type="string">
            <text:p>ta’tilā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rse</text:p>
          </table:table-cell>
          <table:table-cell office:value-type="string">
            <text:p>asb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rticulture</text:p>
          </table:table-cell>
          <table:table-cell office:value-type="string">
            <text:p>bāqsāz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uman being; man</text:p>
          </table:table-cell>
          <table:table-cell office:value-type="string">
            <text:p>ensā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troduction; acquaintanceship</text:p>
          </table:table-cell>
          <table:table-cell office:value-type="string">
            <text:p>āšnāy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st; end</text:p>
          </table:table-cell>
          <table:table-cell office:value-type="string">
            <text:p>āxa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te</text:p>
          </table:table-cell>
          <table:table-cell office:value-type="string">
            <text:p>di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ading stewardess</text:p>
          </table:table-cell>
          <table:table-cell office:value-type="string">
            <text:p>sarmehmāndā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ave; lose</text:p>
          </table:table-cell>
          <table:table-cell office:value-type="string">
            <text:p>vāgozār kardan (kon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ip</text:p>
          </table:table-cell>
          <table:table-cell office:value-type="string">
            <text:p>lab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iterary</text:p>
          </table:table-cell>
          <table:table-cell office:value-type="string">
            <text:p>adab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ively; alive</text:p>
          </table:table-cell>
          <table:table-cell office:value-type="string">
            <text:p>zend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ocal; native</text:p>
          </table:table-cell>
          <table:table-cell office:value-type="string">
            <text:p>mahall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ong time</text:p>
          </table:table-cell>
          <table:table-cell office:value-type="string">
            <text:p>moddathā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ook for</text:p>
          </table:table-cell>
          <table:table-cell office:value-type="string">
            <text:p>donbāl gaštan (gard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gnifying glass</text:p>
          </table:table-cell>
          <table:table-cell office:value-type="string">
            <text:p>zarrebi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n; person</text:p>
          </table:table-cell>
          <table:table-cell office:value-type="string">
            <text:p>nafa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at</text:p>
          </table:table-cell>
          <table:table-cell office:value-type="string">
            <text:p>guš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ter</text:p>
          </table:table-cell>
          <table:table-cell office:value-type="string">
            <text:p>met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iddle</text:p>
          </table:table-cell>
          <table:table-cell office:value-type="string">
            <text:p>vasat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minibu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ouse</text:p>
          </table:table-cell>
          <table:table-cell office:value-type="string">
            <text:p>muš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ove</text:p>
          </table:table-cell>
          <table:table-cell office:value-type="string">
            <text:p>tekān xordan (xor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usical instrument</text:p>
          </table:table-cell>
          <table:table-cell office:value-type="string">
            <text:p>sāz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tural</text:p>
          </table:table-cell>
          <table:table-cell office:value-type="string">
            <text:p>tabi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eed</text:p>
          </table:table-cell>
          <table:table-cell office:value-type="string">
            <text:p>niyāz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ew; modern</text:p>
          </table:table-cell>
          <table:table-cell office:value-type="string">
            <text:p>jadi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axey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ne</text:p>
          </table:table-cell>
          <table:table-cell office:value-type="string">
            <text:p>hickodā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rmal</text:p>
          </table:table-cell>
          <table:table-cell office:value-type="string">
            <text:p>ād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uts</text:p>
          </table:table-cell>
          <table:table-cell office:value-type="string">
            <text:p>āji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f course</text:p>
          </table:table-cell>
          <table:table-cell office:value-type="string">
            <text:p>albatt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fficial; formal</text:p>
          </table:table-cell>
          <table:table-cell office:value-type="string">
            <text:p>rasm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ld; ancient</text:p>
          </table:table-cell>
          <table:table-cell office:value-type="string">
            <text:p>koh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utstanding</text:p>
          </table:table-cell>
          <table:table-cell office:value-type="string">
            <text:p>barjest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we a debt</text:p>
          </table:table-cell>
          <table:table-cell office:value-type="string">
            <text:p>vāmdār budan (hast, bāš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int</text:p>
          </table:table-cell>
          <table:table-cell office:value-type="string">
            <text:p>naqqāši kardan (kon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n</text:p>
          </table:table-cell>
          <table:table-cell office:value-type="string">
            <text:p>māhitāb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rty; banquet</text:p>
          </table:table-cell>
          <table:table-cell office:value-type="string">
            <text:p>mehmān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ss; fail</text:p>
          </table:table-cell>
          <table:table-cell office:value-type="string">
            <text:p>rad šodan (šav, šow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yment</text:p>
          </table:table-cell>
          <table:table-cell office:value-type="string">
            <text:p>pardāx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rsonal data; data</text:p>
          </table:table-cell>
          <table:table-cell office:value-type="string">
            <text:p>mošaxxasā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rsonal; private; civil</text:p>
          </table:table-cell>
          <table:table-cell office:value-type="string">
            <text:p>šaxs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istachio</text:p>
          </table:table-cell>
          <table:table-cell office:value-type="string">
            <text:p>pest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ity</text:p>
          </table:table-cell>
          <table:table-cell office:value-type="string">
            <text:p>afsu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ity</text:p>
          </table:table-cell>
          <table:table-cell office:value-type="string">
            <text:p>heyf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ortion</text:p>
          </table:table-cell>
          <table:table-cell office:value-type="string">
            <text:p>por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ost office</text:p>
          </table:table-cell>
          <table:table-cell office:value-type="string">
            <text:p>postxān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ot</text:p>
          </table:table-cell>
          <table:table-cell office:value-type="string">
            <text:p>qābl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ower; strength</text:p>
          </table:table-cell>
          <table:table-cell office:value-type="string">
            <text:p>qodra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ime; first</text:p>
          </table:table-cell>
          <table:table-cell office:value-type="string">
            <text:p>noxos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ogram; performance</text:p>
          </table:table-cell>
          <table:table-cell office:value-type="string">
            <text:p>barnā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quietness; calm; peace</text:p>
          </table:table-cell>
          <table:table-cell office:value-type="string">
            <text:p>ārāmeš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ain</text:p>
          </table:table-cell>
          <table:table-cell office:value-type="string">
            <text:p>bārā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ally; indeed</text:p>
          </table:table-cell>
          <table:table-cell office:value-type="string">
            <text:p>hesāb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ceiver</text:p>
          </table:table-cell>
          <table:table-cell office:value-type="string">
            <text:p>girand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cently; fresh; new</text:p>
          </table:table-cell>
          <table:table-cell office:value-type="string">
            <text:p>tāz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d</text:p>
          </table:table-cell>
          <table:table-cell office:value-type="string">
            <text:p>qermez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porter</text:p>
          </table:table-cell>
          <table:table-cell office:value-type="string">
            <text:p>gozārešga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public</text:p>
          </table:table-cell>
          <table:table-cell office:value-type="string">
            <text:p>jomhur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view; revision</text:p>
          </table:table-cell>
          <table:table-cell office:value-type="string">
            <text:p>moru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ound trip</text:p>
          </table:table-cell>
          <table:table-cell office:value-type="string">
            <text:p>raftobargaš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lty; passion</text:p>
          </table:table-cell>
          <table:table-cell office:value-type="string">
            <text:p>šu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ensitive</text:p>
          </table:table-cell>
          <table:table-cell office:value-type="string">
            <text:p>hassā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hed; splash; infuse; pour</text:p>
          </table:table-cell>
          <table:table-cell office:value-type="string">
            <text:p>rixtan (riz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helf</text:p>
          </table:table-cell>
          <table:table-cell office:value-type="string">
            <text:p>qafa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hip</text:p>
          </table:table-cell>
          <table:table-cell office:value-type="string">
            <text:p>kešt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ick; ill; patient</text:p>
          </table:table-cell>
          <table:table-cell office:value-type="string">
            <text:p>mariz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ignature</text:p>
          </table:table-cell>
          <table:table-cell office:value-type="string">
            <text:p>emzā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it</text:p>
          </table:table-cell>
          <table:table-cell office:value-type="string">
            <text:p>nešastan (nešin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ixty; thumb</text:p>
          </table:table-cell>
          <table:table-cell office:value-type="string">
            <text:p>šas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moke</text:p>
          </table:table-cell>
          <table:table-cell office:value-type="string">
            <text:p>sigār kešidan (keš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moke shisha</text:p>
          </table:table-cell>
          <table:table-cell office:value-type="string">
            <text:p>qelyān kešidan (keš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cks</text:p>
          </table:table-cell>
          <table:table-cell office:value-type="string">
            <text:p>jurāb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ng; music; melody</text:p>
          </table:table-cell>
          <table:table-cell office:value-type="string">
            <text:p>āhan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uthern; south</text:p>
          </table:table-cell>
          <table:table-cell office:value-type="string">
            <text:p>jonub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tyle</text:p>
          </table:table-cell>
          <table:table-cell office:value-type="string">
            <text:p>sabk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ablecloth</text:p>
          </table:table-cell>
          <table:table-cell office:value-type="string">
            <text:p>sofr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hief; stealer; robber</text:p>
          </table:table-cell>
          <table:table-cell office:value-type="string">
            <text:p>doz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hin</text:p>
          </table:table-cell>
          <table:table-cell office:value-type="string">
            <text:p>bārik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hin</text:p>
          </table:table-cell>
          <table:table-cell office:value-type="string">
            <text:p>lāqa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ranslation</text:p>
          </table:table-cell>
          <table:table-cell office:value-type="string">
            <text:p>tarjo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win‐bedded</text:p>
          </table:table-cell>
          <table:table-cell office:value-type="string">
            <text:p>dotaxt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atermelon</text:p>
          </table:table-cell>
          <table:table-cell office:value-type="string">
            <text:p>hendevān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ednesday</text:p>
          </table:table-cell>
          <table:table-cell office:value-type="string">
            <text:p>cāhāršanb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eightlifting</text:p>
          </table:table-cell>
          <table:table-cell office:value-type="string">
            <text:p>vaznebardār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idth; breadth; foreign currency</text:p>
          </table:table-cell>
          <table:table-cell office:value-type="string">
            <text:p>arz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orthy; valuable</text:p>
          </table:table-cell>
          <table:table-cell office:value-type="string">
            <text:p>arzešman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yourself</text:p>
          </table:table-cell>
          <table:table-cell office:value-type="string">
            <text:p>xoda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bdomen; belly</text:p>
          </table:table-cell>
          <table:table-cell office:value-type="string">
            <text:p>šeka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cohol</text:p>
          </table:table-cell>
          <table:table-cell office:value-type="string">
            <text:p>alko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l; finished; whole</text:p>
          </table:table-cell>
          <table:table-cell office:value-type="string">
            <text:p>tamā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most; nearly; about</text:p>
          </table:table-cell>
          <table:table-cell office:value-type="string">
            <text:p>taqriba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though</text:p>
          </table:table-cell>
          <table:table-cell office:value-type="string">
            <text:p>gar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pearance</text:p>
          </table:table-cell>
          <table:table-cell office:value-type="string">
            <text:p>peydāyeš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chery; shooting</text:p>
          </table:table-cell>
          <table:table-cell office:value-type="string">
            <text:p>tirandāz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chitect</text:p>
          </table:table-cell>
          <table:table-cell office:value-type="string">
            <text:p>me’mā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icle; paper</text:p>
          </table:table-cell>
          <table:table-cell office:value-type="string">
            <text:p>maqā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icle; paper; writing; text</text:p>
          </table:table-cell>
          <table:table-cell office:value-type="string">
            <text:p>neveštā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ssembly; parliament</text:p>
          </table:table-cell>
          <table:table-cell office:value-type="string">
            <text:p>majl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unt</text:p>
          </table:table-cell>
          <table:table-cell office:value-type="string">
            <text:p>am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nana</text:p>
          </table:table-cell>
          <table:table-cell office:value-type="string">
            <text:p>mowz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nk</text:p>
          </table:table-cell>
          <table:table-cell office:value-type="string">
            <text:p>bān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reover</text:p>
          </table:table-cell>
          <table:table-cell office:value-type="string">
            <text:p>alāve bar 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rberry</text:p>
          </table:table-cell>
          <table:table-cell office:value-type="string">
            <text:p>zereš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rgaining</text:p>
          </table:table-cell>
          <table:table-cell office:value-type="string">
            <text:p>cānezan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sketball</text:p>
          </table:table-cell>
          <table:table-cell office:value-type="string">
            <text:p>basketbā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an</text:p>
          </table:table-cell>
          <table:table-cell office:value-type="string">
            <text:p>lubiyā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fore; unripe</text:p>
          </table:table-cell>
          <table:table-cell office:value-type="string">
            <text:p>naresid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lieve</text:p>
          </table:table-cell>
          <table:table-cell office:value-type="string">
            <text:p>bāvar kardan (kon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in; pail; bucket</text:p>
          </table:table-cell>
          <table:table-cell office:value-type="string">
            <text:p>sat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irth certificate</text:p>
          </table:table-cell>
          <table:table-cell office:value-type="string">
            <text:p>šenāsnā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itter</text:p>
          </table:table-cell>
          <table:table-cell office:value-type="string">
            <text:p>talx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lack</text:p>
          </table:table-cell>
          <table:table-cell office:value-type="string">
            <text:p>siyā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ring; monotonous</text:p>
          </table:table-cell>
          <table:table-cell office:value-type="string">
            <text:p>yeknavāx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ulevard</text:p>
          </table:table-cell>
          <table:table-cell office:value-type="string">
            <text:p>bolvā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ead</text:p>
          </table:table-cell>
          <table:table-cell office:value-type="string">
            <text:p>nā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east; chest</text:p>
          </table:table-cell>
          <table:table-cell office:value-type="string">
            <text:p>sin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eeze</text:p>
          </table:table-cell>
          <table:table-cell office:value-type="string">
            <text:p>nasi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idge</text:p>
          </table:table-cell>
          <table:table-cell office:value-type="string">
            <text:p>po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utter</text:p>
          </table:table-cell>
          <table:table-cell office:value-type="string">
            <text:p>kar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y the way</text:p>
          </table:table-cell>
          <table:table-cell office:value-type="string">
            <text:p>rāst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binet; cupboard</text:p>
          </table:table-cell>
          <table:table-cell office:value-type="string">
            <text:p>kābine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ke</text:p>
          </table:table-cell>
          <table:table-cell office:value-type="string">
            <text:p>key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gorb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enturies</text:p>
          </table:table-cell>
          <table:table-cell office:value-type="string">
            <text:p>qoru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arter</text:p>
          </table:table-cell>
          <table:table-cell office:value-type="string">
            <text:p>manšu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eap</text:p>
          </table:table-cell>
          <table:table-cell office:value-type="string">
            <text:p>arzā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eese</text:p>
          </table:table-cell>
          <table:table-cell office:value-type="string">
            <text:p>pani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ildhood</text:p>
          </table:table-cell>
          <table:table-cell office:value-type="string">
            <text:p>kudak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lever; intelligent</text:p>
          </table:table-cell>
          <table:table-cell office:value-type="string">
            <text:p>bāhuš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lorful</text:p>
          </table:table-cell>
          <table:table-cell office:value-type="string">
            <text:p>rang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mprehensive</text:p>
          </table:table-cell>
          <table:table-cell office:value-type="string">
            <text:p>jāme’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sole</text:p>
          </table:table-cell>
          <table:table-cell office:value-type="string">
            <text:p>deldāri dādan (deh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tinent</text:p>
          </table:table-cell>
          <table:table-cell office:value-type="string">
            <text:p>qārr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rn; Indian corn</text:p>
          </table:table-cell>
          <table:table-cell office:value-type="string">
            <text:p>zorra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unt word for aircraft</text:p>
          </table:table-cell>
          <table:table-cell office:value-type="string">
            <text:p>farvan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unter</text:p>
          </table:table-cell>
          <table:table-cell office:value-type="string">
            <text:p>bā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usin</text:p>
          </table:table-cell>
          <table:table-cell office:value-type="string">
            <text:p>doxtarxā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azy; mad</text:p>
          </table:table-cell>
          <table:table-cell office:value-type="string">
            <text:p>divān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m</text:p>
          </table:table-cell>
          <table:table-cell office:value-type="string">
            <text:p>xā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owded; busy; loud</text:p>
          </table:table-cell>
          <table:table-cell office:value-type="string">
            <text:p>šoluq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stoms</text:p>
          </table:table-cell>
          <table:table-cell office:value-type="string">
            <text:p>gomro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sign; planning</text:p>
          </table:table-cell>
          <table:table-cell office:value-type="string">
            <text:p>tarrāh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sk</text:p>
          </table:table-cell>
          <table:table-cell office:value-type="string">
            <text:p>miztahri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vice; Persian music notion</text:p>
          </table:table-cell>
          <table:table-cell office:value-type="string">
            <text:p>dastgā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rector</text:p>
          </table:table-cell>
          <table:table-cell office:value-type="string">
            <text:p>kārgardā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rty</text:p>
          </table:table-cell>
          <table:table-cell office:value-type="string">
            <text:p>kasif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sh; container</text:p>
          </table:table-cell>
          <table:table-cell office:value-type="string">
            <text:p>zarf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ocuments</text:p>
          </table:table-cell>
          <table:table-cell office:value-type="string">
            <text:p>asnā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og</text:p>
          </table:table-cell>
          <table:table-cell office:value-type="string">
            <text:p>sa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omain</text:p>
          </table:table-cell>
          <table:table-cell office:value-type="string">
            <text:p>dāman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ress; clothing</text:p>
          </table:table-cell>
          <table:table-cell office:value-type="string">
            <text:p>pušā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ry</text:p>
          </table:table-cell>
          <table:table-cell office:value-type="string">
            <text:p>xoš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ynasty</text:p>
          </table:table-cell>
          <table:table-cell office:value-type="string">
            <text:p>selse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ffort; attempt</text:p>
          </table:table-cell>
          <table:table-cell office:value-type="string">
            <text:p>talāš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bow</text:p>
          </table:table-cell>
          <table:table-cell office:value-type="string">
            <text:p>ārenj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ementary school</text:p>
          </table:table-cell>
          <table:table-cell office:value-type="string">
            <text:p>dabestā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ements</text:p>
          </table:table-cell>
          <table:table-cell office:value-type="string">
            <text:p>anāso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mpire</text:p>
          </table:table-cell>
          <table:table-cell office:value-type="string">
            <text:p>emperātur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mpire; rule</text:p>
          </table:table-cell>
          <table:table-cell office:value-type="string">
            <text:p>farmānravāy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mpty; deserted</text:p>
          </table:table-cell>
          <table:table-cell office:value-type="string">
            <text:p>xalva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nough</text:p>
          </table:table-cell>
          <table:table-cell office:value-type="string">
            <text:p>ba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scape</text:p>
          </table:table-cell>
          <table:table-cell office:value-type="string">
            <text:p>farār kardan (kon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uropean</text:p>
          </table:table-cell>
          <table:table-cell office:value-type="string">
            <text:p>orupāy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vidence; tell</text:p>
          </table:table-cell>
          <table:table-cell office:value-type="string">
            <text:p>hekāyat kardan (kon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xempt</text:p>
          </table:table-cell>
          <table:table-cell office:value-type="string">
            <text:p>moāf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xperienced</text:p>
          </table:table-cell>
          <table:table-cell office:value-type="string">
            <text:p>bātajrob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xplain</text:p>
          </table:table-cell>
          <table:table-cell office:value-type="string">
            <text:p>towzih dādan (deh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xternal; foreigner</text:p>
          </table:table-cell>
          <table:table-cell office:value-type="string">
            <text:p>xārej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armer</text:p>
          </table:table-cell>
          <table:table-cell office:value-type="string">
            <text:p>kešāvarz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luent; soul</text:p>
          </table:table-cell>
          <table:table-cell office:value-type="string">
            <text:p>ravā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og; mist</text:p>
          </table:table-cell>
          <table:table-cell office:value-type="string">
            <text:p>me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oreign; foreigner</text:p>
          </table:table-cell>
          <table:table-cell office:value-type="string">
            <text:p>bigān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oreign; foreigner; strange</text:p>
          </table:table-cell>
          <table:table-cell office:value-type="string">
            <text:p>qarib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ounder</text:p>
          </table:table-cell>
          <table:table-cell office:value-type="string">
            <text:p>pāyegozā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iend; comrade</text:p>
          </table:table-cell>
          <table:table-cell office:value-type="string">
            <text:p>rafiq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ost; cold</text:p>
          </table:table-cell>
          <table:table-cell office:value-type="string">
            <text:p>sarmā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ull; garlic</text:p>
          </table:table-cell>
          <table:table-cell office:value-type="string">
            <text:p>si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ully; completely; entirely;</text:p>
          </table:table-cell>
          <table:table-cell office:value-type="string">
            <text:p>kāmela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unny</text:p>
          </table:table-cell>
          <table:table-cell office:value-type="string">
            <text:p>xandedā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ift; present</text:p>
          </table:table-cell>
          <table:table-cell office:value-type="string">
            <text:p>hedy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ass; cup</text:p>
          </table:table-cell>
          <table:table-cell office:value-type="string">
            <text:p>livā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ood; well</text:p>
          </table:table-cell>
          <table:table-cell office:value-type="string">
            <text:p>ni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ass</text:p>
          </table:table-cell>
          <table:table-cell office:value-type="string">
            <text:p>sabz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lf</text:p>
          </table:table-cell>
          <table:table-cell office:value-type="string">
            <text:p>xalij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ym suit</text:p>
          </table:table-cell>
          <table:table-cell office:value-type="string">
            <text:p>garmko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ail</text:p>
          </table:table-cell>
          <table:table-cell office:value-type="string">
            <text:p>tagar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and luggage</text:p>
          </table:table-cell>
          <table:table-cell office:value-type="string">
            <text:p>sākdast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ard; stable; solid</text:p>
          </table:table-cell>
          <table:table-cell office:value-type="string">
            <text:p>mohka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adache</text:p>
          </table:table-cell>
          <table:table-cell office:value-type="string">
            <text:p>sar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althful; healthy</text:p>
          </table:table-cell>
          <table:table-cell office:value-type="string">
            <text:p>sāle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ighway</text:p>
          </table:table-cell>
          <table:table-cell office:value-type="string">
            <text:p>bozorgrā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istory</text:p>
          </table:table-cell>
          <table:table-cell office:value-type="string">
            <text:p>tārix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rn</text:p>
          </table:table-cell>
          <table:table-cell office:value-type="string">
            <text:p>buq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use</text:p>
          </table:table-cell>
          <table:table-cell office:value-type="string">
            <text:p>manze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w long</text:p>
          </table:table-cell>
          <table:table-cell office:value-type="string">
            <text:p>candvaq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usband of aunt maternal;</text:p>
          </table:table-cell>
          <table:table-cell office:value-type="string">
            <text:p>šowharxā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usband of aunt paternal;</text:p>
          </table:table-cell>
          <table:table-cell office:value-type="string">
            <text:p>šowharam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mprovisation</text:p>
          </table:table-cell>
          <table:table-cell office:value-type="string">
            <text:p>bedāhenavāz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formation; notice; notification</text:p>
          </table:table-cell>
          <table:table-cell office:value-type="string">
            <text:p>ettelā’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ject</text:p>
          </table:table-cell>
          <table:table-cell office:value-type="string">
            <text:p>āmpul zadan (zan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tended; wished</text:p>
          </table:table-cell>
          <table:table-cell office:value-type="string">
            <text:p>mowredenaza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vite</text:p>
          </table:table-cell>
          <table:table-cell office:value-type="string">
            <text:p>da’vat kardan (kon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sland</text:p>
          </table:table-cell>
          <table:table-cell office:value-type="string">
            <text:p>jazir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acket; sweater</text:p>
          </table:table-cell>
          <table:table-cell office:value-type="string">
            <text:p>žāka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ebab; barbecue; grill</text:p>
          </table:table-cell>
          <table:table-cell office:value-type="string">
            <text:p>kabāb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ettle</text:p>
          </table:table-cell>
          <table:table-cell office:value-type="string">
            <text:p>ketr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nife</text:p>
          </table:table-cell>
          <table:table-cell office:value-type="string">
            <text:p>cāq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now</text:p>
          </table:table-cell>
          <table:table-cell office:value-type="string">
            <text:p>dānestan (dān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t year</text:p>
          </table:table-cell>
          <table:table-cell office:value-type="string">
            <text:p>pārsā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t; final</text:p>
          </table:table-cell>
          <table:table-cell office:value-type="string">
            <text:p>āxar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af</text:p>
          </table:table-cell>
          <table:table-cell office:value-type="string">
            <text:p>bar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mon; citron</text:p>
          </table:table-cell>
          <table:table-cell office:value-type="string">
            <text:p>lim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ntil</text:p>
          </table:table-cell>
          <table:table-cell office:value-type="string">
            <text:p>ada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ibrary; bookshelf</text:p>
          </table:table-cell>
          <table:table-cell office:value-type="string">
            <text:p>ketābxān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ife; dear</text:p>
          </table:table-cell>
          <table:table-cell office:value-type="string">
            <text:p>jā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ight</text:p>
          </table:table-cell>
          <table:table-cell office:value-type="string">
            <text:p>sabo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in; back</text:p>
          </table:table-cell>
          <table:table-cell office:value-type="string">
            <text:p>kama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ser</text:p>
          </table:table-cell>
          <table:table-cell office:value-type="string">
            <text:p>bāzand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gnitude; enlargement</text:p>
          </table:table-cell>
          <table:table-cell office:value-type="string">
            <text:p>bozorg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stery; domination</text:p>
          </table:table-cell>
          <table:table-cell office:value-type="string">
            <text:p>tasallo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illennium</text:p>
          </table:table-cell>
          <table:table-cell office:value-type="string">
            <text:p>hezār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ment of the year transition</text:p>
          </table:table-cell>
          <table:table-cell office:value-type="string">
            <text:p>sāltahvi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nday</text:p>
          </table:table-cell>
          <table:table-cell office:value-type="string">
            <text:p>došanb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nth; moon</text:p>
          </table:table-cell>
          <table:table-cell office:value-type="string">
            <text:p>mā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torcycle</text:p>
          </table:table-cell>
          <table:table-cell office:value-type="string">
            <text:p>motorsikle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uth</text:p>
          </table:table-cell>
          <table:table-cell office:value-type="string">
            <text:p>dahā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ture</text:p>
          </table:table-cell>
          <table:table-cell office:value-type="string">
            <text:p>tabia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eck</text:p>
          </table:table-cell>
          <table:table-cell office:value-type="string">
            <text:p>garda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on</text:p>
          </table:table-cell>
          <table:table-cell office:value-type="string">
            <text:p>zoh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e; remark</text:p>
          </table:table-cell>
          <table:table-cell office:value-type="string">
            <text:p>xāternešān kardan (kon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hing</text:p>
          </table:table-cell>
          <table:table-cell office:value-type="string">
            <text:p>hicciz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pponent; rival; competitor</text:p>
          </table:table-cell>
          <table:table-cell office:value-type="string">
            <text:p>harif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ange</text:p>
          </table:table-cell>
          <table:table-cell office:value-type="string">
            <text:p>porteqā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iginal; classic</text:p>
          </table:table-cell>
          <table:table-cell office:value-type="string">
            <text:p>asi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rselves</text:p>
          </table:table-cell>
          <table:table-cell office:value-type="string">
            <text:p>xodemā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vercoat</text:p>
          </table:table-cell>
          <table:table-cell office:value-type="string">
            <text:p>pālto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we a debt</text:p>
          </table:table-cell>
          <table:table-cell office:value-type="string">
            <text:p>madyun budan (has; bāš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inter</text:p>
          </table:table-cell>
          <table:table-cell office:value-type="string">
            <text:p>naqqāš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ir</text:p>
          </table:table-cell>
          <table:table-cell office:value-type="string">
            <text:p>jof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rts; spare parts</text:p>
          </table:table-cell>
          <table:table-cell office:value-type="string">
            <text:p>qateā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st; ago</text:p>
          </table:table-cell>
          <table:table-cell office:value-type="string">
            <text:p>gozāšt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tience</text:p>
          </table:table-cell>
          <table:table-cell office:value-type="string">
            <text:p>sab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a</text:p>
          </table:table-cell>
          <table:table-cell office:value-type="string">
            <text:p>noxo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ach</text:p>
          </table:table-cell>
          <table:table-cell office:value-type="string">
            <text:p>hol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ak</text:p>
          </table:table-cell>
          <table:table-cell office:value-type="string">
            <text:p>qol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ar</text:p>
          </table:table-cell>
          <table:table-cell office:value-type="string">
            <text:p>golāb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hone number</text:p>
          </table:table-cell>
          <table:table-cell office:value-type="string">
            <text:p>šomāretelefo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laque; house number</text:p>
          </table:table-cell>
          <table:table-cell office:value-type="string">
            <text:p>pelā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late</text:p>
          </table:table-cell>
          <table:table-cell office:value-type="string">
            <text:p>di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ems</text:p>
          </table:table-cell>
          <table:table-cell office:value-type="string">
            <text:p>aš’ā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lo</text:p>
          </table:table-cell>
          <table:table-cell office:value-type="string">
            <text:p>cowgā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megranate</text:p>
          </table:table-cell>
          <table:table-cell office:value-type="string">
            <text:p>anā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ogress</text:p>
          </table:table-cell>
          <table:table-cell office:value-type="string">
            <text:p>pišraf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quality</text:p>
          </table:table-cell>
          <table:table-cell office:value-type="string">
            <text:p>keyfiya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zor; blade</text:p>
          </table:table-cell>
          <table:table-cell office:value-type="string">
            <text:p>tiq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ally; indeed</text:p>
          </table:table-cell>
          <table:table-cell office:value-type="string">
            <text:p>vāqea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lated; linked; connected</text:p>
          </table:table-cell>
          <table:table-cell office:value-type="string">
            <text:p>marb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latively</text:p>
          </table:table-cell>
          <table:table-cell office:value-type="string">
            <text:p>nesbata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pect</text:p>
          </table:table-cell>
          <table:table-cell office:value-type="string">
            <text:p>ehterā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ghts; salary</text:p>
          </table:table-cell>
          <table:table-cell office:value-type="string">
            <text:p>hoquq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ad; street; way</text:p>
          </table:table-cell>
          <table:table-cell office:value-type="string">
            <text:p>jādd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sary</text:p>
          </table:table-cell>
          <table:table-cell office:value-type="string">
            <text:p>golestā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d; unhappy</text:p>
          </table:table-cell>
          <table:table-cell office:value-type="string">
            <text:p>qamg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cientific</text:p>
          </table:table-cell>
          <table:table-cell office:value-type="string">
            <text:p>elm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culpture</text:p>
          </table:table-cell>
          <table:table-cell office:value-type="string">
            <text:p>mojassamesāz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cond</text:p>
          </table:table-cell>
          <table:table-cell office:value-type="string">
            <text:p>sāniy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cond hand</text:p>
          </table:table-cell>
          <table:table-cell office:value-type="string">
            <text:p>sāniyešomā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cretary</text:p>
          </table:table-cell>
          <table:table-cell office:value-type="string">
            <text:p>monš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rious</text:p>
          </table:table-cell>
          <table:table-cell office:value-type="string">
            <text:p>jedd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ttle</text:p>
          </table:table-cell>
          <table:table-cell office:value-type="string">
            <text:p>mostaqar šodan (šav, šow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ampoo</text:p>
          </table:table-cell>
          <table:table-cell office:value-type="string">
            <text:p>šāmp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apely; handsome</text:p>
          </table:table-cell>
          <table:table-cell office:value-type="string">
            <text:p>xošandā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arp‐witted</text:p>
          </table:table-cell>
          <table:table-cell office:value-type="string">
            <text:p>tizhuš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ave; improve;</text:p>
          </table:table-cell>
          <table:table-cell office:value-type="string">
            <text:p>eslāh kardan (kon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eeny</text:p>
          </table:table-cell>
          <table:table-cell office:value-type="string">
            <text:p>porzarqobarq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eep</text:p>
          </table:table-cell>
          <table:table-cell office:value-type="string">
            <text:p>gusfan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op; store</text:p>
          </table:table-cell>
          <table:table-cell office:value-type="string">
            <text:p>maqāz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ilent; quiet</text:p>
          </table:table-cell>
          <table:table-cell office:value-type="string">
            <text:p>sāke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kin; shell</text:p>
          </table:table-cell>
          <table:table-cell office:value-type="string">
            <text:p>pus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kirt</text:p>
          </table:table-cell>
          <table:table-cell office:value-type="string">
            <text:p>dāma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low; slowly</text:p>
          </table:table-cell>
          <table:table-cell office:value-type="string">
            <text:p>yavāš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ell</text:p>
          </table:table-cell>
          <table:table-cell office:value-type="string">
            <text:p>b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olve; dissolve</text:p>
          </table:table-cell>
          <table:table-cell office:value-type="string">
            <text:p>hal kardan (kon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ome; a little</text:p>
          </table:table-cell>
          <table:table-cell office:value-type="string">
            <text:p>yekmeqdā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ouvenir; memeory; keepsake</text:p>
          </table:table-cell>
          <table:table-cell office:value-type="string">
            <text:p>yādgār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lit peas</text:p>
          </table:table-cell>
          <table:table-cell office:value-type="string">
            <text:p>lapp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ring</text:p>
          </table:table-cell>
          <table:table-cell office:value-type="string">
            <text:p>ceš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rinkle; spray</text:p>
          </table:table-cell>
          <table:table-cell office:value-type="string">
            <text:p>pāšidan (pāš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ation</text:p>
          </table:table-cell>
          <table:table-cell office:value-type="string">
            <text:p>istgā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omach ache</text:p>
          </table:table-cell>
          <table:table-cell office:value-type="string">
            <text:p>del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oreroom</text:p>
          </table:table-cell>
          <table:table-cell office:value-type="string">
            <text:p>anbār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orm</text:p>
          </table:table-cell>
          <table:table-cell office:value-type="string">
            <text:p>tufā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ory; tale</text:p>
          </table:table-cell>
          <table:table-cell office:value-type="string">
            <text:p>dāstā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rawberry</text:p>
          </table:table-cell>
          <table:table-cell office:value-type="string">
            <text:p>tutfarang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rong</text:p>
          </table:table-cell>
          <table:table-cell office:value-type="string">
            <text:p>qav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udent</text:p>
          </table:table-cell>
          <table:table-cell office:value-type="string">
            <text:p>šāge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udy; reading</text:p>
          </table:table-cell>
          <table:table-cell office:value-type="string">
            <text:p>motāle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bscription; sharing</text:p>
          </table:table-cell>
          <table:table-cell office:value-type="string">
            <text:p>ešterā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it</text:p>
          </table:table-cell>
          <table:table-cell office:value-type="string">
            <text:p>kotšalvā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itcase</text:p>
          </table:table-cell>
          <table:table-cell office:value-type="string">
            <text:p>camedā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nshine</text:p>
          </table:table-cell>
          <table:table-cell office:value-type="string">
            <text:p>āftāb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wimming</text:p>
          </table:table-cell>
          <table:table-cell office:value-type="string">
            <text:p>šenā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‐Shirt</text:p>
          </table:table-cell>
          <table:table-cell office:value-type="string">
            <text:p>tišer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all</text:p>
          </table:table-cell>
          <table:table-cell office:value-type="string">
            <text:p>qadbolan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angerine; mandarin</text:p>
          </table:table-cell>
          <table:table-cell office:value-type="string">
            <text:p>nāreng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aste</text:p>
          </table:table-cell>
          <table:table-cell office:value-type="string">
            <text:p>maz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axi service</text:p>
          </table:table-cell>
          <table:table-cell office:value-type="string">
            <text:p>tāksiservi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eahouse</text:p>
          </table:table-cell>
          <table:table-cell office:value-type="string">
            <text:p>cāyxān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eapot</text:p>
          </table:table-cell>
          <table:table-cell office:value-type="string">
            <text:p>qur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ennis</text:p>
          </table:table-cell>
          <table:table-cell office:value-type="string">
            <text:p>teni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e day before yesterday</text:p>
          </table:table-cell>
          <table:table-cell office:value-type="string">
            <text:p>pariruz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eatre</text:p>
          </table:table-cell>
          <table:table-cell office:value-type="string">
            <text:p>teāt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eme; context; background</text:p>
          </table:table-cell>
          <table:table-cell office:value-type="string">
            <text:p>zamin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ick; fat</text:p>
          </table:table-cell>
          <table:table-cell office:value-type="string">
            <text:p>cāq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ieves</text:p>
          </table:table-cell>
          <table:table-cell office:value-type="string">
            <text:p>sāreq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irsty</text:p>
          </table:table-cell>
          <table:table-cell office:value-type="string">
            <text:p>tešn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is time</text:p>
          </table:table-cell>
          <table:table-cell office:value-type="string">
            <text:p>inbā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day</text:p>
          </table:table-cell>
          <table:table-cell office:value-type="string">
            <text:p>panjšanb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ickets seller</text:p>
          </table:table-cell>
          <table:table-cell office:value-type="string">
            <text:p>belitforuš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ie</text:p>
          </table:table-cell>
          <table:table-cell office:value-type="string">
            <text:p>kerāvā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wel</text:p>
          </table:table-cell>
          <table:table-cell office:value-type="string">
            <text:p>how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aditional; conventional; classic</text:p>
          </table:table-cell>
          <table:table-cell office:value-type="string">
            <text:p>sonnat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ain</text:p>
          </table:table-cell>
          <table:table-cell office:value-type="string">
            <text:p>qatā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ash; rubbish; garbage</text:p>
          </table:table-cell>
          <table:table-cell office:value-type="string">
            <text:p>āšqā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ip; tour; walk; turn</text:p>
          </table:table-cell>
          <table:table-cell office:value-type="string">
            <text:p>gardeš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ub; bath tub</text:p>
          </table:table-cell>
          <table:table-cell office:value-type="string">
            <text:p>vā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cle</text:p>
          </table:table-cell>
          <table:table-cell office:value-type="string">
            <text:p>am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cle</text:p>
          </table:table-cell>
          <table:table-cell office:value-type="string">
            <text:p>dāy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erse</text:p>
          </table:table-cell>
          <table:table-cell office:value-type="string">
            <text:p>bey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ertical</text:p>
          </table:table-cell>
          <table:table-cell office:value-type="string">
            <text:p>amud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ew; opinion</text:p>
          </table:table-cell>
          <table:table-cell office:value-type="string">
            <text:p>naza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lla; bungalow</text:p>
          </table:table-cell>
          <table:table-cell office:value-type="string">
            <text:p>vilā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olleyball</text:p>
          </table:table-cell>
          <table:table-cell office:value-type="string">
            <text:p>vālibā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ant; request</text:p>
          </table:table-cell>
          <table:table-cell office:value-type="string">
            <text:p>xāstan (xāh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ar; battle</text:p>
          </table:table-cell>
          <table:table-cell office:value-type="string">
            <text:p>jan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ashbasin; toilet</text:p>
          </table:table-cell>
          <table:table-cell office:value-type="string">
            <text:p>dastšuy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aterfall</text:p>
          </table:table-cell>
          <table:table-cell office:value-type="string">
            <text:p>ābšā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eak</text:p>
          </table:table-cell>
          <table:table-cell office:value-type="string">
            <text:p>zaif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hat</text:p>
          </table:table-cell>
          <table:table-cell office:value-type="string">
            <text:p>ceciz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hat; how many</text:p>
          </table:table-cell>
          <table:table-cell office:value-type="string">
            <text:p>cando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heat</text:p>
          </table:table-cell>
          <table:table-cell office:value-type="string">
            <text:p>gando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hich one</text:p>
          </table:table-cell>
          <table:table-cell office:value-type="string">
            <text:p>kodāmye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ife of uncle maternal; aunt</text:p>
          </table:table-cell>
          <table:table-cell office:value-type="string">
            <text:p>zandāy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ife of uncle paternal; aunt</text:p>
          </table:table-cell>
          <table:table-cell office:value-type="string">
            <text:p>zanam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inner</text:p>
          </table:table-cell>
          <table:table-cell office:value-type="string">
            <text:p>barand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orker; labor</text:p>
          </table:table-cell>
          <table:table-cell office:value-type="string">
            <text:p>kārga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ellow</text:p>
          </table:table-cell>
          <table:table-cell office:value-type="string">
            <text:p>z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urselves</text:p>
          </table:table-cell>
          <table:table-cell office:value-type="string">
            <text:p>xodetā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 little</text:p>
          </table:table-cell>
          <table:table-cell office:value-type="string">
            <text:p>yekka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bility</text:p>
          </table:table-cell>
          <table:table-cell office:value-type="string">
            <text:p>tavānāy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bout; roughly</text:p>
          </table:table-cell>
          <table:table-cell office:value-type="string">
            <text:p>hoduda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fterwards</text:p>
          </table:table-cell>
          <table:table-cell office:value-type="string">
            <text:p>ba’da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ge of twelve years</text:p>
          </table:table-cell>
          <table:table-cell office:value-type="string">
            <text:p>davāzdahsāleg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gebra</text:p>
          </table:table-cell>
          <table:table-cell office:value-type="string">
            <text:p>jab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though</text:p>
          </table:table-cell>
          <table:table-cell office:value-type="string">
            <text:p>harcan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nesthesia</text:p>
          </table:table-cell>
          <table:table-cell office:value-type="string">
            <text:p>bihess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nnual; yearly</text:p>
          </table:table-cell>
          <table:table-cell office:value-type="string">
            <text:p>sālān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artment; flat</text:p>
          </table:table-cell>
          <table:table-cell office:value-type="string">
            <text:p>āpārtemā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ologize</text:p>
          </table:table-cell>
          <table:table-cell office:value-type="string">
            <text:p>ozrxāhi kardan (kon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yan</text:p>
          </table:table-cell>
          <table:table-cell office:value-type="string">
            <text:p>āryāy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cribe; attribute</text:p>
          </table:table-cell>
          <table:table-cell office:value-type="string">
            <text:p>nesbat dādan (deh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k</text:p>
          </table:table-cell>
          <table:table-cell office:value-type="string">
            <text:p>porsidan (pors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k; demand</text:p>
          </table:table-cell>
          <table:table-cell office:value-type="string">
            <text:p>taqāzā kardan (kon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pect</text:p>
          </table:table-cell>
          <table:table-cell office:value-type="string">
            <text:p>janb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tronomer</text:p>
          </table:table-cell>
          <table:table-cell office:value-type="string">
            <text:p>setārešenā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unt</text:p>
          </table:table-cell>
          <table:table-cell office:value-type="string">
            <text:p>xā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nknote; bill; paper money</text:p>
          </table:table-cell>
          <table:table-cell office:value-type="string">
            <text:p>eskenā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ley</text:p>
          </table:table-cell>
          <table:table-cell office:value-type="string">
            <text:p>j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havior</text:p>
          </table:table-cell>
          <table:table-cell office:value-type="string">
            <text:p>raftā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st pupil</text:p>
          </table:table-cell>
          <table:table-cell office:value-type="string">
            <text:p>šāgerdavva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ig; huge</text:p>
          </table:table-cell>
          <table:table-cell office:value-type="string">
            <text:p>gon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irthplace</text:p>
          </table:table-cell>
          <table:table-cell office:value-type="string">
            <text:p>zādgā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lack‐hearted; malicious</text:p>
          </table:table-cell>
          <table:table-cell office:value-type="string">
            <text:p>badandiš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okseller</text:p>
          </table:table-cell>
          <table:table-cell office:value-type="string">
            <text:p>ketābforuš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wl; shell</text:p>
          </table:table-cell>
          <table:table-cell office:value-type="string">
            <text:p>kā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road; wide</text:p>
          </table:table-cell>
          <table:table-cell office:value-type="string">
            <text:p>pah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siness; transaction</text:p>
          </table:table-cell>
          <table:table-cell office:value-type="string">
            <text:p>moāme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sy; involved</text:p>
          </table:table-cell>
          <table:table-cell office:value-type="string">
            <text:p>gereftā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y heart</text:p>
          </table:table-cell>
          <table:table-cell office:value-type="string">
            <text:p>azb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b</text:p>
          </table:table-cell>
          <table:table-cell office:value-type="string">
            <text:p>dorošk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nadian</text:p>
          </table:table-cell>
          <table:table-cell office:value-type="string">
            <text:p>kānādāy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re; being</text:p>
          </table:table-cell>
          <table:table-cell office:value-type="string">
            <text:p>movāzeb budan (hast, bāš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rrot</text:p>
          </table:table-cell>
          <table:table-cell office:value-type="string">
            <text:p>havi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eiling; roof</text:p>
          </table:table-cell>
          <table:table-cell office:value-type="string">
            <text:p>saqf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enters</text:p>
          </table:table-cell>
          <table:table-cell office:value-type="string">
            <text:p>marākez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entral</text:p>
          </table:table-cell>
          <table:table-cell office:value-type="string">
            <text:p>markaz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irlift; lift</text:p>
          </table:table-cell>
          <table:table-cell office:value-type="string">
            <text:p>telekāb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mpion</text:p>
          </table:table-cell>
          <table:table-cell office:value-type="string">
            <text:p>pahlevā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mpion; hero</text:p>
          </table:table-cell>
          <table:table-cell office:value-type="string">
            <text:p>qahremā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mpionship; heroism</text:p>
          </table:table-cell>
          <table:table-cell office:value-type="string">
            <text:p>qahremān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eck up</text:p>
          </table:table-cell>
          <table:table-cell office:value-type="string">
            <text:p>moāyene kardan (kon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ocolate</text:p>
          </table:table-cell>
          <table:table-cell office:value-type="string">
            <text:p>šokolā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urch</text:p>
          </table:table-cell>
          <table:table-cell office:value-type="string">
            <text:p>kelisā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istern</text:p>
          </table:table-cell>
          <table:table-cell office:value-type="string">
            <text:p>ābanbā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ivil; civilian</text:p>
          </table:table-cell>
          <table:table-cell office:value-type="string">
            <text:p>qeyrenezām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leanness</text:p>
          </table:table-cell>
          <table:table-cell office:value-type="string">
            <text:p>tamiz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learly; clear</text:p>
          </table:table-cell>
          <table:table-cell office:value-type="string">
            <text:p>vāze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liff; rock</text:p>
          </table:table-cell>
          <table:table-cell office:value-type="string">
            <text:p>saxr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linic</text:p>
          </table:table-cell>
          <table:table-cell office:value-type="string">
            <text:p>darmāngā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loudy</text:p>
          </table:table-cell>
          <table:table-cell office:value-type="string">
            <text:p>abr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astal; seaside</text:p>
          </table:table-cell>
          <table:table-cell office:value-type="string">
            <text:p>sāhe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ld</text:p>
          </table:table-cell>
          <table:table-cell office:value-type="string">
            <text:p>ābrizeš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llection of poems</text:p>
          </table:table-cell>
          <table:table-cell office:value-type="string">
            <text:p>divā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llective; together</text:p>
          </table:table-cell>
          <table:table-cell office:value-type="string">
            <text:p>dastejam’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mmon; subscriber</text:p>
          </table:table-cell>
          <table:table-cell office:value-type="string">
            <text:p>moštare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mpilation</text:p>
          </table:table-cell>
          <table:table-cell office:value-type="string">
            <text:p>talfiq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mputer</text:p>
          </table:table-cell>
          <table:table-cell office:value-type="string">
            <text:p>kāmpiyut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cept; sense; notion;</text:p>
          </table:table-cell>
          <table:table-cell office:value-type="string">
            <text:p>mafhu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gratulate</text:p>
          </table:table-cell>
          <table:table-cell office:value-type="string">
            <text:p>tabrik goftan (gu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sideration; regard;</text:p>
          </table:table-cell>
          <table:table-cell office:value-type="string">
            <text:p>molāhez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sist</text:p>
          </table:table-cell>
          <table:table-cell office:value-type="string">
            <text:p>taškil šodan (šav, šow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tinuous</text:p>
          </table:table-cell>
          <table:table-cell office:value-type="string">
            <text:p>mostam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tinuously</text:p>
          </table:table-cell>
          <table:table-cell office:value-type="string">
            <text:p>peyvast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oking</text:p>
          </table:table-cell>
          <table:table-cell office:value-type="string">
            <text:p>poxtopaz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ol; fresh</text:p>
          </table:table-cell>
          <table:table-cell office:value-type="string">
            <text:p>xona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rner</text:p>
          </table:table-cell>
          <table:table-cell office:value-type="string">
            <text:p>guš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urt</text:p>
          </table:table-cell>
          <table:table-cell office:value-type="string">
            <text:p>darbā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urtyard; yard; life</text:p>
          </table:table-cell>
          <table:table-cell office:value-type="string">
            <text:p>hayā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usin</text:p>
          </table:table-cell>
          <table:table-cell office:value-type="string">
            <text:p>doxtaramm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usin</text:p>
          </table:table-cell>
          <table:table-cell office:value-type="string">
            <text:p>doxtaram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usin</text:p>
          </table:table-cell>
          <table:table-cell office:value-type="string">
            <text:p>pesaram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usin</text:p>
          </table:table-cell>
          <table:table-cell office:value-type="string">
            <text:p>pesardāy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edible; reliable; valid</text:p>
          </table:table-cell>
          <table:table-cell office:value-type="string">
            <text:p>mo’tab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ult; ceremony</text:p>
          </table:table-cell>
          <table:table-cell office:value-type="string">
            <text:p>āy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up</text:p>
          </table:table-cell>
          <table:table-cell office:value-type="string">
            <text:p>fenjā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ustoms</text:p>
          </table:table-cell>
          <table:table-cell office:value-type="string">
            <text:p>gomrok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cument</text:p>
          </table:table-cell>
          <table:table-cell office:value-type="string">
            <text:p>sana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uble; double layers</text:p>
          </table:table-cell>
          <table:table-cell office:value-type="string">
            <text:p>dolā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rive</text:p>
          </table:table-cell>
          <table:table-cell office:value-type="string">
            <text:p>rānandegi kardan (kon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rug; medicament; medicine</text:p>
          </table:table-cell>
          <table:table-cell office:value-type="string">
            <text:p>davā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ation; length</text:p>
          </table:table-cell>
          <table:table-cell office:value-type="string">
            <text:p>moddatzamā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asy</text:p>
          </table:table-cell>
          <table:table-cell office:value-type="string">
            <text:p>āsā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ectric</text:p>
          </table:table-cell>
          <table:table-cell office:value-type="string">
            <text:p>elekterik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ement</text:p>
          </table:table-cell>
          <table:table-cell office:value-type="string">
            <text:p>onso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migration; imigration</text:p>
          </table:table-cell>
          <table:table-cell office:value-type="string">
            <text:p>kuc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migration; imigration</text:p>
          </table:table-cell>
          <table:table-cell office:value-type="string">
            <text:p>mohājera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ncyclopedia</text:p>
          </table:table-cell>
          <table:table-cell office:value-type="string">
            <text:p>dānešnām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nemy</text:p>
          </table:table-cell>
          <table:table-cell office:value-type="string">
            <text:p>došma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ra; period</text:p>
          </table:table-cell>
          <table:table-cell office:value-type="string">
            <text:p>dowrā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xcellency</text:p>
          </table:table-cell>
          <table:table-cell office:value-type="string">
            <text:p>jenāb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xport; issue</text:p>
          </table:table-cell>
          <table:table-cell office:value-type="string">
            <text:p>sāder kardan (kon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amous</text:p>
          </table:table-cell>
          <table:table-cell office:value-type="string">
            <text:p>benā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ault; defect</text:p>
          </table:table-cell>
          <table:table-cell office:value-type="string">
            <text:p>eškā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avorite; popular</text:p>
          </table:table-cell>
          <table:table-cell office:value-type="string">
            <text:p>mahbub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ddle</text:p>
          </table:table-cell>
          <table:table-cell office:value-type="string">
            <text:p>kamān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ght; affray</text:p>
          </table:table-cell>
          <table:table-cell office:value-type="string">
            <text:p>zadoxo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gures</text:p>
          </table:table-cell>
          <table:table-cell office:value-type="string">
            <text:p>aškā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re temple</text:p>
          </table:table-cell>
          <table:table-cell office:value-type="string">
            <text:p>ātaška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lood</text:p>
          </table:table-cell>
          <table:table-cell office:value-type="string">
            <text:p>sey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lute; straw</text:p>
          </table:table-cell>
          <table:table-cell office:value-type="string">
            <text:p>ne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rce; power; strength; violence</text:p>
          </table:table-cell>
          <table:table-cell office:value-type="string">
            <text:p>zu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rced; obliged</text:p>
          </table:table-cell>
          <table:table-cell office:value-type="string">
            <text:p>majbu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rest; jungle</text:p>
          </table:table-cell>
          <table:table-cell office:value-type="string">
            <text:p>janga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ur days</text:p>
          </table:table-cell>
          <table:table-cell office:value-type="string">
            <text:p>cāhārruz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agrant; rosy</text:p>
          </table:table-cell>
          <table:table-cell office:value-type="string">
            <text:p>xošb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ench</text:p>
          </table:table-cell>
          <table:table-cell office:value-type="string">
            <text:p>farānsav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iday</text:p>
          </table:table-cell>
          <table:table-cell office:value-type="string">
            <text:p>jom’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iendship</text:p>
          </table:table-cell>
          <table:table-cell office:value-type="string">
            <text:p>dust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om; taken from</text:p>
          </table:table-cell>
          <table:table-cell office:value-type="string">
            <text:p>bargereft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unny; comic</text:p>
          </table:table-cell>
          <table:table-cell office:value-type="string">
            <text:p>xandeāv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as station</text:p>
          </table:table-cell>
          <table:table-cell office:value-type="string">
            <text:p>pompbenz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eography</text:p>
          </table:table-cell>
          <table:table-cell office:value-type="string">
            <text:p>joqrāfiyā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et lost</text:p>
          </table:table-cell>
          <table:table-cell office:value-type="string">
            <text:p>gom šodan (šav, šow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igantic; huge</text:p>
          </table:table-cell>
          <table:table-cell office:value-type="string">
            <text:p>qulpeyk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olden</text:p>
          </table:table-cell>
          <table:table-cell office:value-type="string">
            <text:p>talāy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oodness</text:p>
          </table:table-cell>
          <table:table-cell office:value-type="string">
            <text:p>nik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eetings</text:p>
          </table:table-cell>
          <table:table-cell office:value-type="string">
            <text:p>ahvālpors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owth; increase</text:p>
          </table:table-cell>
          <table:table-cell office:value-type="string">
            <text:p>roš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uitar</text:p>
          </table:table-cell>
          <table:table-cell office:value-type="string">
            <text:p>gitā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ppen; occur</text:p>
          </table:table-cell>
          <table:table-cell office:value-type="string">
            <text:p>rox dādan (deh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rd‐working</text:p>
          </table:table-cell>
          <table:table-cell office:value-type="string">
            <text:p>porkā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at; temperature</text:p>
          </table:table-cell>
          <table:table-cell office:value-type="string">
            <text:p>harāra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igh school</text:p>
          </table:table-cell>
          <table:table-cell office:value-type="string">
            <text:p>dabirestā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ill</text:p>
          </table:table-cell>
          <table:table-cell office:value-type="string">
            <text:p>tapp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nor; reputation; prestige</text:p>
          </table:table-cell>
          <table:table-cell office:value-type="string">
            <text:p>āber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norable; respectable</text:p>
          </table:table-cell>
          <table:table-cell office:value-type="string">
            <text:p>mohtara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spitable</text:p>
          </table:table-cell>
          <table:table-cell office:value-type="string">
            <text:p>mehmānnavāz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w many days; a few days</text:p>
          </table:table-cell>
          <table:table-cell office:value-type="string">
            <text:p>candruz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unger</text:p>
          </table:table-cell>
          <table:table-cell office:value-type="string">
            <text:p>gorosneg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usband</text:p>
          </table:table-cell>
          <table:table-cell office:value-type="string">
            <text:p>šowh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magaes; pictures; illustrations</text:p>
          </table:table-cell>
          <table:table-cell office:value-type="string">
            <text:p>tasāvi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mport</text:p>
          </table:table-cell>
          <table:table-cell office:value-type="string">
            <text:p>vāred kardan (kon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mpressive</text:p>
          </table:table-cell>
          <table:table-cell office:value-type="string">
            <text:p>cešmgi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do‐European</text:p>
          </table:table-cell>
          <table:table-cell office:value-type="string">
            <text:p>hendoorupāy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ternational</text:p>
          </table:table-cell>
          <table:table-cell office:value-type="string">
            <text:p>beynolmela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ranian dulcimer</text:p>
          </table:table-cell>
          <table:table-cell office:value-type="string">
            <text:p>santu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ron</text:p>
          </table:table-cell>
          <table:table-cell office:value-type="string">
            <text:p>otu kešidan (keš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slamic legal scholar</text:p>
          </table:table-cell>
          <table:table-cell office:value-type="string">
            <text:p>faqi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slamic legal scholars</text:p>
          </table:table-cell>
          <table:table-cell office:value-type="string">
            <text:p>foqahā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ew; Jewish</text:p>
          </table:table-cell>
          <table:table-cell office:value-type="string">
            <text:p>yahud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ick</text:p>
          </table:table-cell>
          <table:table-cell office:value-type="string">
            <text:p>laga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ilometer</text:p>
          </table:table-cell>
          <table:table-cell office:value-type="string">
            <text:p>kilumet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ingdom</text:p>
          </table:table-cell>
          <table:table-cell office:value-type="string">
            <text:p>pādšāh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nife</text:p>
          </table:table-cell>
          <table:table-cell office:value-type="string">
            <text:p>kā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nowledge; science</text:p>
          </table:table-cell>
          <table:table-cell office:value-type="string">
            <text:p>el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ke</text:p>
          </table:table-cell>
          <table:table-cell office:value-type="string">
            <text:p>daryā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nding</text:p>
          </table:table-cell>
          <table:table-cell office:value-type="string">
            <text:p>foru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ugh</text:p>
          </table:table-cell>
          <table:table-cell office:value-type="string">
            <text:p>xandidan (xand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arn; teach</text:p>
          </table:table-cell>
          <table:table-cell office:value-type="string">
            <text:p>āmuxtan (āmuzeš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ave a</text:p>
          </table:table-cell>
          <table:table-cell office:value-type="string">
            <text:p>peyqām gozāštan (gozār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ngth</text:p>
          </table:table-cell>
          <table:table-cell office:value-type="string">
            <text:p>derāz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ght</text:p>
          </table:table-cell>
          <table:table-cell office:value-type="string">
            <text:p>nu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ke</text:p>
          </table:table-cell>
          <table:table-cell office:value-type="string">
            <text:p>hamco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vely; alive</text:p>
          </table:table-cell>
          <table:table-cell office:value-type="string">
            <text:p>sarzen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ng</text:p>
          </table:table-cell>
          <table:table-cell office:value-type="string">
            <text:p>tulān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ss; disadvantage</text:p>
          </table:table-cell>
          <table:table-cell office:value-type="string">
            <text:p>zar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cedonian</text:p>
          </table:table-cell>
          <table:table-cell office:value-type="string">
            <text:p>maqdun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intenance; preservation</text:p>
          </table:table-cell>
          <table:table-cell office:value-type="string">
            <text:p>negahdār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; mankind</text:p>
          </table:table-cell>
          <table:table-cell office:value-type="string">
            <text:p>baš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thematician</text:p>
          </table:table-cell>
          <table:table-cell office:value-type="string">
            <text:p>riyāzidā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thematics</text:p>
          </table:table-cell>
          <table:table-cell office:value-type="string">
            <text:p>riyāziyā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asure blood</text:p>
          </table:table-cell>
          <table:table-cell office:value-type="string">
            <text:p>fešārxun gereftan (gir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chanic; repairman</text:p>
          </table:table-cell>
          <table:table-cell office:value-type="string">
            <text:p>ta’mirkā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chanics; mechanic</text:p>
          </table:table-cell>
          <table:table-cell office:value-type="string">
            <text:p>mekāni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thod; style</text:p>
          </table:table-cell>
          <table:table-cell office:value-type="string">
            <text:p>šiv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ilk; lion; tap</text:p>
          </table:table-cell>
          <table:table-cell office:value-type="string">
            <text:p>ši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inute hand</text:p>
          </table:table-cell>
          <table:table-cell office:value-type="string">
            <text:p>daqiqešomā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rry; I apologize</text:p>
          </table:table-cell>
          <table:table-cell office:value-type="string">
            <text:p>ma’zerat mixāha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ern</text:p>
          </table:table-cell>
          <table:table-cell office:value-type="string">
            <text:p>emruz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ment</text:p>
          </table:table-cell>
          <table:table-cell office:value-type="string">
            <text:p>lahz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ney</text:p>
          </table:table-cell>
          <table:table-cell office:value-type="string">
            <text:p>pu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rality</text:p>
          </table:table-cell>
          <table:table-cell office:value-type="string">
            <text:p>axlāq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untains</text:p>
          </table:table-cell>
          <table:table-cell office:value-type="string">
            <text:p>kuhestā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vie recording</text:p>
          </table:table-cell>
          <table:table-cell office:value-type="string">
            <text:p>filmbardār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wing</text:p>
          </table:table-cell>
          <table:table-cell office:value-type="string">
            <text:p>camanzan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usicianship</text:p>
          </table:table-cell>
          <table:table-cell office:value-type="string">
            <text:p>navāzandeg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tionality</text:p>
          </table:table-cell>
          <table:table-cell office:value-type="string">
            <text:p>melliya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tions</text:p>
          </table:table-cell>
          <table:table-cell office:value-type="string">
            <text:p>mela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ear; close</text:p>
          </table:table-cell>
          <table:table-cell office:value-type="string">
            <text:p>nazdi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earness</text:p>
          </table:table-cell>
          <table:table-cell office:value-type="string">
            <text:p>nazdik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ise</text:p>
          </table:table-cell>
          <table:table-cell office:value-type="string">
            <text:p>sarosedā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n‐stop</text:p>
          </table:table-cell>
          <table:table-cell office:value-type="string">
            <text:p>bedunetavaqqof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table; considerable;</text:p>
          </table:table-cell>
          <table:table-cell office:value-type="string">
            <text:p>qābeletavajjo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velist</text:p>
          </table:table-cell>
          <table:table-cell office:value-type="string">
            <text:p>dāstānnevi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w</text:p>
          </table:table-cell>
          <table:table-cell office:value-type="string">
            <text:p>hamaknu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umber; count</text:p>
          </table:table-cell>
          <table:table-cell office:value-type="string">
            <text:p>te’dā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umbers</text:p>
          </table:table-cell>
          <table:table-cell office:value-type="string">
            <text:p>a’dā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bservations</text:p>
          </table:table-cell>
          <table:table-cell office:value-type="string">
            <text:p>molāhezā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cean</text:p>
          </table:table-cell>
          <table:table-cell office:value-type="string">
            <text:p>oqyānu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ffer</text:p>
          </table:table-cell>
          <table:table-cell office:value-type="string">
            <text:p>arze kardan (kon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ld</text:p>
          </table:table-cell>
          <table:table-cell office:value-type="string">
            <text:p>kohn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ld</text:p>
          </table:table-cell>
          <table:table-cell office:value-type="string">
            <text:p>pi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ld; old‐fashioned; out of date</text:p>
          </table:table-cell>
          <table:table-cell office:value-type="string">
            <text:p>qadim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nion</text:p>
          </table:table-cell>
          <table:table-cell office:value-type="string">
            <text:p>piyāz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pponents</text:p>
          </table:table-cell>
          <table:table-cell office:value-type="string">
            <text:p>moxālef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ange</text:p>
          </table:table-cell>
          <table:table-cell office:value-type="string">
            <text:p>nārenj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therwise</text:p>
          </table:table-cell>
          <table:table-cell office:value-type="string">
            <text:p>vagar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ut</text:p>
          </table:table-cell>
          <table:table-cell office:value-type="string">
            <text:p>figur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utfit</text:p>
          </table:table-cell>
          <table:table-cell office:value-type="string">
            <text:p>sarovaz’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lace</text:p>
          </table:table-cell>
          <table:table-cell office:value-type="string">
            <text:p>qas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el; board; tableau</text:p>
          </table:table-cell>
          <table:table-cell office:value-type="string">
            <text:p>tābl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rking</text:p>
          </table:table-cell>
          <table:table-cell office:value-type="string">
            <text:p>pārkin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rtner</text:p>
          </table:table-cell>
          <table:table-cell office:value-type="string">
            <text:p>šari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ssport</text:p>
          </table:table-cell>
          <table:table-cell office:value-type="string">
            <text:p>gozarnām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ssport</text:p>
          </table:table-cell>
          <table:table-cell office:value-type="string">
            <text:p>pāspor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er; counterpart</text:p>
          </table:table-cell>
          <table:table-cell office:value-type="string">
            <text:p>hamtā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nsive</text:p>
          </table:table-cell>
          <table:table-cell office:value-type="string">
            <text:p>pak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formance; demonstration;</text:p>
          </table:table-cell>
          <table:table-cell office:value-type="string">
            <text:p>namāyeš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ilosophy</text:p>
          </table:table-cell>
          <table:table-cell office:value-type="string">
            <text:p>falsaf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otographer</text:p>
          </table:table-cell>
          <table:table-cell office:value-type="string">
            <text:p>akkā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otography; photo studio</text:p>
          </table:table-cell>
          <table:table-cell office:value-type="string">
            <text:p>akkās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laf; rice</text:p>
          </table:table-cell>
          <table:table-cell office:value-type="string">
            <text:p>pol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nnacle; height; peak</text:p>
          </table:table-cell>
          <table:table-cell office:value-type="string">
            <text:p>ow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pe</text:p>
          </table:table-cell>
          <table:table-cell office:value-type="string">
            <text:p>pi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et</text:p>
          </table:table-cell>
          <table:table-cell office:value-type="string">
            <text:p>šā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pulous</text:p>
          </table:table-cell>
          <table:table-cell office:value-type="string">
            <text:p>porjam’iya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sition; view</text:p>
          </table:table-cell>
          <table:table-cell office:value-type="string">
            <text:p>mowze’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sitions; views</text:p>
          </table:table-cell>
          <table:table-cell office:value-type="string">
            <text:p>mavāze’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esent; devote;</text:p>
          </table:table-cell>
          <table:table-cell office:value-type="string">
            <text:p>taqdim kardan (kon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ce; value</text:p>
          </table:table-cell>
          <table:table-cell office:value-type="string">
            <text:p>qeyma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mary; preliminary; original</text:p>
          </table:table-cell>
          <table:table-cell office:value-type="string">
            <text:p>avvaliy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bably</text:p>
          </table:table-cell>
          <table:table-cell office:value-type="string">
            <text:p>ehtemāla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fit; interest</text:p>
          </table:table-cell>
          <table:table-cell office:value-type="string">
            <text:p>su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mise</text:p>
          </table:table-cell>
          <table:table-cell office:value-type="string">
            <text:p>qowl dādan (deh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quatrains</text:p>
          </table:table-cell>
          <table:table-cell office:value-type="string">
            <text:p>robāiyā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quiet; slow</text:p>
          </table:table-cell>
          <table:table-cell office:value-type="string">
            <text:p>āhest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ceipt; reception</text:p>
          </table:table-cell>
          <table:table-cell office:value-type="string">
            <text:p>daryāf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cord</text:p>
          </table:table-cell>
          <table:table-cell office:value-type="string">
            <text:p>reko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sor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gistered</text:p>
          </table:table-cell>
          <table:table-cell office:value-type="string">
            <text:p>sabtšo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lation; connection</text:p>
          </table:table-cell>
          <table:table-cell office:value-type="string">
            <text:p>rābet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ligious</text:p>
          </table:table-cell>
          <table:table-cell office:value-type="string">
            <text:p>mazhab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main</text:p>
          </table:table-cell>
          <table:table-cell office:value-type="string">
            <text:p>bāqi māndan (mān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medy; alternative</text:p>
          </table:table-cell>
          <table:table-cell office:value-type="string">
            <text:p>cār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presentative;</text:p>
          </table:table-cell>
          <table:table-cell office:value-type="string">
            <text:p>namāyan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searcher; scholar</text:p>
          </table:table-cell>
          <table:table-cell office:value-type="string">
            <text:p>pažuhešg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sponsibility</text:p>
          </table:table-cell>
          <table:table-cell office:value-type="string">
            <text:p>mas’uliya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st</text:p>
          </table:table-cell>
          <table:table-cell office:value-type="string">
            <text:p>esterāhat kardan (kon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turn</text:p>
          </table:table-cell>
          <table:table-cell office:value-type="string">
            <text:p>bargaš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ute; path; way; direction</text:p>
          </table:table-cell>
          <table:table-cell office:value-type="string">
            <text:p>masi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uler</text:p>
          </table:table-cell>
          <table:table-cell office:value-type="string">
            <text:p>xatkeš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dwich</text:p>
          </table:table-cell>
          <table:table-cell office:value-type="string">
            <text:p>sāndevic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usage</text:p>
          </table:table-cell>
          <table:table-cell office:value-type="string">
            <text:p>sosi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holar; researcher</text:p>
          </table:table-cell>
          <table:table-cell office:value-type="string">
            <text:p>mohaqqeq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hools</text:p>
          </table:table-cell>
          <table:table-cell office:value-type="string">
            <text:p>madāre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nd</text:p>
          </table:table-cell>
          <table:table-cell office:value-type="string">
            <text:p>ferestādan (ferest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nder; transmitter</text:p>
          </table:table-cell>
          <table:table-cell office:value-type="string">
            <text:p>ferestan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ptic; unclean</text:p>
          </table:table-cell>
          <table:table-cell office:value-type="string">
            <text:p>ālu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t; seat</text:p>
          </table:table-cell>
          <table:table-cell office:value-type="string">
            <text:p>nešāndan (nešān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hine</text:p>
          </table:table-cell>
          <table:table-cell office:value-type="string">
            <text:p>tābeš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idewalk</text:p>
          </table:table-cell>
          <table:table-cell office:value-type="string">
            <text:p>piyāder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ilk</text:p>
          </table:table-cell>
          <table:table-cell office:value-type="string">
            <text:p>abriša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</text:p>
          </table:table-cell>
          <table:table-cell office:value-type="string">
            <text:p>ānconā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 much; that much</text:p>
          </table:table-cell>
          <table:table-cell office:value-type="string">
            <text:p>inqad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; also</text:p>
          </table:table-cell>
          <table:table-cell office:value-type="string">
            <text:p>hamintow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ap</text:p>
          </table:table-cell>
          <table:table-cell office:value-type="string">
            <text:p>sābu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ldier</text:p>
          </table:table-cell>
          <table:table-cell office:value-type="string">
            <text:p>sarbāz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ur cherry</text:p>
          </table:table-cell>
          <table:table-cell office:value-type="string">
            <text:p>ālbāl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ur orange</text:p>
          </table:table-cell>
          <table:table-cell office:value-type="string">
            <text:p>nāren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urce</text:p>
          </table:table-cell>
          <table:table-cell office:value-type="string">
            <text:p>manba’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urces</text:p>
          </table:table-cell>
          <table:table-cell office:value-type="string">
            <text:p>manābe’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peaker</text:p>
          </table:table-cell>
          <table:table-cell office:value-type="string">
            <text:p>bolandg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piritual; moral</text:p>
          </table:table-cell>
          <table:table-cell office:value-type="string">
            <text:p>ma’nav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plendid; glorious; magnificent</text:p>
          </table:table-cell>
          <table:table-cell office:value-type="string">
            <text:p>bāšoku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poon</text:p>
          </table:table-cell>
          <table:table-cell office:value-type="string">
            <text:p>qāšoq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amp</text:p>
          </table:table-cell>
          <table:table-cell office:value-type="string">
            <text:p>tamb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and; stop</text:p>
          </table:table-cell>
          <table:table-cell office:value-type="string">
            <text:p>istādan (ist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andard; criterion</text:p>
          </table:table-cell>
          <table:table-cell office:value-type="string">
            <text:p>me’yā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op; stay</text:p>
          </table:table-cell>
          <table:table-cell office:value-type="string">
            <text:p>tavaqqof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nday</text:p>
          </table:table-cell>
          <table:table-cell office:value-type="string">
            <text:p>yekšanb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mbol</text:p>
          </table:table-cell>
          <table:table-cell office:value-type="string">
            <text:p>namā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rup</text:p>
          </table:table-cell>
          <table:table-cell office:value-type="string">
            <text:p>šarba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achers</text:p>
          </table:table-cell>
          <table:table-cell office:value-type="string">
            <text:p>moallem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mperate; mild</text:p>
          </table:table-cell>
          <table:table-cell office:value-type="string">
            <text:p>mo’tade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mperature</text:p>
          </table:table-cell>
          <table:table-cell office:value-type="string">
            <text:p>damā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rminal</text:p>
          </table:table-cell>
          <table:table-cell office:value-type="string">
            <text:p>terminā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e night before last night</text:p>
          </table:table-cell>
          <table:table-cell office:value-type="string">
            <text:p>parišab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emselves</text:p>
          </table:table-cell>
          <table:table-cell office:value-type="string">
            <text:p>xodešā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ief</text:p>
          </table:table-cell>
          <table:table-cell office:value-type="string">
            <text:p>sāreq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roughout; all over</text:p>
          </table:table-cell>
          <table:table-cell office:value-type="string">
            <text:p>sarās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row</text:p>
          </table:table-cell>
          <table:table-cell office:value-type="string">
            <text:p>andāxtan (andāz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ursday night</text:p>
          </table:table-cell>
          <table:table-cell office:value-type="string">
            <text:p>panjšanbešab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me</text:p>
          </table:table-cell>
          <table:table-cell office:value-type="string">
            <text:p>daf’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oilet</text:p>
          </table:table-cell>
          <table:table-cell office:value-type="string">
            <text:p>tuāle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omato</text:p>
          </table:table-cell>
          <table:table-cell office:value-type="string">
            <text:p>gowjefarang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opic; issue; matter; subject</text:p>
          </table:table-cell>
          <table:table-cell office:value-type="string">
            <text:p>mowzu’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ap</text:p>
          </table:table-cell>
          <table:table-cell office:value-type="string">
            <text:p>dā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aveler’s check</text:p>
          </table:table-cell>
          <table:table-cell office:value-type="string">
            <text:p>cekpu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iangle; triangular</text:p>
          </table:table-cell>
          <table:table-cell office:value-type="string">
            <text:p>seguš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ouble</text:p>
          </table:table-cell>
          <table:table-cell office:value-type="string">
            <text:p>dardes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uck</text:p>
          </table:table-cell>
          <table:table-cell office:value-type="string">
            <text:p>kāmiyo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ust; confidence</text:p>
          </table:table-cell>
          <table:table-cell office:value-type="string">
            <text:p>etminā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wo‐thirds</text:p>
          </table:table-cell>
          <table:table-cell office:value-type="string">
            <text:p>dosevvo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forgettable</text:p>
          </table:table-cell>
          <table:table-cell office:value-type="string">
            <text:p>farāmušnašodan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alley</text:p>
          </table:table-cell>
          <table:table-cell office:value-type="string">
            <text:p>darr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ast; wide</text:p>
          </table:table-cell>
          <table:table-cell office:value-type="string">
            <text:p>pahnāv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sible</text:p>
          </table:table-cell>
          <table:table-cell office:value-type="string">
            <text:p>qābeledida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sit</text:p>
          </table:table-cell>
          <table:table-cell office:value-type="string">
            <text:p>bāzdi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all; fence</text:p>
          </table:table-cell>
          <table:table-cell office:value-type="string">
            <text:p>divā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arranty; guarantee</text:p>
          </table:table-cell>
          <table:table-cell office:value-type="string">
            <text:p>gārānt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lcome</text:p>
          </table:table-cell>
          <table:table-cell office:value-type="string">
            <text:p>xošāmad goftan (gu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ho</text:p>
          </table:table-cell>
          <table:table-cell office:value-type="string">
            <text:p>k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in‐and loss</text:p>
          </table:table-cell>
          <table:table-cell office:value-type="string">
            <text:p>bordobāx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ind</text:p>
          </table:table-cell>
          <table:table-cell office:value-type="string">
            <text:p>bā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ipe</text:p>
          </table:table-cell>
          <table:table-cell office:value-type="string">
            <text:p>dastmāl kešidan (keš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ise</text:p>
          </table:table-cell>
          <table:table-cell office:value-type="string">
            <text:p>hakimān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ise; knowing</text:p>
          </table:table-cell>
          <table:table-cell office:value-type="string">
            <text:p>dānā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nderful; amazing</text:p>
          </table:table-cell>
          <table:table-cell office:value-type="string">
            <text:p>šegeftangiz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oden</text:p>
          </table:table-cell>
          <table:table-cell office:value-type="string">
            <text:p>cub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ol</text:p>
          </table:table-cell>
          <table:table-cell office:value-type="string">
            <text:p>paš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rong</text:p>
          </table:table-cell>
          <table:table-cell office:value-type="string">
            <text:p>eštebāh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young</text:p>
          </table:table-cell>
          <table:table-cell office:value-type="string">
            <text:p>javā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oroastrian</text:p>
          </table:table-cell>
          <table:table-cell office:value-type="string">
            <text:p>zartošt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 bit; a little</text:p>
          </table:table-cell>
          <table:table-cell office:value-type="string">
            <text:p>yekxor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 few hundred years old</text:p>
          </table:table-cell>
          <table:table-cell office:value-type="string">
            <text:p>candsadsā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bdominal pain</text:p>
          </table:table-cell>
          <table:table-cell office:value-type="string">
            <text:p>šekam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cent; dialect</text:p>
          </table:table-cell>
          <table:table-cell office:value-type="string">
            <text:p>lah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cidental</text:p>
          </table:table-cell>
          <table:table-cell office:value-type="string">
            <text:p>ettefāq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countability; responsibility</text:p>
          </table:table-cell>
          <table:table-cell office:value-type="string">
            <text:p>pāsoxguy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hieving; gaining</text:p>
          </table:table-cell>
          <table:table-cell office:value-type="string">
            <text:p>dastyāb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id</text:p>
          </table:table-cell>
          <table:table-cell office:value-type="string">
            <text:p>asi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venturous</text:p>
          </table:table-cell>
          <table:table-cell office:value-type="string">
            <text:p>pormājar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fternoon</text:p>
          </table:table-cell>
          <table:table-cell office:value-type="string">
            <text:p>ba’dazzoh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e</text:p>
          </table:table-cell>
          <table:table-cell office:value-type="string">
            <text:p>qedm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e of eighty years</text:p>
          </table:table-cell>
          <table:table-cell office:value-type="string">
            <text:p>haštādsāleg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es</text:p>
          </table:table-cell>
          <table:table-cell office:value-type="string">
            <text:p>a’sā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ree</text:p>
          </table:table-cell>
          <table:table-cell office:value-type="string">
            <text:p>movāfeq budan (hast; bāš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ir conditioning</text:p>
          </table:table-cell>
          <table:table-cell office:value-type="string">
            <text:p>kul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gorithm</text:p>
          </table:table-cell>
          <table:table-cell office:value-type="string">
            <text:p>ālgorit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together; overall</text:p>
          </table:table-cell>
          <table:table-cell office:value-type="string">
            <text:p>jam’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mazed</text:p>
          </table:table-cell>
          <table:table-cell office:value-type="string">
            <text:p>šegeftza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gry</text:p>
          </table:table-cell>
          <table:table-cell office:value-type="string">
            <text:p>xašmg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niversary</text:p>
          </table:table-cell>
          <table:table-cell office:value-type="string">
            <text:p>sālru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nouncer; speaker</text:p>
          </table:table-cell>
          <table:table-cell office:value-type="string">
            <text:p>guyan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ab</text:p>
          </table:table-cell>
          <table:table-cell office:value-type="string">
            <text:p>tāz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ea</text:p>
          </table:table-cell>
          <table:table-cell office:value-type="string">
            <text:p>masāh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menian</text:p>
          </table:table-cell>
          <table:table-cell office:value-type="string">
            <text:p>arma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ian</text:p>
          </table:table-cell>
          <table:table-cell office:value-type="string">
            <text:p>āsiyāy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syrian</text:p>
          </table:table-cell>
          <table:table-cell office:value-type="string">
            <text:p>āšu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telier</text:p>
          </table:table-cell>
          <table:table-cell office:value-type="string">
            <text:p>āteliy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wards</text:p>
          </table:table-cell>
          <table:table-cell office:value-type="string">
            <text:p>javāye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vidence</text:p>
          </table:table-cell>
          <table:table-cell office:value-type="string">
            <text:p>hāki budan (hast, bāš) a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ck pain</text:p>
          </table:table-cell>
          <table:table-cell office:value-type="string">
            <text:p>kamar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gain</text:p>
          </table:table-cell>
          <table:table-cell office:value-type="string">
            <text:p>cāne zadan (za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sket</text:p>
          </table:table-cell>
          <table:table-cell office:value-type="string">
            <text:p>saba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 in favor of</text:p>
          </table:table-cell>
          <table:table-cell office:value-type="string">
            <text:p>māyel budan (hast, bāš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 weakened</text:p>
          </table:table-cell>
          <table:table-cell office:value-type="string">
            <text:p>taz’if šodan (šav, šow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; be</text:p>
          </table:table-cell>
          <table:table-cell office:value-type="string">
            <text:p>mahsub šodan (šav, šow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cause; since</text:p>
          </table:table-cell>
          <table:table-cell office:value-type="string">
            <text:p>cerā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cause; since</text:p>
          </table:table-cell>
          <table:table-cell office:value-type="string">
            <text:p>con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cause; since</text:p>
          </table:table-cell>
          <table:table-cell office:value-type="string">
            <text:p>zirā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d</text:p>
          </table:table-cell>
          <table:table-cell office:value-type="string">
            <text:p>taxtexā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havior</text:p>
          </table:table-cell>
          <table:table-cell office:value-type="string">
            <text:p>kerdā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longing</text:p>
          </table:table-cell>
          <table:table-cell office:value-type="string">
            <text:p>motealleq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t</text:p>
          </table:table-cell>
          <table:table-cell office:value-type="string">
            <text:p>šartband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ifurcation</text:p>
          </table:table-cell>
          <table:table-cell office:value-type="string">
            <text:p>serāh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ill; invoice</text:p>
          </table:table-cell>
          <table:table-cell office:value-type="string">
            <text:p>surathesā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ird</text:p>
          </table:table-cell>
          <table:table-cell office:value-type="string">
            <text:p>paran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lack</text:p>
          </table:table-cell>
          <table:table-cell office:value-type="string">
            <text:p>meš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lacksmith</text:p>
          </table:table-cell>
          <table:table-cell office:value-type="string">
            <text:p>āhang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dy</text:p>
          </table:table-cell>
          <table:table-cell office:value-type="string">
            <text:p>t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oklet</text:p>
          </table:table-cell>
          <table:table-cell office:value-type="string">
            <text:p>daftar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okstore</text:p>
          </table:table-cell>
          <table:table-cell office:value-type="string">
            <text:p>ketābforu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om; height</text:p>
          </table:table-cell>
          <table:table-cell office:value-type="string">
            <text:p>šokufāy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anch; category</text:p>
          </table:table-cell>
          <table:table-cell office:value-type="string">
            <text:p>šāx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eak</text:p>
          </table:table-cell>
          <table:table-cell office:value-type="string">
            <text:p>šekastan (šeka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imstone</text:p>
          </table:table-cell>
          <table:table-cell office:value-type="string">
            <text:p>guge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own</text:p>
          </table:table-cell>
          <table:table-cell office:value-type="string">
            <text:p>qahve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ffet; cupboard</text:p>
          </table:table-cell>
          <table:table-cell office:value-type="string">
            <text:p>buf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ild; make; produce</text:p>
          </table:table-cell>
          <table:table-cell office:value-type="string">
            <text:p>sāxtan (sāz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rst into laughter</text:p>
          </table:table-cell>
          <table:table-cell office:value-type="string">
            <text:p>xande gereftan (gir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t; however</text:p>
          </table:table-cell>
          <table:table-cell office:value-type="string">
            <text:p>amm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tton</text:p>
          </table:table-cell>
          <table:table-cell office:value-type="string">
            <text:p>dok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lcium</text:p>
          </table:table-cell>
          <table:table-cell office:value-type="string">
            <text:p>kalsiy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lendar; calculation of times</text:p>
          </table:table-cell>
          <table:table-cell office:value-type="string">
            <text:p>gāhšomā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liph</text:p>
          </table:table-cell>
          <table:table-cell office:value-type="string">
            <text:p>xalif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liphs</text:p>
          </table:table-cell>
          <table:table-cell office:value-type="string">
            <text:p>xolaf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n</text:p>
          </table:table-cell>
          <table:table-cell office:value-type="string">
            <text:p>tavānestan (tavā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psule</text:p>
          </table:table-cell>
          <table:table-cell office:value-type="string">
            <text:p>kapsu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pture; arrest</text:p>
          </table:table-cell>
          <table:table-cell office:value-type="string">
            <text:p>dastgi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avanserai</text:p>
          </table:table-cell>
          <table:table-cell office:value-type="string">
            <text:p>kārvānsar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bonated</text:p>
          </table:table-cell>
          <table:table-cell office:value-type="string">
            <text:p>gāzdā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pet weaving</text:p>
          </table:table-cell>
          <table:table-cell office:value-type="string">
            <text:p>qālibāf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ton</text:p>
          </table:table-cell>
          <table:table-cell office:value-type="string">
            <text:p>kārt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se; instance</text:p>
          </table:table-cell>
          <table:table-cell office:value-type="string">
            <text:p>mowr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ses; instances</text:p>
          </table:table-cell>
          <table:table-cell office:value-type="string">
            <text:p>mavār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ellar; basement</text:p>
          </table:table-cell>
          <table:table-cell office:value-type="string">
            <text:p>zirzam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aracter; figure; personality</text:p>
          </table:table-cell>
          <table:table-cell office:value-type="string">
            <text:p>šaxsiy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emist</text:p>
          </table:table-cell>
          <table:table-cell office:value-type="string">
            <text:p>šimidā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est pain</text:p>
          </table:table-cell>
          <table:table-cell office:value-type="string">
            <text:p>sine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ewing gum</text:p>
          </table:table-cell>
          <table:table-cell office:value-type="string">
            <text:p>ādām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ief; director</text:p>
          </table:table-cell>
          <table:table-cell office:value-type="string">
            <text:p>rai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iefs; directors</text:p>
          </table:table-cell>
          <table:table-cell office:value-type="string">
            <text:p>roas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ildhood; infancy</text:p>
          </table:table-cell>
          <table:table-cell office:value-type="string">
            <text:p>xordsā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oice; selection</text:p>
          </table:table-cell>
          <table:table-cell office:value-type="string">
            <text:p>gozine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ristian</text:p>
          </table:table-cell>
          <table:table-cell office:value-type="string">
            <text:p>masih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lear; smooth; flat; plain</text:p>
          </table:table-cell>
          <table:table-cell office:value-type="string">
            <text:p>sāf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lever; smart</text:p>
          </table:table-cell>
          <table:table-cell office:value-type="string">
            <text:p>hušmandā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limatic</text:p>
          </table:table-cell>
          <table:table-cell office:value-type="string">
            <text:p>ābohavāy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lose; pack; block</text:p>
          </table:table-cell>
          <table:table-cell office:value-type="string">
            <text:p>bastan (band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in</text:p>
          </table:table-cell>
          <table:table-cell office:value-type="string">
            <text:p>sek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league</text:p>
          </table:table-cell>
          <table:table-cell office:value-type="string">
            <text:p>hamkā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lecting; compilation</text:p>
          </table:table-cell>
          <table:table-cell office:value-type="string">
            <text:p>gerdāva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lecting; compilation</text:p>
          </table:table-cell>
          <table:table-cell office:value-type="string">
            <text:p>jam’āva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mittee; board; panel</text:p>
          </table:table-cell>
          <table:table-cell office:value-type="string">
            <text:p>hey’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assionate; merciful</text:p>
          </table:table-cell>
          <table:table-cell office:value-type="string">
            <text:p>delsu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etitions; matches</text:p>
          </table:table-cell>
          <table:table-cell office:value-type="string">
            <text:p>mosābeqā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ile; write</text:p>
          </table:table-cell>
          <table:table-cell office:value-type="string">
            <text:p>ta’lif kardan (ko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 office:value-type="string">
            <text:p>takmil kardan (ko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ose; sing</text:p>
          </table:table-cell>
          <table:table-cell office:value-type="string">
            <text:p>sorudan (sorā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cepts</text:p>
          </table:table-cell>
          <table:table-cell office:value-type="string">
            <text:p>mafāhi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ditions</text:p>
          </table:table-cell>
          <table:table-cell office:value-type="string">
            <text:p>šarāy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oid</text:p>
          </table:table-cell>
          <table:table-cell office:value-type="string">
            <text:p>maxrutišek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queror; victor</text:p>
          </table:table-cell>
          <table:table-cell office:value-type="string">
            <text:p>fāte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tain; include</text:p>
          </table:table-cell>
          <table:table-cell office:value-type="string">
            <text:p>šāmel šodan (šav, šow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tention; fight</text:p>
          </table:table-cell>
          <table:table-cell office:value-type="string">
            <text:p>seti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trast</text:p>
          </table:table-cell>
          <table:table-cell office:value-type="string">
            <text:p>sāyerowš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vey; transmit;</text:p>
          </table:table-cell>
          <table:table-cell office:value-type="string">
            <text:p>resāndan (resā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oked</text:p>
          </table:table-cell>
          <table:table-cell office:value-type="string">
            <text:p>pox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urt</text:p>
          </table:table-cell>
          <table:table-cell office:value-type="string">
            <text:p>dādgā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usin</text:p>
          </table:table-cell>
          <table:table-cell office:value-type="string">
            <text:p>doxtardāy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usin</text:p>
          </table:table-cell>
          <table:table-cell office:value-type="string">
            <text:p>pesaram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vering</text:p>
          </table:table-cell>
          <table:table-cell office:value-type="string">
            <text:p>puše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adle</text:p>
          </table:table-cell>
          <table:table-cell office:value-type="string">
            <text:p>mah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eator</text:p>
          </table:table-cell>
          <table:table-cell office:value-type="string">
            <text:p>xāleq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eature; available; existent</text:p>
          </table:table-cell>
          <table:table-cell office:value-type="string">
            <text:p>mowju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eme</text:p>
          </table:table-cell>
          <table:table-cell office:value-type="string">
            <text:p>kere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iticism</text:p>
          </table:table-cell>
          <table:table-cell office:value-type="string">
            <text:p>enteqā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iticisms</text:p>
          </table:table-cell>
          <table:table-cell office:value-type="string">
            <text:p>enteqādā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ossroad</text:p>
          </table:table-cell>
          <table:table-cell office:value-type="string">
            <text:p>cāhārrā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ustoms, habits</text:p>
          </table:table-cell>
          <table:table-cell office:value-type="string">
            <text:p>rosu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ddy</text:p>
          </table:table-cell>
          <table:table-cell office:value-type="string">
            <text:p>bāb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ily</text:p>
          </table:table-cell>
          <table:table-cell office:value-type="string">
            <text:p>ruzā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nce</text:p>
          </table:table-cell>
          <table:table-cell office:value-type="string">
            <text:p>raq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ltiplied by</text:p>
          </table:table-cell>
          <table:table-cell office:value-type="string">
            <text:p>zarb d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rk blue</text:p>
          </table:table-cell>
          <table:table-cell office:value-type="string">
            <text:p>sorme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claration; proclamation</text:p>
          </table:table-cell>
          <table:table-cell office:value-type="string">
            <text:p>e’lāmiy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pend</text:p>
          </table:table-cell>
          <table:table-cell office:value-type="string">
            <text:p>bastegi dāštan (dār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posit; advance payment;</text:p>
          </table:table-cell>
          <table:table-cell office:value-type="string">
            <text:p>pišpardāx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troyed</text:p>
          </table:table-cell>
          <table:table-cell office:value-type="string">
            <text:p>virānšo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fficulties; troubles</text:p>
          </table:table-cell>
          <table:table-cell office:value-type="string">
            <text:p>moškelā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gits</text:p>
          </table:table-cell>
          <table:table-cell office:value-type="string">
            <text:p>arqā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scount</text:p>
          </table:table-cell>
          <table:table-cell office:value-type="string">
            <text:p>taxfif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stance</text:p>
          </table:table-cell>
          <table:table-cell office:value-type="string">
            <text:p>fāse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sturb;</text:p>
          </table:table-cell>
          <table:table-cell office:value-type="string">
            <text:p>mozāhem šodan (šav, šow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ctor’s office</text:p>
          </table:table-cell>
          <table:table-cell office:value-type="string">
            <text:p>mata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gma; fanaticism</text:p>
          </table:table-cell>
          <table:table-cell office:value-type="string">
            <text:p>taasso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minance</text:p>
          </table:table-cell>
          <table:table-cell office:value-type="string">
            <text:p>sol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uble</text:p>
          </table:table-cell>
          <table:table-cell office:value-type="string">
            <text:p>dotāy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awer</text:p>
          </table:table-cell>
          <table:table-cell office:value-type="string">
            <text:p>keš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ied fruit</text:p>
          </table:table-cell>
          <table:table-cell office:value-type="string">
            <text:p>xoškbā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ink</text:p>
          </table:table-cell>
          <table:table-cell office:value-type="string">
            <text:p>nušida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op; drops</text:p>
          </table:table-cell>
          <table:table-cell office:value-type="string">
            <text:p>qatr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ug; medicament; medicine</text:p>
          </table:table-cell>
          <table:table-cell office:value-type="string">
            <text:p>dār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unk</text:p>
          </table:table-cell>
          <table:table-cell office:value-type="string">
            <text:p>ma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stpan</text:p>
          </table:table-cell>
          <table:table-cell office:value-type="string">
            <text:p>xākandā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ties</text:p>
          </table:table-cell>
          <table:table-cell office:value-type="string">
            <text:p>vazāyef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tiful</text:p>
          </table:table-cell>
          <table:table-cell office:value-type="string">
            <text:p>vazifešenā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ty</text:p>
          </table:table-cell>
          <table:table-cell office:value-type="string">
            <text:p>vazif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arache</text:p>
          </table:table-cell>
          <table:table-cell office:value-type="string">
            <text:p>guš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arlier; before</text:p>
          </table:table-cell>
          <table:table-cell office:value-type="string">
            <text:p>pišaz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arth; dust; soil</text:p>
          </table:table-cell>
          <table:table-cell office:value-type="string">
            <text:p>xā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astern; Oriental</text:p>
          </table:table-cell>
          <table:table-cell office:value-type="string">
            <text:p>šarq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conomic</text:p>
          </table:table-cell>
          <table:table-cell office:value-type="string">
            <text:p>eqtesād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ffort; trouble</text:p>
          </table:table-cell>
          <table:table-cell office:value-type="string">
            <text:p>zahm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evator; lift</text:p>
          </table:table-cell>
          <table:table-cell office:value-type="string">
            <text:p>āsānso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amel</text:p>
          </table:table-cell>
          <table:table-cell office:value-type="string">
            <text:p>minākā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d; terminal</text:p>
          </table:table-cell>
          <table:table-cell office:value-type="string">
            <text:p>enteh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ic</text:p>
          </table:table-cell>
          <table:table-cell office:value-type="string">
            <text:p>hamās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quality; equal rights</text:p>
          </table:table-cell>
          <table:table-cell office:value-type="string">
            <text:p>barāba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stablish; set up</text:p>
          </table:table-cell>
          <table:table-cell office:value-type="string">
            <text:p>barpā kardan (ko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very year; annually</text:p>
          </table:table-cell>
          <table:table-cell office:value-type="string">
            <text:p>harsā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vidences</text:p>
          </table:table-cell>
          <table:table-cell office:value-type="string">
            <text:p>šavāh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vil; dirty</text:p>
          </table:table-cell>
          <table:table-cell office:value-type="string">
            <text:p>p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cept; but</text:p>
          </table:table-cell>
          <table:table-cell office:value-type="string">
            <text:p>bejo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ceptionally</text:p>
          </table:table-cell>
          <table:table-cell office:value-type="string">
            <text:p>estesnā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cited; joyful</text:p>
          </table:table-cell>
          <table:table-cell office:value-type="string">
            <text:p>zowqza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it</text:p>
          </table:table-cell>
          <table:table-cell office:value-type="string">
            <text:p>xoruj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pectation; waiting</text:p>
          </table:table-cell>
          <table:table-cell office:value-type="string">
            <text:p>entezā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ye‐catching</text:p>
          </table:table-cell>
          <table:table-cell office:value-type="string">
            <text:p>cešmnavā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acilities; possibilities</text:p>
          </table:table-cell>
          <table:table-cell office:value-type="string">
            <text:p>emkānā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actory; company</text:p>
          </table:table-cell>
          <table:table-cell office:value-type="string">
            <text:p>kārxā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arm</text:p>
          </table:table-cell>
          <table:table-cell office:value-type="string">
            <text:p>mazra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ascinated</text:p>
          </table:table-cell>
          <table:table-cell office:value-type="string">
            <text:p>šif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ar</text:p>
          </table:table-cell>
          <table:table-cell office:value-type="string">
            <text:p>tarsidan (tars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ed</text:p>
          </table:table-cell>
          <table:table-cell office:value-type="string">
            <text:p>xorāndan (xorā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el</text:p>
          </table:table-cell>
          <table:table-cell office:value-type="string">
            <text:p>ehsās kardan (ko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stival</text:p>
          </table:table-cell>
          <table:table-cell office:value-type="string">
            <text:p>ey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ight; battle</text:p>
          </table:table-cell>
          <table:table-cell office:value-type="string">
            <text:p>nab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inally</text:p>
          </table:table-cell>
          <table:table-cell office:value-type="string">
            <text:p>bel’axar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irework</text:p>
          </table:table-cell>
          <table:table-cell office:value-type="string">
            <text:p>ātašbāz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it; healthy</text:p>
          </table:table-cell>
          <table:table-cell office:value-type="string">
            <text:p>sarehā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lame</text:p>
          </table:table-cell>
          <table:table-cell office:value-type="string">
            <text:p>āl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lour</text:p>
          </table:table-cell>
          <table:table-cell office:value-type="string">
            <text:p>ā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low down</text:p>
          </table:table-cell>
          <table:table-cell office:value-type="string">
            <text:p>sarāzir šodan (šav, šow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lower</text:p>
          </table:table-cell>
          <table:table-cell office:value-type="string">
            <text:p>šokufe dādan (deh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 example; for instance</text:p>
          </table:table-cell>
          <table:table-cell office:value-type="string">
            <text:p>masal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getful</text:p>
          </table:table-cell>
          <table:table-cell office:value-type="string">
            <text:p>farāmuškā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give; give; donate</text:p>
          </table:table-cell>
          <table:table-cell office:value-type="string">
            <text:p>baxšidan (baxš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k</text:p>
          </table:table-cell>
          <table:table-cell office:value-type="string">
            <text:p>cangā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m; template; format</text:p>
          </table:table-cell>
          <table:table-cell office:value-type="string">
            <text:p>qāle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mer</text:p>
          </table:table-cell>
          <table:table-cell office:value-type="string">
            <text:p>sābeq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under</text:p>
          </table:table-cell>
          <table:table-cell office:value-type="string">
            <text:p>bonyāngozā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eedom; liberation; release</text:p>
          </table:table-cell>
          <table:table-cell office:value-type="string">
            <text:p>rahāy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iday</text:p>
          </table:table-cell>
          <table:table-cell office:value-type="string">
            <text:p>ādi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uits</text:p>
          </table:table-cell>
          <table:table-cell office:value-type="string">
            <text:p>mivejā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tsal</text:p>
          </table:table-cell>
          <table:table-cell office:value-type="string">
            <text:p>futsā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rage</text:p>
          </table:table-cell>
          <table:table-cell office:value-type="string">
            <text:p>gārāž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rage; workshop</text:p>
          </table:table-cell>
          <table:table-cell office:value-type="string">
            <text:p>ta’mirgā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rden</text:p>
          </table:table-cell>
          <table:table-cell office:value-type="string">
            <text:p>bustā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rdener</text:p>
          </table:table-cell>
          <table:table-cell office:value-type="string">
            <text:p>bāqbā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 office:value-type="string">
            <text:p>darvāz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 office:value-type="string">
            <text:p>gey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neral; public</text:p>
          </table:table-cell>
          <table:table-cell office:value-type="string">
            <text:p>hamegā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nerally; totally; entirely</text:p>
          </table:table-cell>
          <table:table-cell office:value-type="string">
            <text:p>koll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niuses</text:p>
          </table:table-cell>
          <table:table-cell office:value-type="string">
            <text:p>navābeq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ographer</text:p>
          </table:table-cell>
          <table:table-cell office:value-type="string">
            <text:p>joqrāfidā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ography</text:p>
          </table:table-cell>
          <table:table-cell office:value-type="string">
            <text:p>joqrāf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orgian</text:p>
          </table:table-cell>
          <table:table-cell office:value-type="string">
            <text:p>gorj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lass</text:p>
          </table:table-cell>
          <table:table-cell office:value-type="string">
            <text:p>estekā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od; creator</text:p>
          </table:table-cell>
          <table:table-cell office:value-type="string">
            <text:p>āfaridegā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am</text:p>
          </table:table-cell>
          <table:table-cell office:value-type="string">
            <text:p>ger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eatness; grandeur;</text:p>
          </table:table-cell>
          <table:table-cell office:value-type="string">
            <text:p>azem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eek</text:p>
          </table:table-cell>
          <table:table-cell office:value-type="string">
            <text:p>yunā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een</text:p>
          </table:table-cell>
          <table:table-cell office:value-type="string">
            <text:p>sarsab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ymnastics</text:p>
          </table:table-cell>
          <table:table-cell office:value-type="string">
            <text:p>narme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irdresser’s; beauty shop</text:p>
          </table:table-cell>
          <table:table-cell office:value-type="string">
            <text:p>ārāyešgā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lf historic</text:p>
          </table:table-cell>
          <table:table-cell office:value-type="string">
            <text:p>nimetārix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ndle; category; group</text:p>
          </table:table-cell>
          <table:table-cell office:value-type="string">
            <text:p>das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stily</text:p>
          </table:table-cell>
          <table:table-cell office:value-type="string">
            <text:p>howlhowla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w</text:p>
          </table:table-cell>
          <table:table-cell office:value-type="string">
            <text:p>senj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avy weight</text:p>
          </table:table-cell>
          <table:table-cell office:value-type="string">
            <text:p>sanginvaz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morrhage; bloodshed</text:p>
          </table:table-cell>
          <table:table-cell office:value-type="string">
            <text:p>xunriz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 office:value-type="string">
            <text:p>vāl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ndi</text:p>
          </table:table-cell>
          <table:table-cell office:value-type="string">
            <text:p>hend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storian</text:p>
          </table:table-cell>
          <table:table-cell office:value-type="string">
            <text:p>movarre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bby; pastime; entertainment</text:p>
          </table:table-cell>
          <table:table-cell office:value-type="string">
            <text:p>sargar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lder; owner</text:p>
          </table:table-cell>
          <table:table-cell office:value-type="string">
            <text:p>dāran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meland; fatherland</text:p>
          </table:table-cell>
          <table:table-cell office:value-type="string">
            <text:p>mih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usecleaning</text:p>
          </table:table-cell>
          <table:table-cell office:value-type="string">
            <text:p>xānetekā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umanitarian</text:p>
          </table:table-cell>
          <table:table-cell office:value-type="string">
            <text:p>ensāndust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umanity; mankind</text:p>
          </table:table-cell>
          <table:table-cell office:value-type="string">
            <text:p>bašariy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undreds</text:p>
          </table:table-cell>
          <table:table-cell office:value-type="string">
            <text:p>sadh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urry; haste</text:p>
          </table:table-cell>
          <table:table-cell office:value-type="string">
            <text:p>aj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f</text:p>
          </table:table-cell>
          <table:table-cell office:value-type="string">
            <text:p>conān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gnorance</text:p>
          </table:table-cell>
          <table:table-cell office:value-type="string">
            <text:p>jah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mmediately; urgently</text:p>
          </table:table-cell>
          <table:table-cell office:value-type="string">
            <text:p>fowr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mmortal</text:p>
          </table:table-cell>
          <table:table-cell office:value-type="string">
            <text:p>jāvidā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mportance; significance</text:p>
          </table:table-cell>
          <table:table-cell office:value-type="string">
            <text:p>ahammiy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mportant; proposed</text:p>
          </table:table-cell>
          <table:table-cell office:value-type="string">
            <text:p>matra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mpression</text:p>
          </table:table-cell>
          <table:table-cell office:value-type="string">
            <text:p>bardāš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ident; event</text:p>
          </table:table-cell>
          <table:table-cell office:value-type="string">
            <text:p>pišāma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dustry</text:p>
          </table:table-cell>
          <table:table-cell office:value-type="string">
            <text:p>san’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evitable; forced</text:p>
          </table:table-cell>
          <table:table-cell office:value-type="string">
            <text:p>nāgozi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formation</text:p>
          </table:table-cell>
          <table:table-cell office:value-type="string">
            <text:p>ettelāā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formative; instructional</text:p>
          </table:table-cell>
          <table:table-cell office:value-type="string">
            <text:p>āmuzan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lay</text:p>
          </table:table-cell>
          <table:table-cell office:value-type="string">
            <text:p>xātamkā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end</text:p>
          </table:table-cell>
          <table:table-cell office:value-type="string">
            <text:p>qasd dāštan (dār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erpretation; commentary;</text:p>
          </table:table-cell>
          <table:table-cell office:value-type="string">
            <text:p>tafsi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errogator</text:p>
          </table:table-cell>
          <table:table-cell office:value-type="string">
            <text:p>bāzpor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vasion</text:p>
          </table:table-cell>
          <table:table-cell office:value-type="string">
            <text:p>tahāj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ron; ironclad</text:p>
          </table:table-cell>
          <table:table-cell office:value-type="string">
            <text:p>āhan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rrigation</text:p>
          </table:table-cell>
          <table:table-cell office:value-type="string">
            <text:p>ābyā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slamic</text:p>
          </table:table-cell>
          <table:table-cell office:value-type="string">
            <text:p>eslā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panese</text:p>
          </table:table-cell>
          <table:table-cell office:value-type="string">
            <text:p>žāpo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ewellery</text:p>
          </table:table-cell>
          <table:table-cell office:value-type="string">
            <text:p>javāherā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urnalist; publicist</text:p>
          </table:table-cell>
          <table:table-cell office:value-type="string">
            <text:p>ruznāmenegā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mp; fly</text:p>
          </table:table-cell>
          <table:table-cell office:value-type="string">
            <text:p>paridan (par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ind; sort; compatible</text:p>
          </table:table-cell>
          <table:table-cell office:value-type="string">
            <text:p>ju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iss‐and hug</text:p>
          </table:table-cell>
          <table:table-cell office:value-type="string">
            <text:p>rubusi kardan (ko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now</text:p>
          </table:table-cell>
          <table:table-cell office:value-type="string">
            <text:p>šenāxtan (šenās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ck; absence</text:p>
          </table:table-cell>
          <table:table-cell office:value-type="string">
            <text:p>feqdā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d; guy</text:p>
          </table:table-cell>
          <table:table-cell office:value-type="string">
            <text:p>pesara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dies</text:p>
          </table:table-cell>
          <table:table-cell office:value-type="string">
            <text:p>bānovā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zy</text:p>
          </table:table-cell>
          <table:table-cell office:value-type="string">
            <text:p>tanb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arn; draw lessons</text:p>
          </table:table-cell>
          <table:table-cell office:value-type="string">
            <text:p>ebrat gereftan (gir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ave</text:p>
          </table:table-cell>
          <table:table-cell office:value-type="string">
            <text:p>barjāy gozāštan (gozār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ave behind</text:p>
          </table:table-cell>
          <table:table-cell office:value-type="string">
            <text:p>poštesar gozāštan (gozār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g pain</text:p>
          </table:table-cell>
          <table:table-cell office:value-type="string">
            <text:p>pā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gendary</text:p>
          </table:table-cell>
          <table:table-cell office:value-type="string">
            <text:p>afsāne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ttuce</text:p>
          </table:table-cell>
          <table:table-cell office:value-type="string">
            <text:p>kā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beralizing; liberation</text:p>
          </table:table-cell>
          <table:table-cell office:value-type="string">
            <text:p>rahāyibax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ke; similar</text:p>
          </table:table-cell>
          <table:table-cell office:value-type="string">
            <text:p>hamāna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ter</text:p>
          </table:table-cell>
          <table:table-cell office:value-type="string">
            <text:p>lit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vely</text:p>
          </table:table-cell>
          <table:table-cell office:value-type="string">
            <text:p>bānešā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vely</text:p>
          </table:table-cell>
          <table:table-cell office:value-type="string">
            <text:p>pornešā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garithm</text:p>
          </table:table-cell>
          <table:table-cell office:value-type="string">
            <text:p>logārit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ge</text:p>
          </table:table-cell>
          <table:table-cell office:value-type="string">
            <text:p>lož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ok</text:p>
          </table:table-cell>
          <table:table-cell office:value-type="string">
            <text:p>jel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se</text:p>
          </table:table-cell>
          <table:table-cell office:value-type="string">
            <text:p>bāxtan (bāz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ggage belt; band; roll bandage</text:p>
          </table:table-cell>
          <table:table-cell office:value-type="string">
            <text:p>bā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dness</text:p>
          </table:table-cell>
          <table:table-cell office:value-type="string">
            <text:p>divāneg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gazine</text:p>
          </table:table-cell>
          <table:table-cell office:value-type="string">
            <text:p>majal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gic; magical</text:p>
          </table:table-cell>
          <table:table-cell office:value-type="string">
            <text:p>jāduy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gnanimous; generous;</text:p>
          </table:table-cell>
          <table:table-cell office:value-type="string">
            <text:p>javānm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jority</text:p>
          </table:table-cell>
          <table:table-cell office:value-type="string">
            <text:p>aksariy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n; one</text:p>
          </table:table-cell>
          <table:table-cell office:value-type="string">
            <text:p>ād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ndatory</text:p>
          </table:table-cell>
          <table:table-cell office:value-type="string">
            <text:p>ejbā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sterpiece</text:p>
          </table:table-cell>
          <table:table-cell office:value-type="string">
            <text:p>šāhkā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sticator</text:p>
          </table:table-cell>
          <table:table-cell office:value-type="string">
            <text:p>carxeguš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tch</text:p>
          </table:table-cell>
          <table:table-cell office:value-type="string">
            <text:p>kebri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asure</text:p>
          </table:table-cell>
          <table:table-cell office:value-type="string">
            <text:p>andāze gereftan (gir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nu</text:p>
          </table:table-cell>
          <table:table-cell office:value-type="string">
            <text:p>suratqaz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ss; confusion</text:p>
          </table:table-cell>
          <table:table-cell office:value-type="string">
            <text:p>bibarnāmeg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eral water</text:p>
          </table:table-cell>
          <table:table-cell office:value-type="string">
            <text:p>ābma’da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eralogy</text:p>
          </table:table-cell>
          <table:table-cell office:value-type="string">
            <text:p>ma’danšenās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iature</text:p>
          </table:table-cell>
          <table:table-cell office:value-type="string">
            <text:p>miniyātu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rror</text:p>
          </table:table-cell>
          <table:table-cell office:value-type="string">
            <text:p>āyi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ss; maiden</text:p>
          </table:table-cell>
          <table:table-cell office:value-type="string">
            <text:p>dušiz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xer</text:p>
          </table:table-cell>
          <table:table-cell office:value-type="string">
            <text:p>maxlutk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el; pattern; template</text:p>
          </table:table-cell>
          <table:table-cell office:value-type="string">
            <text:p>olg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mentary</text:p>
          </table:table-cell>
          <table:table-cell office:value-type="string">
            <text:p>ā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ral; ethical</text:p>
          </table:table-cell>
          <table:table-cell office:value-type="string">
            <text:p>axlāq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ther‐in‐law</text:p>
          </table:table-cell>
          <table:table-cell office:value-type="string">
            <text:p>mādaršowh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tor racing</text:p>
          </table:table-cell>
          <table:table-cell office:value-type="string">
            <text:p>otomobilrā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untainous</text:p>
          </table:table-cell>
          <table:table-cell office:value-type="string">
            <text:p>kuhestā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slim</text:p>
          </table:table-cell>
          <table:table-cell office:value-type="string">
            <text:p>mosalmā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ystical</text:p>
          </table:table-cell>
          <table:table-cell office:value-type="string">
            <text:p>ārefā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ythology</text:p>
          </table:table-cell>
          <table:table-cell office:value-type="string">
            <text:p>asāti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il</text:p>
          </table:table-cell>
          <table:table-cell office:value-type="string">
            <text:p>nāx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tion</text:p>
          </table:table-cell>
          <table:table-cell office:value-type="string">
            <text:p>mell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usea</text:p>
          </table:table-cell>
          <table:table-cell office:value-type="string">
            <text:p>hālattahavvo’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ck pain</text:p>
          </table:table-cell>
          <table:table-cell office:value-type="string">
            <text:p>gard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ighborhood</text:p>
          </table:table-cell>
          <table:table-cell office:value-type="string">
            <text:p>hamsāyeg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ver</text:p>
          </table:table-cell>
          <table:table-cell office:value-type="string">
            <text:p>hicgā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ver</text:p>
          </table:table-cell>
          <table:table-cell office:value-type="string">
            <text:p>hicvaq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w year gift</text:p>
          </table:table-cell>
          <table:table-cell office:value-type="string">
            <text:p>eyd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wspaper</text:p>
          </table:table-cell>
          <table:table-cell office:value-type="string">
            <text:p>ruznā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ickname; title</text:p>
          </table:table-cell>
          <table:table-cell office:value-type="string">
            <text:p>laqa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rth; northern</text:p>
          </table:table-cell>
          <table:table-cell office:value-type="string">
            <text:p>šomā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umerous</text:p>
          </table:table-cell>
          <table:table-cell office:value-type="string">
            <text:p>bišomā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umerous</text:p>
          </table:table-cell>
          <table:table-cell office:value-type="string">
            <text:p>poršomā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bserve; see</text:p>
          </table:table-cell>
          <table:table-cell office:value-type="string">
            <text:p>mošāhede kardan (ko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btained; achieved</text:p>
          </table:table-cell>
          <table:table-cell office:value-type="string">
            <text:p>bedastāma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f a pretty color</text:p>
          </table:table-cell>
          <table:table-cell office:value-type="string">
            <text:p>xošra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ld; ancient</text:p>
          </table:table-cell>
          <table:table-cell office:value-type="string">
            <text:p>diri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live</text:p>
          </table:table-cell>
          <table:table-cell office:value-type="string">
            <text:p>zeytu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nce; as soon as</text:p>
          </table:table-cell>
          <table:table-cell office:value-type="string">
            <text:p>hamin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ne‐way street</text:p>
          </table:table-cell>
          <table:table-cell office:value-type="string">
            <text:p>vorudmamnu’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pener</text:p>
          </table:table-cell>
          <table:table-cell office:value-type="string">
            <text:p>darbāzk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ange juice</text:p>
          </table:table-cell>
          <table:table-cell office:value-type="string">
            <text:p>ābporteqā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der; wish</text:p>
          </table:table-cell>
          <table:table-cell office:value-type="string">
            <text:p>farmāye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ganization</text:p>
          </table:table-cell>
          <table:table-cell office:value-type="string">
            <text:p>sāzmā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ver there</text:p>
          </table:table-cell>
          <table:table-cell office:value-type="string">
            <text:p>āntaraf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verall; all in all; together</text:p>
          </table:table-cell>
          <table:table-cell office:value-type="string">
            <text:p>ruyehamraf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inting</text:p>
          </table:table-cell>
          <table:table-cell office:value-type="string">
            <text:p>negārga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lace museum</text:p>
          </table:table-cell>
          <table:table-cell office:value-type="string">
            <text:p>kāxmuz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le</text:p>
          </table:table-cell>
          <table:table-cell office:value-type="string">
            <text:p>kamra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rt‐time</text:p>
          </table:table-cell>
          <table:table-cell office:value-type="string">
            <text:p>nimevaq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ss; cross; forgive</text:p>
          </table:table-cell>
          <table:table-cell office:value-type="string">
            <text:p>gozaštan (gozar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sserby</text:p>
          </table:table-cell>
          <table:table-cell office:value-type="string">
            <text:p>rahgoz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stry</text:p>
          </table:table-cell>
          <table:table-cell office:value-type="string">
            <text:p>širi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y; deal</text:p>
          </table:table-cell>
          <table:table-cell office:value-type="string">
            <text:p>pardāxtan (pardāz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netration; influence</text:p>
          </table:table-cell>
          <table:table-cell office:value-type="string">
            <text:p>nofu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cent; percentage</text:p>
          </table:table-cell>
          <table:table-cell office:value-type="string">
            <text:p>darsa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fume; aroma; fragrance</text:p>
          </table:table-cell>
          <table:table-cell office:value-type="string">
            <text:p>at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h.D.; doctorate</text:p>
          </table:table-cell>
          <table:table-cell office:value-type="string">
            <text:p>doktor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hilosophical</text:p>
          </table:table-cell>
          <table:table-cell office:value-type="string">
            <text:p>falsaf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nk</text:p>
          </table:table-cell>
          <table:table-cell office:value-type="string">
            <text:p>surat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late</text:p>
          </table:table-cell>
          <table:table-cell office:value-type="string">
            <text:p>bošqā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late</text:p>
          </table:table-cell>
          <table:table-cell office:value-type="string">
            <text:p>pišdast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leasant; lovely</text:p>
          </table:table-cell>
          <table:table-cell office:value-type="string">
            <text:p>delpazi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cket</text:p>
          </table:table-cell>
          <table:table-cell office:value-type="string">
            <text:p>ji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et</text:p>
          </table:table-cell>
          <table:table-cell office:value-type="string">
            <text:p>sorāyan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ets</text:p>
          </table:table-cell>
          <table:table-cell office:value-type="string">
            <text:p>šoar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int; dot</text:p>
          </table:table-cell>
          <table:table-cell office:value-type="string">
            <text:p>noq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ints; areas</text:p>
          </table:table-cell>
          <table:table-cell office:value-type="string">
            <text:p>noqā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lice station</text:p>
          </table:table-cell>
          <table:table-cell office:value-type="string">
            <text:p>kalānta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ition; status; rank</text:p>
          </table:table-cell>
          <table:table-cell office:value-type="string">
            <text:p>maqā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tato</text:p>
          </table:table-cell>
          <table:table-cell office:value-type="string">
            <text:p>sibzami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werful</text:p>
          </table:table-cell>
          <table:table-cell office:value-type="string">
            <text:p>qodratma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ecious; valuable</text:p>
          </table:table-cell>
          <table:table-cell office:value-type="string">
            <text:p>gerānbah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inciple; original</text:p>
          </table:table-cell>
          <table:table-cell office:value-type="string">
            <text:p>as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blem</text:p>
          </table:table-cell>
          <table:table-cell office:value-type="string">
            <text:p>mas’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blems</text:p>
          </table:table-cell>
          <table:table-cell office:value-type="string">
            <text:p>masā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ducer</text:p>
          </table:table-cell>
          <table:table-cell office:value-type="string">
            <text:p>tahiyekonan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duct</text:p>
          </table:table-cell>
          <table:table-cell office:value-type="string">
            <text:p>mahsu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perty; feature</text:p>
          </table:table-cell>
          <table:table-cell office:value-type="string">
            <text:p>vižeg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verb</text:p>
          </table:table-cell>
          <table:table-cell office:value-type="string">
            <text:p>zarbolmas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llover</text:p>
          </table:table-cell>
          <table:table-cell office:value-type="string">
            <text:p>poliv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rpose; intention</text:p>
          </table:table-cell>
          <table:table-cell office:value-type="string">
            <text:p>manzu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ce; descent</text:p>
          </table:table-cell>
          <table:table-cell office:value-type="string">
            <text:p>nežā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ilway; railway station</text:p>
          </table:table-cell>
          <table:table-cell office:value-type="string">
            <text:p>rāhāh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incot; rainy</text:p>
          </table:table-cell>
          <table:table-cell office:value-type="string">
            <text:p>bārā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adiness</text:p>
          </table:table-cell>
          <table:table-cell office:value-type="string">
            <text:p>āmādeg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build; reconstruction</text:p>
          </table:table-cell>
          <table:table-cell office:value-type="string">
            <text:p>bāzsāz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conciliation; peace</text:p>
          </table:table-cell>
          <table:table-cell office:value-type="string">
            <text:p>āšt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d colored</text:p>
          </table:table-cell>
          <table:table-cell office:value-type="string">
            <text:p>sorxra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dness</text:p>
          </table:table-cell>
          <table:table-cell office:value-type="string">
            <text:p>sorx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feree; arbitrator</text:p>
          </table:table-cell>
          <table:table-cell office:value-type="string">
            <text:p>dāv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flection</text:p>
          </table:table-cell>
          <table:table-cell office:value-type="string">
            <text:p>en’ekā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former; reformist</text:p>
          </table:table-cell>
          <table:table-cell office:value-type="string">
            <text:p>eslāhtala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gion; area</text:p>
          </table:table-cell>
          <table:table-cell office:value-type="string">
            <text:p>nāhiy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gress</text:p>
          </table:table-cell>
          <table:table-cell office:value-type="string">
            <text:p>pasraf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maining</text:p>
          </table:table-cell>
          <table:table-cell office:value-type="string">
            <text:p>bejāymān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plica</text:p>
          </table:table-cell>
          <table:table-cell office:value-type="string">
            <text:p>bad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search; study; investigation</text:p>
          </table:table-cell>
          <table:table-cell office:value-type="string">
            <text:p>pažuhe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side</text:p>
          </table:table-cell>
          <table:table-cell office:value-type="string">
            <text:p>sokunat kardan (ko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st; remainder</text:p>
          </table:table-cell>
          <table:table-cell office:value-type="string">
            <text:p>bāqimān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staurant</text:p>
          </table:table-cell>
          <table:table-cell office:value-type="string">
            <text:p>resturā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turn</text:p>
          </table:table-cell>
          <table:table-cell office:value-type="string">
            <text:p>bāzgardā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iding</text:p>
          </table:table-cell>
          <table:table-cell office:value-type="string">
            <text:p>asbsavā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ing</text:p>
          </table:table-cell>
          <table:table-cell office:value-type="string">
            <text:p>zang zadan (za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ise; progress</text:p>
          </table:table-cell>
          <table:table-cell office:value-type="string">
            <text:p>taraqqi kardan (ko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iver</text:p>
          </table:table-cell>
          <table:table-cell office:value-type="string">
            <text:p>rudxā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ck climbing</text:p>
          </table:table-cell>
          <table:table-cell office:value-type="string">
            <text:p>saxrenavard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ot</text:p>
          </table:table-cell>
          <table:table-cell office:value-type="string">
            <text:p>ri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ub</text:p>
          </table:table-cell>
          <table:table-cell office:value-type="string">
            <text:p>mālidan (māl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ude; impolite</text:p>
          </table:table-cell>
          <table:table-cell office:value-type="string">
            <text:p>biada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uler; sovereign</text:p>
          </table:table-cell>
          <table:table-cell office:value-type="string">
            <text:p>farmānrav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un</text:p>
          </table:table-cell>
          <table:table-cell office:value-type="string">
            <text:p>davidan (dav, dow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lad</text:p>
          </table:table-cell>
          <table:table-cell office:value-type="string">
            <text:p>sālā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lt shaker; salt cellar</text:p>
          </table:table-cell>
          <table:table-cell office:value-type="string">
            <text:p>namakdā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tellite</text:p>
          </table:table-cell>
          <table:table-cell office:value-type="string">
            <text:p>māhvār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ucer</text:p>
          </table:table-cell>
          <table:table-cell office:value-type="string">
            <text:p>na’lbe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vior</text:p>
          </table:table-cell>
          <table:table-cell office:value-type="string">
            <text:p>nāj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ary; terrible; horrible</text:p>
          </table:table-cell>
          <table:table-cell office:value-type="string">
            <text:p>tarsnā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ene; stage</text:p>
          </table:table-cell>
          <table:table-cell office:value-type="string">
            <text:p>sah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holars</text:p>
          </table:table-cell>
          <table:table-cell office:value-type="string">
            <text:p>olam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iences</text:p>
          </table:table-cell>
          <table:table-cell office:value-type="string">
            <text:p>olu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ientist</text:p>
          </table:table-cell>
          <table:table-cell office:value-type="string">
            <text:p>āle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oring goals</text:p>
          </table:table-cell>
          <table:table-cell office:value-type="string">
            <text:p>golza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asons</text:p>
          </table:table-cell>
          <table:table-cell office:value-type="string">
            <text:p>fosu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dimentary</text:p>
          </table:table-cell>
          <table:table-cell office:value-type="string">
            <text:p>rosub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diments</text:p>
          </table:table-cell>
          <table:table-cell office:value-type="string">
            <text:p>rosubā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eing</text:p>
          </table:table-cell>
          <table:table-cell office:value-type="string">
            <text:p>bin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paration; divorce</text:p>
          </table:table-cell>
          <table:table-cell office:value-type="string">
            <text:p>jodāy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ies</text:p>
          </table:table-cell>
          <table:table-cell office:value-type="string">
            <text:p>se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t</text:p>
          </table:table-cell>
          <table:table-cell office:value-type="string">
            <text:p>nahādan (nah, neh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hout; scream</text:p>
          </table:table-cell>
          <table:table-cell office:value-type="string">
            <text:p>faryād zadan (za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ignificant;</text:p>
          </table:table-cell>
          <table:table-cell office:value-type="string">
            <text:p>qābelemolāhez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ilver</text:p>
          </table:table-cell>
          <table:table-cell office:value-type="string">
            <text:p>noqr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ink</text:p>
          </table:table-cell>
          <table:table-cell office:value-type="string">
            <text:p>nozul kardan (ko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kilful</text:p>
          </table:table-cell>
          <table:table-cell office:value-type="string">
            <text:p>cireda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ky</text:p>
          </table:table-cell>
          <table:table-cell office:value-type="string">
            <text:p>āsemā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lave</text:p>
          </table:table-cell>
          <table:table-cell office:value-type="string">
            <text:p>bar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lightly; insignificant</text:p>
          </table:table-cell>
          <table:table-cell office:value-type="string">
            <text:p>nāci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</text:p>
          </table:table-cell>
          <table:table-cell office:value-type="string">
            <text:p>intow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ng</text:p>
          </table:table-cell>
          <table:table-cell office:value-type="string">
            <text:p>āvā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nnet; lyric poem</text:p>
          </table:table-cell>
          <table:table-cell office:value-type="string">
            <text:p>qaz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uvenir</text:p>
          </table:table-cell>
          <table:table-cell office:value-type="string">
            <text:p>sowqāt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anish</text:p>
          </table:table-cell>
          <table:table-cell office:value-type="string">
            <text:p>espāniyāy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ices</text:p>
          </table:table-cell>
          <table:table-cell office:value-type="string">
            <text:p>adviy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rt</text:p>
          </table:table-cell>
          <table:table-cell office:value-type="string">
            <text:p>dastbekār šodan (šav, šow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ep‐like</text:p>
          </table:table-cell>
          <table:table-cell office:value-type="string">
            <text:p>pellekā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omach</text:p>
          </table:table-cell>
          <table:table-cell office:value-type="string">
            <text:p>me’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omach pain</text:p>
          </table:table-cell>
          <table:table-cell office:value-type="string">
            <text:p>me’de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roke; impact</text:p>
          </table:table-cell>
          <table:table-cell office:value-type="string">
            <text:p>zarb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udio; artist’s workshop</text:p>
          </table:table-cell>
          <table:table-cell office:value-type="string">
            <text:p>honarka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stance; ink; acid</text:p>
          </table:table-cell>
          <table:table-cell office:value-type="string">
            <text:p>jowh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ccessful</text:p>
          </table:table-cell>
          <table:table-cell office:value-type="string">
            <text:p>movaffaqiyatāmi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ddenly; unexpectedly</text:p>
          </table:table-cell>
          <table:table-cell office:value-type="string">
            <text:p>nāgahā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ddenly; unexpectedly</text:p>
          </table:table-cell>
          <table:table-cell office:value-type="string">
            <text:p>yekdaf’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ffer</text:p>
          </table:table-cell>
          <table:table-cell office:value-type="string">
            <text:p>ranj bordan (bar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mac</text:p>
          </table:table-cell>
          <table:table-cell office:value-type="string">
            <text:p>somāq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mmary</text:p>
          </table:table-cell>
          <table:table-cell office:value-type="string">
            <text:p>xolās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n</text:p>
          </table:table-cell>
          <table:table-cell office:value-type="string">
            <text:p>xorši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nny</text:p>
          </table:table-cell>
          <table:table-cell office:value-type="string">
            <text:p>āftāb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nset</text:p>
          </table:table-cell>
          <table:table-cell office:value-type="string">
            <text:p>qoru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eet‐and‐sour</text:p>
          </table:table-cell>
          <table:table-cell office:value-type="string">
            <text:p>toršošir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ymphony</text:p>
          </table:table-cell>
          <table:table-cell office:value-type="string">
            <text:p>samfo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blet</text:p>
          </table:table-cell>
          <table:table-cell office:value-type="string">
            <text:p>si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blet; pill</text:p>
          </table:table-cell>
          <table:table-cell office:value-type="string">
            <text:p>qor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ilor</text:p>
          </table:table-cell>
          <table:table-cell office:value-type="string">
            <text:p>xayyā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iloring; tailor shop</text:p>
          </table:table-cell>
          <table:table-cell office:value-type="string">
            <text:p>xayyāt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mbourine</text:p>
          </table:table-cell>
          <table:table-cell office:value-type="string">
            <text:p>daf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pe recorder</text:p>
          </table:table-cell>
          <table:table-cell office:value-type="string">
            <text:p>zabtesow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rgets; objectives</text:p>
          </table:table-cell>
          <table:table-cell office:value-type="string">
            <text:p>ahdāf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ste</text:p>
          </table:table-cell>
          <table:table-cell office:value-type="string">
            <text:p>zowq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ste; flavor</text:p>
          </table:table-cell>
          <table:table-cell office:value-type="string">
            <text:p>ta’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achings</text:p>
          </table:table-cell>
          <table:table-cell office:value-type="string">
            <text:p>taāli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ase</text:p>
          </table:table-cell>
          <table:table-cell office:value-type="string">
            <text:p>aziyat kardan (ko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chnology</text:p>
          </table:table-cell>
          <table:table-cell office:value-type="string">
            <text:p>fanāva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ns</text:p>
          </table:table-cell>
          <table:table-cell office:value-type="string">
            <text:p>dahh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xtile</text:p>
          </table:table-cell>
          <table:table-cell office:value-type="string">
            <text:p>pār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anks</text:p>
          </table:table-cell>
          <table:table-cell office:value-type="string">
            <text:p>tašakko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e most significant</text:p>
          </table:table-cell>
          <table:table-cell office:value-type="string">
            <text:p>sarāma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erapeutic</text:p>
          </table:table-cell>
          <table:table-cell office:value-type="string">
            <text:p>darmā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is year</text:p>
          </table:table-cell>
          <table:table-cell office:value-type="string">
            <text:p>emsā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ought; imagination</text:p>
          </table:table-cell>
          <table:table-cell office:value-type="string">
            <text:p>pendā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ousands</text:p>
          </table:table-cell>
          <table:table-cell office:value-type="string">
            <text:p>hezārā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ousands of years old</text:p>
          </table:table-cell>
          <table:table-cell office:value-type="string">
            <text:p>hezārānsā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ime; moment</text:p>
          </table:table-cell>
          <table:table-cell office:value-type="string">
            <text:p>mowqe’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lerant</text:p>
          </table:table-cell>
          <table:table-cell office:value-type="string">
            <text:p>bāmodār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urism</text:p>
          </table:table-cell>
          <table:table-cell office:value-type="string">
            <text:p>gardešga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urist</text:p>
          </table:table-cell>
          <table:table-cell office:value-type="string">
            <text:p>jahāng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y</text:p>
          </table:table-cell>
          <table:table-cell office:value-type="string">
            <text:p>asbābbāz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ibe; dark</text:p>
          </table:table-cell>
          <table:table-cell office:value-type="string">
            <text:p>tir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iple bed</text:p>
          </table:table-cell>
          <table:table-cell office:value-type="string">
            <text:p>setax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day Night</text:p>
          </table:table-cell>
          <table:table-cell office:value-type="string">
            <text:p>sešanbeša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rn pages</text:p>
          </table:table-cell>
          <table:table-cell office:value-type="string">
            <text:p>varaq zadan (zan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lateral; one‐way</text:p>
          </table:table-cell>
          <table:table-cell office:value-type="string">
            <text:p>yektaraf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que</text:p>
          </table:table-cell>
          <table:table-cell office:value-type="string">
            <text:p>monhaserbef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que; unrivaled</text:p>
          </table:table-cell>
          <table:table-cell office:value-type="string">
            <text:p>bihamtā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que; unrivaled</text:p>
          </table:table-cell>
          <table:table-cell office:value-type="string">
            <text:p>binazi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ted</text:p>
          </table:table-cell>
          <table:table-cell office:value-type="string">
            <text:p>mottah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truthfulness; sham</text:p>
          </table:table-cell>
          <table:table-cell office:value-type="string">
            <text:p>riyākā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ed</text:p>
          </table:table-cell>
          <table:table-cell office:value-type="string">
            <text:p>bekārraf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es</text:p>
          </table:table-cell>
          <table:table-cell office:value-type="string">
            <text:p>masāref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aluable</text:p>
          </table:table-cell>
          <table:table-cell office:value-type="string">
            <text:p>bāarze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alue; price</text:p>
          </table:table-cell>
          <table:table-cell office:value-type="string">
            <text:p>arze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egetarian</text:p>
          </table:table-cell>
          <table:table-cell office:value-type="string">
            <text:p>giyāhxā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erses</text:p>
          </table:table-cell>
          <table:table-cell office:value-type="string">
            <text:p>abyā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ery busy</text:p>
          </table:table-cell>
          <table:table-cell office:value-type="string">
            <text:p>pormašq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est</text:p>
          </table:table-cell>
          <table:table-cell office:value-type="string">
            <text:p>jeliq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llage</text:p>
          </table:table-cell>
          <table:table-cell office:value-type="string">
            <text:p>dehka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negar</text:p>
          </table:table-cell>
          <table:table-cell office:value-type="string">
            <text:p>ser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olet; purple</text:p>
          </table:table-cell>
          <table:table-cell office:value-type="string">
            <text:p>banaf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sible</text:p>
          </table:table-cell>
          <table:table-cell office:value-type="string">
            <text:p>qābelero’y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sit; call</text:p>
          </table:table-cell>
          <table:table-cell office:value-type="string">
            <text:p>ayād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sits‐and return visits</text:p>
          </table:table-cell>
          <table:table-cell office:value-type="string">
            <text:p>didobāzdi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lcanic</text:p>
          </table:table-cell>
          <table:table-cell office:value-type="string">
            <text:p>ātašfešā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rm; warm‐hearted</text:p>
          </table:table-cell>
          <table:table-cell office:value-type="string">
            <text:p>xungar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ter supply</text:p>
          </table:table-cell>
          <table:table-cell office:value-type="string">
            <text:p>ābresā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y</text:p>
          </table:table-cell>
          <table:table-cell office:value-type="string">
            <text:p>nahv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y</text:p>
          </table:table-cell>
          <table:table-cell office:value-type="string">
            <text:p>tariq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ave</text:p>
          </table:table-cell>
          <table:table-cell office:value-type="string">
            <text:p>bāf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stern; westerner; Occidental</text:p>
          </table:table-cell>
          <table:table-cell office:value-type="string">
            <text:p>qarb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t</text:p>
          </table:table-cell>
          <table:table-cell office:value-type="string">
            <text:p>martu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ill</text:p>
          </table:table-cell>
          <table:table-cell office:value-type="string">
            <text:p>erā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itness; evidence; certificate</text:p>
          </table:table-cell>
          <table:table-cell office:value-type="string">
            <text:p>govāh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odcarving</text:p>
          </table:table-cell>
          <table:table-cell office:value-type="string">
            <text:p>monabbatkār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rld champion</text:p>
          </table:table-cell>
          <table:table-cell office:value-type="string">
            <text:p>jahānpahlevā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outh</text:p>
          </table:table-cell>
          <table:table-cell office:value-type="string">
            <text:p>javā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ero</text:p>
          </table:table-cell>
          <table:table-cell office:value-type="string">
            <text:p>sef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cept; agree</text:p>
          </table:table-cell>
          <table:table-cell office:value-type="string">
            <text:p>paziroftan (pazir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tor; artist; performer</text:p>
          </table:table-cell>
          <table:table-cell office:value-type="string">
            <text:p>bāzig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azing</text:p>
          </table:table-cell>
          <table:table-cell office:value-type="string">
            <text:p>xirekonan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imal; creature</text:p>
          </table:table-cell>
          <table:table-cell office:value-type="string">
            <text:p>jānev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chaeologist</text:p>
          </table:table-cell>
          <table:table-cell office:value-type="string">
            <text:p>bāstānšenā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ck; behind</text:p>
          </table:table-cell>
          <table:table-cell office:value-type="string">
            <text:p>aqa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vided by</text:p>
          </table:table-cell>
          <table:table-cell office:value-type="string">
            <text:p>taqsim b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in</text:p>
          </table:table-cell>
          <table:table-cell office:value-type="string">
            <text:p>howz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ilding</text:p>
          </table:table-cell>
          <table:table-cell office:value-type="string">
            <text:p>sāxtemā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rn</text:p>
          </table:table-cell>
          <table:table-cell office:value-type="string">
            <text:p>suxtan (suz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rn</text:p>
          </table:table-cell>
          <table:table-cell office:value-type="string">
            <text:p>suzāndan (suzā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ptive</text:p>
          </table:table-cell>
          <table:table-cell office:value-type="string">
            <text:p>asi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; vehicle</text:p>
          </table:table-cell>
          <table:table-cell office:value-type="string">
            <text:p>xodr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inese; china</text:p>
          </table:table-cell>
          <table:table-cell office:value-type="string">
            <text:p>ci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oose</text:p>
          </table:table-cell>
          <table:table-cell office:value-type="string">
            <text:p>bargozidan (goz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ivilization</text:p>
          </table:table-cell>
          <table:table-cell office:value-type="string">
            <text:p>tamadd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petitor</text:p>
          </table:table-cell>
          <table:table-cell office:value-type="string">
            <text:p>raqi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tivity</text:p>
          </table:table-cell>
          <table:table-cell office:value-type="string">
            <text:p>xallāqiy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itic</text:p>
          </table:table-cell>
          <table:table-cell office:value-type="string">
            <text:p>montaq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urtain</text:p>
          </table:table-cell>
          <table:table-cell office:value-type="string">
            <text:p>par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cade</text:p>
          </table:table-cell>
          <table:table-cell office:value-type="string">
            <text:p>dah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feated</text:p>
          </table:table-cell>
          <table:table-cell office:value-type="string">
            <text:p>šekastxor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e</text:p>
          </table:table-cell>
          <table:table-cell office:value-type="string">
            <text:p>dargozaštan (gozar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e</text:p>
          </table:table-cell>
          <table:table-cell office:value-type="string">
            <text:p>mordan (mir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ive; expel</text:p>
          </table:table-cell>
          <table:table-cell office:value-type="string">
            <text:p>rāndan (rā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ffective</text:p>
          </table:table-cell>
          <table:table-cell office:value-type="string">
            <text:p>ta’sirgozā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veryone; everybody</text:p>
          </table:table-cell>
          <table:table-cell office:value-type="string">
            <text:p>hamek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verything; anything; whatever</text:p>
          </table:table-cell>
          <table:table-cell office:value-type="string">
            <text:p>harci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act; accurate</text:p>
          </table:table-cell>
          <table:table-cell office:value-type="string">
            <text:p>daqiq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cavation; search</text:p>
          </table:table-cell>
          <table:table-cell office:value-type="string">
            <text:p>kāvo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porter</text:p>
          </table:table-cell>
          <table:table-cell office:value-type="string">
            <text:p>sāderkonan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able; fairy tale; myth; legend</text:p>
          </table:table-cell>
          <table:table-cell office:value-type="string">
            <text:p>afsā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an; sympathizer</text:p>
          </table:table-cell>
          <table:table-cell office:value-type="string">
            <text:p>havādā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stival</text:p>
          </table:table-cell>
          <table:table-cell office:value-type="string">
            <text:p>jašnvā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lmmaker</text:p>
          </table:table-cell>
          <table:table-cell office:value-type="string">
            <text:p>filmsā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lmmaker</text:p>
          </table:table-cell>
          <table:table-cell office:value-type="string">
            <text:p>sinamāg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aduate</text:p>
          </table:table-cell>
          <table:table-cell office:value-type="string">
            <text:p>fāreqottahsi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ight; altitude</text:p>
          </table:table-cell>
          <table:table-cell office:value-type="string">
            <text:p>ertefā’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storian</text:p>
          </table:table-cell>
          <table:table-cell office:value-type="string">
            <text:p>tārixdā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storian</text:p>
          </table:table-cell>
          <table:table-cell office:value-type="string">
            <text:p>tārixnegā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scription</text:p>
          </table:table-cell>
          <table:table-cell office:value-type="string">
            <text:p>sangneveš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talian</text:p>
          </table:table-cell>
          <table:table-cell office:value-type="string">
            <text:p>itāliāy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weler</text:p>
          </table:table-cell>
          <table:table-cell office:value-type="string">
            <text:p>talāforu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ke</text:p>
          </table:table-cell>
          <table:table-cell office:value-type="string">
            <text:p>jo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dnap; rob; steal</text:p>
          </table:table-cell>
          <table:table-cell office:value-type="string">
            <text:p>robudan (robā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ll</text:p>
          </table:table-cell>
          <table:table-cell office:value-type="string">
            <text:p>koštan (koš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ng of kings; king</text:p>
          </table:table-cell>
          <table:table-cell office:value-type="string">
            <text:p>šāhanšā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ke; choose</text:p>
          </table:table-cell>
          <table:table-cell office:value-type="string">
            <text:p>pasandidan (pasand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ve</text:p>
          </table:table-cell>
          <table:table-cell office:value-type="string">
            <text:p>zistan (zi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ority</text:p>
          </table:table-cell>
          <table:table-cell office:value-type="string">
            <text:p>aqalliy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sician</text:p>
          </table:table-cell>
          <table:table-cell office:value-type="string">
            <text:p>musiqidā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stic</text:p>
          </table:table-cell>
          <table:table-cell office:value-type="string">
            <text:p>āre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me; call</text:p>
          </table:table-cell>
          <table:table-cell office:value-type="string">
            <text:p>nāmidan (nām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fficial in charge</text:p>
          </table:table-cell>
          <table:table-cell office:value-type="string">
            <text:p>motesadd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ften visited</text:p>
          </table:table-cell>
          <table:table-cell office:value-type="string">
            <text:p>porbāzd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rgan; body</text:p>
          </table:table-cell>
          <table:table-cell office:value-type="string">
            <text:p>andā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ssenger; traveler</text:p>
          </table:table-cell>
          <table:table-cell office:value-type="string">
            <text:p>mosāf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ayer</text:p>
          </table:table-cell>
          <table:table-cell office:value-type="string">
            <text:p>bāzik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ade</text:p>
          </table:table-cell>
          <table:table-cell office:value-type="string">
            <text:p>pomā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ise; glorify</text:p>
          </table:table-cell>
          <table:table-cell office:value-type="string">
            <text:p>sotudan (setā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in; snow</text:p>
          </table:table-cell>
          <table:table-cell office:value-type="string">
            <text:p>bāridan (bār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volutionaries</text:p>
          </table:table-cell>
          <table:table-cell office:value-type="string">
            <text:p>enqelābiyu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</text:p>
          </table:table-cell>
          <table:table-cell office:value-type="string">
            <text:p>ro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string">
            <text:p>foruxtan (foruš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t; pick; pluck</text:p>
          </table:table-cell>
          <table:table-cell office:value-type="string">
            <text:p>cidan (c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iver</text:p>
          </table:table-cell>
          <table:table-cell office:value-type="string">
            <text:p>larzidan (larz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ngle bed</text:p>
          </table:table-cell>
          <table:table-cell office:value-type="string">
            <text:p>yektax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eep</text:p>
          </table:table-cell>
          <table:table-cell office:value-type="string">
            <text:p>xābidan (xāb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mething</text:p>
          </table:table-cell>
          <table:table-cell office:value-type="string">
            <text:p>do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nd</text:p>
          </table:table-cell>
          <table:table-cell office:value-type="string">
            <text:p>gozarāndan (gozarā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y</text:p>
          </table:table-cell>
          <table:table-cell office:value-type="string">
            <text:p>jās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irway</text:p>
          </table:table-cell>
          <table:table-cell office:value-type="string">
            <text:p>pellekā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te; province</text:p>
          </table:table-cell>
          <table:table-cell office:value-type="string">
            <text:p>eyāl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ick</text:p>
          </table:table-cell>
          <table:table-cell office:value-type="string">
            <text:p>casbāndan (casbā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one</text:p>
          </table:table-cell>
          <table:table-cell office:value-type="string">
            <text:p>sa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string">
            <text:p>movaffaqiy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nrise</text:p>
          </table:table-cell>
          <table:table-cell office:value-type="string">
            <text:p>tolu’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perior; better; higher</text:p>
          </table:table-cell>
          <table:table-cell office:value-type="string">
            <text:p>bart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nagogue</text:p>
          </table:table-cell>
          <table:table-cell office:value-type="string">
            <text:p>kani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stem</text:p>
          </table:table-cell>
          <table:table-cell office:value-type="string">
            <text:p>sāmā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ings</text:p>
          </table:table-cell>
          <table:table-cell office:value-type="string">
            <text:p>āmuz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mple</text:p>
          </table:table-cell>
          <table:table-cell office:value-type="string">
            <text:p>niyāyešgā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inker</text:p>
          </table:table-cell>
          <table:table-cell office:value-type="string">
            <text:p>andišma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dition</text:p>
          </table:table-cell>
          <table:table-cell office:value-type="string">
            <text:p>sonn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eatise; dissertation</text:p>
          </table:table-cell>
          <table:table-cell office:value-type="string">
            <text:p>resā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derstand</text:p>
          </table:table-cell>
          <table:table-cell office:value-type="string">
            <text:p>fahmidan (fahm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ti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etable</text:p>
          </table:table-cell>
          <table:table-cell office:value-type="string">
            <text:p>sabz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etables</text:p>
          </table:table-cell>
          <table:table-cell office:value-type="string">
            <text:p>sabzijā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iew; look</text:p>
          </table:table-cell>
          <table:table-cell office:value-type="string">
            <text:p>negaristan (negar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iewer</text:p>
          </table:table-cell>
          <table:table-cell office:value-type="string">
            <text:p>binan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iewer; audience</text:p>
          </table:table-cell>
          <table:table-cell office:value-type="string">
            <text:p>tamāšāg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ar</text:p>
          </table:table-cell>
          <table:table-cell office:value-type="string">
            <text:p>pušidan (puš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aver; knitter</text:p>
          </table:table-cell>
          <table:table-cell office:value-type="string">
            <text:p>bāfan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ekend</text:p>
          </table:table-cell>
          <table:table-cell office:value-type="string">
            <text:p>āxarehaf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rds</text:p>
          </table:table-cell>
          <table:table-cell office:value-type="string">
            <text:p>kalamā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rld</text:p>
          </table:table-cell>
          <table:table-cell office:value-type="string">
            <text:p>jāhā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ap; turn</text:p>
          </table:table-cell>
          <table:table-cell office:value-type="string">
            <text:p>picidan (pic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ār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D202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la" fo:country="VA" style:font-name-asian="DejaVu Sans" style:language-asian="zh" style:country-asian="CN" style:font-name-complex="Tahoma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12/04/2017</text:date>, <text:time>18.53.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Щ*ДЕ? эжщшп</meta:initial-creator>
    <meta:creation-date>2017-04-12T17:44:17</meta:creation-date>
    <dc:date>2017-04-12T18:53:51</dc:date>
    <dc:creator>Щ*ДЕ? эжщшп</dc:creator>
    <meta:editing-duration>PT00H42M49S</meta:editing-duration>
    <meta:editing-cycles>2</meta:editing-cycles>
    <meta:generator>OpenOffice.org/3.2$Unix OpenOffice.org_project/320m12$Build-9483</meta:generator>
    <meta:document-statistic meta:table-count="3" meta:cell-count="6060" meta:object-count="0"/>
  </office:meta>
</office:document-meta>
</file>